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0493in" table:align="center" style:writing-mode="lr-tb"/>
    </style:style>
    <style:style style:name="Table1.A" style:family="table-column">
      <style:table-column-properties style:column-width="2.0396in"/>
    </style:style>
    <style:style style:name="Table1.B" style:family="table-column">
      <style:table-column-properties style:column-width="2.0097in"/>
    </style:style>
    <style:style style:name="Table1.1" style:family="table-row">
      <style:table-row-properties style:keep-together="true" fo:keep-together="auto"/>
    </style:style>
    <style:style style:name="Table1.A1" style:family="table-cell">
      <style:table-cell-properties style:vertical-align="top" fo:background-color="#4f81bd" fo:padding-left="0.075in" fo:padding-right="0.075in" fo:padding-top="0in" fo:padding-bottom="0in" fo:border-left="0.0139in solid #c0c0c0" fo:border-right="none" fo:border-top="0.0139in solid #c0c0c0" fo:border-bottom="0.0139in solid #c0c0c0" style:writing-mode="lr-tb">
        <style:background-image/>
      </style:table-cell-properties>
    </style:style>
    <style:style style:name="Table1.B1" style:family="table-cell">
      <style:table-cell-properties style:vertical-align="top" fo:background-color="#4f81bd" fo:padding-left="0.075in" fo:padding-right="0.075in" fo:padding-top="0in" fo:padding-bottom="0in" fo:border-left="none" fo:border-right="0.0139in solid #c0c0c0" fo:border-top="0.0139in solid #c0c0c0" fo:border-bottom="0.0139in solid #c0c0c0" style:writing-mode="lr-tb">
        <style:background-image/>
      </style:table-cell-properties>
    </style:style>
    <style:style style:name="Table1.A2" style:family="table-cell">
      <style:table-cell-properties style:vertical-align="top" fo:background-color="#d3dfee" fo:padding-left="0.075in" fo:padding-right="0.075in" fo:padding-top="0in" fo:padding-bottom="0in" fo:border-left="0.0139in solid #c0c0c0" fo:border-right="none" fo:border-top="0.0139in solid #c0c0c0" fo:border-bottom="0.0139in solid #c0c0c0" style:writing-mode="lr-tb">
        <style:background-image/>
      </style:table-cell-properties>
    </style:style>
    <style:style style:name="Table1.B2" style:family="table-cell">
      <style:table-cell-properties style:vertical-align="top" fo:background-color="#d3dfee" fo:padding-left="0.075in" fo:padding-right="0.075in" fo:padding-top="0in" fo:padding-bottom="0in" fo:border-left="none" fo:border-right="0.0139in solid #c0c0c0" fo:border-top="0.0139in solid #c0c0c0" fo:border-bottom="0.0139in solid #c0c0c0" style:writing-mode="lr-tb">
        <style:background-image/>
      </style:table-cell-properties>
    </style:style>
    <style:style style:name="Table1.A3"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B3" style:family="table-cell">
      <style:table-cell-properties style:vertical-align="top" fo:padding-left="0.075in" fo:padding-right="0.075in" fo:padding-top="0in" fo:padding-bottom="0in" fo:border-left="none" fo:border-right="0.0139in solid #c0c0c0" fo:border-top="0.0139in solid #c0c0c0" fo:border-bottom="0.0139in solid #c0c0c0" style:writing-mode="lr-tb"/>
    </style:style>
    <style:style style:name="P1" style:family="paragraph" style:parent-style-name="Contents_20_3">
      <style:paragraph-properties>
        <style:tab-stops>
          <style:tab-stop style:position="1.4571in"/>
          <style:tab-stop style:position="1.5752in"/>
          <style:tab-stop style:position="1.5972in"/>
          <style:tab-stop style:position="11.0252in"/>
        </style:tab-stops>
      </style:paragraph-properties>
    </style:style>
    <style:style style:name="P2" style:family="paragraph" style:parent-style-name="Heading_20_1_20_no_20_TOC">
      <style:paragraph-properties fo:margin-left="0in" fo:margin-right="0in" fo:text-indent="0in" style:auto-text-indent="false"/>
    </style:style>
    <style:style style:name="P3" style:family="paragraph" style:parent-style-name="title" style:master-page-name="Standard">
      <style:paragraph-properties style:page-number="auto"/>
    </style:style>
    <style:style style:name="P4"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5" style:family="paragraph" style:parent-style-name="Heading_20_1">
      <style:text-properties fo:language="en" fo:country="GB"/>
    </style:style>
    <style:style style:name="P6" style:family="paragraph" style:parent-style-name="Heading_20_1" style:master-page-name="Convert_20_1">
      <style:paragraph-properties style:page-number="auto"/>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tyle="italic" style:font-style-asian="italic"/>
    </style:style>
    <style:style style:name="P9" style:family="paragraph" style:parent-style-name="Standard">
      <style:text-properties fo:language="none" fo:country="none" style:language-asian="none" style:country-asian="none"/>
    </style:style>
    <style:style style:name="P10" style:family="paragraph" style:parent-style-name="Standard" style:list-style-name="WW8Num41"/>
    <style:style style:name="P11" style:family="paragraph" style:parent-style-name="Standard" style:list-style-name="WW8Num55"/>
    <style:style style:name="P12"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3" style:family="paragraph" style:parent-style-name="Standard" style:list-style-name="WW8Num22"/>
    <style:style style:name="P14" style:family="paragraph" style:parent-style-name="Standard" style:list-style-name="WW8Num45"/>
    <style:style style:name="P15" style:family="paragraph" style:parent-style-name="Standard" style:list-style-name="WW8Num49"/>
    <style:style style:name="P16" style:family="paragraph" style:parent-style-name="Standard" style:list-style-name="WW8Num21"/>
    <style:style style:name="P17" style:family="paragraph" style:parent-style-name="Standard" style:list-style-name="WW8Num16"/>
    <style:style style:name="P18" style:family="paragraph" style:parent-style-name="Standard" style:list-style-name="WW8Num48"/>
    <style:style style:name="P19" style:family="paragraph" style:parent-style-name="Standard" style:list-style-name="WW8Num32"/>
    <style:style style:name="P20" style:family="paragraph" style:parent-style-name="Standard">
      <style:text-properties fo:font-weight="bold" style:font-weight-asian="bold"/>
    </style:style>
    <style:style style:name="P21" style:family="paragraph" style:parent-style-name="Standard" style:list-style-name="WW8Num36"/>
    <style:style style:name="P22" style:family="paragraph" style:parent-style-name="Standard" style:list-style-name="WW8Num40"/>
    <style:style style:name="P23" style:family="paragraph" style:parent-style-name="Standard" style:list-style-name="WW8Num56"/>
    <style:style style:name="P24" style:family="paragraph" style:parent-style-name="Standard" style:list-style-name="WW8Num42"/>
    <style:style style:name="P25" style:family="paragraph" style:parent-style-name="Standard">
      <style:paragraph-properties>
        <style:tab-stops>
          <style:tab-stop style:position="0.5in"/>
        </style:tab-stops>
      </style:paragraph-properties>
    </style:style>
    <style:style style:name="P26" style:family="paragraph" style:parent-style-name="Standard" style:list-style-name="WW8Num53"/>
    <style:style style:name="P27" style:family="paragraph" style:parent-style-name="Standard">
      <style:text-properties text:display="none"/>
    </style:style>
    <style:style style:name="P28" style:family="paragraph" style:parent-style-name="Standard">
      <style:text-properties style:font-name="Trebuchet MS" style:font-name-complex="Trebuchet MS" text:display="none"/>
    </style:style>
    <style:style style:name="P29" style:family="paragraph" style:parent-style-name="Standard">
      <style:text-properties style:font-name="Trebuchet MS" fo:font-size="11pt" fo:font-weight="bold" style:font-size-asian="11pt" style:font-weight-asian="bold" style:font-name-complex="Trebuchet MS"/>
    </style:style>
    <style:style style:name="P30" style:family="paragraph" style:parent-style-name="Standard" style:list-style-name="WW8Num28"/>
    <style:style style:name="P31" style:family="paragraph" style:parent-style-name="Standard" style:list-style-name="WW8Num44"/>
    <style:style style:name="P32" style:family="paragraph" style:parent-style-name="Standard" style:list-style-name="WW8Num25"/>
    <style:style style:name="P33" style:family="paragraph" style:parent-style-name="Standard" style:list-style-name="WW8Num14"/>
    <style:style style:name="P34" style:family="paragraph" style:parent-style-name="Standard">
      <style:paragraph-properties>
        <style:tab-stops>
          <style:tab-stop style:position="0.75in"/>
        </style:tab-stops>
      </style:paragraph-properties>
    </style:style>
    <style:style style:name="P35"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6"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7" style:family="paragraph" style:parent-style-name="Standard" style:list-style-name="WW8Num34"/>
    <style:style style:name="P38" style:family="paragraph" style:parent-style-name="Standard" style:list-style-name="WW8Num17"/>
    <style:style style:name="P39" style:family="paragraph" style:parent-style-name="Standard" style:list-style-name="WW8Num43"/>
    <style:style style:name="P40" style:family="paragraph" style:parent-style-name="Standard" style:list-style-name="WW8Num24"/>
    <style:style style:name="P41" style:family="paragraph" style:parent-style-name="Standard" style:list-style-name="WW8Num46"/>
    <style:style style:name="P42" style:family="paragraph" style:parent-style-name="Standard" style:list-style-name="WW8Num20"/>
    <style:style style:name="P43" style:family="paragraph" style:parent-style-name="Standard" style:list-style-name="WW8Num27"/>
    <style:style style:name="P44" style:family="paragraph" style:parent-style-name="Standard" style:list-style-name="WW8Num23"/>
    <style:style style:name="P45" style:family="paragraph" style:parent-style-name="Standard" style:list-style-name="WW8Num50"/>
    <style:style style:name="P46" style:family="paragraph" style:parent-style-name="Standard" style:list-style-name="WW8Num54"/>
    <style:style style:name="P47" style:family="paragraph" style:parent-style-name="Standard" style:list-style-name="WW8Num19"/>
    <style:style style:name="P48" style:family="paragraph" style:parent-style-name="Standard" style:list-style-name="WW8Num13"/>
    <style:style style:name="P49" style:family="paragraph" style:parent-style-name="Standard" style:list-style-name="WW8Num38"/>
    <style:style style:name="P50" style:family="paragraph" style:parent-style-name="Standard" style:list-style-name="WW8Num26"/>
    <style:style style:name="P51" style:family="paragraph" style:parent-style-name="Standard" style:list-style-name="WW8Num33"/>
    <style:style style:name="P52" style:family="paragraph" style:parent-style-name="Standard" style:list-style-name="WW8Num31"/>
    <style:style style:name="P53" style:family="paragraph" style:parent-style-name="Standard" style:list-style-name="WW8Num39"/>
    <style:style style:name="P54" style:family="paragraph" style:parent-style-name="Standard">
      <style:paragraph-properties fo:margin-left="0.248in" fo:margin-right="0in" fo:text-indent="0in" style:auto-text-indent="false"/>
    </style:style>
    <style:style style:name="P55" style:family="paragraph" style:parent-style-name="Standard">
      <style:paragraph-properties fo:margin-left="0.248in" fo:margin-right="0in" fo:text-indent="0in" style:auto-text-indent="false"/>
      <style:text-properties fo:font-weight="bold" style:font-weight-asian="bold"/>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fo:font-weight="bold" style:font-weight-asian="bold" style:font-weight-complex="bold"/>
    </style:style>
    <style:style style:name="P58" style:family="paragraph" style:parent-style-name="Standard">
      <style:paragraph-properties fo:margin-left="0in" fo:margin-right="0in" fo:text-indent="0in" style:auto-text-indent="false"/>
      <style:text-properties fo:color="#ffffff" fo:font-weight="bold" style:font-weight-asian="bold" style:font-weight-complex="bold"/>
    </style:style>
    <style:style style:name="P59" style:family="paragraph" style:parent-style-name="Standard">
      <style:paragraph-properties fo:margin-left="0in" fo:margin-right="0in" fo:text-align="start" style:justify-single-word="false" fo:text-indent="0in" style:auto-text-indent="false"/>
    </style:style>
    <style:style style:name="P60" style:family="paragraph" style:parent-style-name="Standard" style:list-style-name="WW8Num35">
      <style:paragraph-properties fo:margin-left="0.498in" fo:margin-right="0in" fo:text-indent="-0.25in" style:auto-text-indent="false"/>
    </style:style>
    <style:style style:name="P61" style:family="paragraph" style:parent-style-name="Standard">
      <style:paragraph-properties fo:margin-left="0.498in" fo:margin-right="0in" fo:text-indent="0in" style:auto-text-indent="false"/>
    </style:style>
    <style:style style:name="P62" style:family="paragraph" style:parent-style-name="Standard">
      <style:paragraph-properties fo:margin-top="0in" fo:margin-bottom="0in"/>
    </style:style>
    <style:style style:name="P63" style:family="paragraph" style:parent-style-name="Standard">
      <style:paragraph-properties fo:margin-top="0in" fo:margin-bottom="0in" fo:text-align="start" style:justify-single-word="false"/>
    </style:style>
    <style:style style:name="P64" style:family="paragraph" style:parent-style-name="Standard" style:list-style-name="WW8Num18">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70"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1" style:family="paragraph" style:parent-style-name="Standard" style:list-style-name="WW8Num30">
      <style:paragraph-properties fo:margin-top="0in" fo:margin-bottom="0in" fo:text-align="start" style:justify-single-word="false" fo:orphans="0" fo:widows="0" style:text-autospace="none"/>
    </style:style>
    <style:style style:name="P72" style:family="paragraph" style:parent-style-name="Standard" style:list-style-name="WW8Num52">
      <style:paragraph-properties fo:margin-top="0in" fo:margin-bottom="0in" fo:text-align="start" style:justify-single-word="false" fo:orphans="0" fo:widows="0" style:text-autospace="none">
        <style:tab-stops>
          <style:tab-stop style:position="0.3in"/>
        </style:tab-stops>
      </style:paragraph-properties>
    </style:style>
    <style:style style:name="P73"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4" style:family="paragraph" style:parent-style-name="Standard" style:list-style-name="WW8Num8">
      <style:paragraph-properties fo:margin-top="0in" fo:margin-bottom="0in" fo:text-align="start" style:justify-single-word="false" fo:orphans="0" fo:widows="0" style:text-autospace="none"/>
    </style:style>
    <style:style style:name="P75" style:family="paragraph" style:parent-style-name="Standard" style:list-style-name="WW8Num29">
      <style:paragraph-properties fo:margin-top="0in" fo:margin-bottom="0in" fo:text-align="start" style:justify-single-word="false"/>
    </style:style>
    <style:style style:name="P76" style:family="paragraph" style:parent-style-name="Standard">
      <style:paragraph-properties fo:margin-top="0in" fo:margin-bottom="0in" fo:text-align="start" style:justify-single-word="false" style:snap-to-layout-grid="false"/>
    </style:style>
    <style:style style:name="P77" style:family="paragraph" style:parent-style-name="Standard" style:list-style-name="WW8Num29">
      <style:paragraph-properties fo:margin-top="0in" fo:margin-bottom="0in" fo:text-align="start" style:justify-single-word="false"/>
      <style:text-properties fo:color="#000000" style:font-name-asian="Times New Roman" style:font-size-complex="12pt"/>
    </style:style>
    <style:style style:name="P78" style:family="paragraph" style:parent-style-name="Standard">
      <style:paragraph-properties fo:margin-left="0.2957in" fo:margin-right="0in" fo:text-indent="-0.2957in" style:auto-text-indent="false"/>
    </style:style>
    <style:style style:name="P79"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80" style:family="paragraph" style:parent-style-name="Standard" style:list-style-name="WW8Num28">
      <style:paragraph-properties fo:margin-left="1.2457in" fo:margin-right="0in" fo:text-indent="-0.25in" style:auto-text-indent="false">
        <style:tab-stops>
          <style:tab-stop style:position="1.2457in"/>
        </style:tab-stops>
      </style:paragraph-properties>
    </style:style>
    <style:style style:name="P81" style:family="paragraph" style:parent-style-name="Standard">
      <style:paragraph-properties fo:margin-left="0.748in" fo:margin-right="0in" fo:text-indent="0in" style:auto-text-indent="false"/>
    </style:style>
    <style:style style:name="P82"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83" style:family="paragraph" style:parent-style-name="Standard">
      <style:paragraph-properties fo:margin-top="0.0799in" fo:margin-bottom="0in"/>
    </style:style>
    <style:style style:name="P84" style:family="paragraph" style:parent-style-name="Standard" style:list-style-name="WW8Num8">
      <style:paragraph-properties fo:margin-top="0.0799in" fo:margin-bottom="0in" fo:text-align="start" style:justify-single-word="false" fo:orphans="0" fo:widows="0" style:text-autospace="none"/>
    </style:style>
    <style:style style:name="P85" style:family="paragraph" style:parent-style-name="Standard">
      <style:paragraph-properties fo:margin-left="1in" fo:margin-right="0in" fo:text-indent="-0.25in" style:auto-text-indent="false">
        <style:tab-stops>
          <style:tab-stop style:position="0.75in"/>
        </style:tab-stops>
      </style:paragraph-properties>
    </style:style>
    <style:style style:name="P86" style:family="paragraph" style:parent-style-name="Standard">
      <style:paragraph-properties fo:margin-left="0.5in" fo:margin-right="0in" fo:text-indent="-0.25in" style:auto-text-indent="false">
        <style:tab-stops>
          <style:tab-stop style:position="0.5in"/>
        </style:tab-stops>
      </style:paragraph-properties>
    </style:style>
    <style:style style:name="P87"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style>
    <style:style style:name="P89"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90"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91" style:family="paragraph" style:parent-style-name="Standard">
      <style:paragraph-properties fo:margin-left="0.25in" fo:margin-right="0in" fo:text-indent="0in" style:auto-text-indent="false"/>
    </style:style>
    <style:style style:name="P92" style:family="paragraph" style:parent-style-name="Standard" style:list-style-name="WW8Num29">
      <style:paragraph-properties fo:margin-top="0.1945in" fo:margin-bottom="0in" fo:text-align="start" style:justify-single-word="false"/>
    </style:style>
    <style:style style:name="P93" style:family="paragraph" style:parent-style-name="Standard" style:list-style-name="WW8Num29">
      <style:paragraph-properties fo:margin-top="0in" fo:margin-bottom="0.1945in" fo:text-align="start" style:justify-single-word="false"/>
      <style:text-properties fo:color="#000000" style:font-name-asian="Times New Roman" style:font-size-complex="12pt"/>
    </style:style>
    <style:style style:name="P94" style:family="paragraph" style:parent-style-name="Standard" style:list-style-name="WW8Num17">
      <style:paragraph-properties fo:margin-left="1.498in" fo:margin-right="0in" fo:text-indent="-0.25in" style:auto-text-indent="false"/>
    </style:style>
    <style:style style:name="P95" style:family="paragraph" style:parent-style-name="Standard">
      <style:paragraph-properties fo:margin-left="0.7425in" fo:margin-right="0in" fo:text-indent="0in" style:auto-text-indent="false"/>
    </style:style>
    <style:style style:name="P96" style:family="paragraph" style:parent-style-name="Standard" style:list-style-name="WW8Num51">
      <style:paragraph-properties fo:margin-left="0.7874in" fo:margin-right="0in" fo:text-indent="-0.25in" style:auto-text-indent="false"/>
    </style:style>
    <style:style style:name="P97" style:family="paragraph" style:parent-style-name="Standard" style:list-style-name="WW8Num15">
      <style:paragraph-properties fo:margin-left="0.7874in" fo:margin-right="0in" fo:text-indent="-0.25in" style:auto-text-indent="false"/>
    </style:style>
    <style:style style:name="P98" style:family="paragraph" style:parent-style-name="Standard">
      <style:paragraph-properties fo:margin-left="1.5in" fo:margin-right="0in" fo:text-align="start" style:justify-single-word="false" fo:text-indent="0in" style:auto-text-indent="false"/>
    </style:style>
    <style:style style:name="P99" style:family="paragraph" style:parent-style-name="Standard">
      <style:paragraph-properties fo:margin-left="1.0835in" fo:margin-right="0in" fo:text-align="start" style:justify-single-word="false" fo:text-indent="0in" style:auto-text-indent="false"/>
    </style:style>
    <style:style style:name="P100" style:family="paragraph" style:parent-style-name="Standard" style:list-style-name="WW8Num51">
      <style:paragraph-properties fo:margin-left="0.7874in" fo:margin-right="0in" fo:text-indent="-0.2953in" style:auto-text-indent="false"/>
    </style:style>
    <style:style style:name="P101" style:family="paragraph" style:parent-style-name="Standard" style:list-style-name="WW8Num17">
      <style:paragraph-properties fo:margin-left="0.7874in" fo:margin-right="0in" fo:text-indent="-0.2953in" style:auto-text-indent="false"/>
    </style:style>
    <style:style style:name="P102" style:family="paragraph" style:parent-style-name="Standard">
      <style:paragraph-properties fo:margin-left="0.002in" fo:margin-right="0in" fo:text-indent="0in" style:auto-text-indent="false"/>
    </style:style>
    <style:style style:name="P103" style:family="paragraph" style:parent-style-name="Standard">
      <style:paragraph-properties fo:margin-left="0in" fo:margin-right="0in" fo:text-indent="0.2957in" style:auto-text-indent="false"/>
    </style:style>
    <style:style style:name="P104" style:family="paragraph" style:parent-style-name="Standard">
      <style:paragraph-properties fo:margin-left="0.002in" fo:margin-right="0in" fo:text-indent="0.2937in" style:auto-text-indent="false"/>
    </style:style>
    <style:style style:name="P105" style:family="paragraph" style:parent-style-name="Standard" style:list-style-name="WW8Num19">
      <style:paragraph-properties fo:margin-left="0.5in" fo:margin-right="0in" fo:text-indent="-0.252in" style:auto-text-indent="false"/>
    </style:style>
    <style:style style:name="P106" style:family="paragraph" style:parent-style-name="Citazione">
      <style:paragraph-properties fo:margin-left="0.7874in" fo:margin-right="0.7874in" fo:margin-top="0in" fo:margin-bottom="0in" fo:text-indent="0.248in" style:auto-text-indent="false"/>
    </style:style>
    <style:style style:name="P107" style:family="paragraph" style:parent-style-name="Citazione">
      <style:paragraph-properties fo:margin-left="0.7874in" fo:margin-right="0.7874in" fo:margin-top="0in" fo:margin-bottom="0in" fo:text-indent="0.248in" style:auto-text-indent="false"/>
      <style:text-properties fo:font-size="10pt" style:font-size-asian="10pt" style:font-size-complex="11pt"/>
    </style:style>
    <style:style style:name="P108" style:family="paragraph" style:parent-style-name="Citazione">
      <style:paragraph-properties fo:margin-left="0in" fo:margin-right="0.7874in" fo:margin-top="0in" fo:margin-bottom="0in" fo:text-indent="0in" style:auto-text-indent="false"/>
      <style:text-properties fo:font-size="10pt" style:font-size-asian="10pt" style:font-size-complex="11pt"/>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size="11pt" fo:font-style="italic" style:font-size-asian="11pt" style:font-style-asian="italic"/>
    </style:style>
    <style:style style:name="T4" style:family="text">
      <style:text-properties style:font-name="Cambria" fo:language="it" fo:country="IT" style:font-name-asian="ＭＳ 明朝" style:language-asian="none" style:country-asian="none" style:font-name-complex="Cambria" style:font-size-complex="12pt"/>
    </style:style>
    <style:style style:name="T5" style:family="text">
      <style:text-properties style:font-name="Cambria" fo:font-size="12pt" fo:language="none" fo:country="none" style:font-name-asian="ＭＳ 明朝" style:font-size-asian="12pt" style:language-asian="none" style:country-asian="none" style:font-name-complex="Cambria"/>
    </style:style>
    <style:style style:name="T6" style:family="text">
      <style:text-properties style:font-name="Cambria" fo:font-size="12pt" fo:language="it" fo:country="IT" style:font-name-asian="ＭＳ 明朝" style:font-size-asian="12pt" style:language-asian="none" style:country-asian="none" style:font-name-complex="Cambria" style:font-size-complex="12pt"/>
    </style:style>
    <style:style style:name="T7" style:family="text">
      <style:text-properties style:font-size-complex="12pt"/>
    </style:style>
    <style:style style:name="T8" style:family="text">
      <style:text-properties fo:language="it" fo:country="IT"/>
    </style:style>
    <style:style style:name="T9" style:family="text">
      <style:text-properties fo:language="it" fo:country="IT" fo:font-style="italic" fo:font-weight="bold" style:font-style-asian="italic" style:font-weight-asian="bold" style:font-size-complex="12pt"/>
    </style:style>
    <style:style style:name="T10" style:family="text">
      <style:text-properties fo:language="none" fo:country="none" style:language-asian="none" style:country-asian="none"/>
    </style:style>
    <style:style style:name="T11" style:family="text">
      <style:text-properties fo:language="none" fo:country="none" fo:font-weight="bold" style:language-asian="none" style:country-asian="none" style:font-weight-asian="bold"/>
    </style:style>
    <style:style style:name="T12" style:family="text">
      <style:text-properties fo:language="en" fo:country="GB" style:language-asian="none" style:country-asian="none"/>
    </style:style>
    <style:style style:name="T13" style:family="text">
      <style:text-properties fo:language="en" fo:country="GB" style:font-size-complex="11pt"/>
    </style:style>
    <style:style style:name="T14" style:family="text">
      <style:text-properties fo:font-size="10pt" style:font-size-asian="10pt"/>
    </style:style>
    <style:style style:name="T15" style:family="text">
      <style:text-properties fo:font-size="10pt" style:font-size-asian="10pt" style:font-size-complex="11pt"/>
    </style:style>
    <style:style style:name="T16" style:family="text">
      <style:text-properties fo:font-weight="bold" style:font-weight-asian="bold"/>
    </style:style>
    <style:style style:name="T17" style:family="text">
      <style:text-properties style:font-name="Times New Roman" fo:font-size="12pt" style:font-size-asian="12pt" style:font-name-complex="Times New Roman"/>
    </style:style>
    <style:style style:name="T18" style:family="text">
      <style:text-properties fo:font-size="9pt" style:font-size-asian="9pt"/>
    </style:style>
    <style:style style:name="T19" style:family="text">
      <style:text-properties style:text-position="super 58%"/>
    </style:style>
    <style:style style:name="T20" style:family="text">
      <style:text-properties style:font-name="Trebuchet MS" fo:font-size="11pt" fo:font-weight="bold" style:font-size-asian="11pt" style:font-weight-asian="bold" style:font-name-complex="Trebuchet MS"/>
    </style:style>
    <style:style style:name="T21" style:family="text">
      <style:text-properties style:font-name="Trebuchet MS" fo:font-size="11pt" fo:language="en" fo:country="GB" fo:font-weight="bold" style:font-size-asian="11pt" style:font-weight-asian="bold" style:font-name-complex="Trebuchet MS" style:font-size-complex="11pt"/>
    </style:style>
    <style:style style:name="T22" style:family="text">
      <style:text-properties style:font-name="Trebuchet MS" fo:font-size="11pt" fo:language="en" fo:country="GB" style:font-size-asian="11pt" style:font-size-complex="11pt"/>
    </style:style>
    <style:style style:name="T23" style:family="text">
      <style:text-properties style:font-name="Trebuchet MS" fo:font-size="11pt" fo:language="en" fo:country="GB" style:font-size-asian="11pt" style:font-name-complex="Trebuchet MS" style:font-size-complex="11pt"/>
    </style:style>
    <style:style style:name="T24" style:family="text">
      <style:text-properties fo:color="#333333" style:font-name="Trebuchet MS" fo:font-size="11pt" fo:language="en" fo:country="GB" fo:font-style="italic" style:font-size-asian="11pt" style:font-style-asian="italic" style:font-name-complex="Trebuchet MS" style:font-size-complex="11pt"/>
    </style:style>
    <style:style style:name="T25" style:family="text">
      <style:text-properties style:text-position="40% 100%" style:font-name="Trebuchet MS" fo:font-size="11pt" fo:language="en" fo:country="GB" style:font-size-asian="11pt" style:font-size-complex="11pt"/>
    </style:style>
    <style:style style:name="T26" style:family="text">
      <style:text-properties fo:font-style="normal" style:font-style-asian="normal"/>
    </style:style>
    <style:style style:name="T27" style:family="text">
      <style:text-properties fo:background-color="#ffff00"/>
    </style:style>
    <style:style style:name="T28" style:family="text">
      <style:text-properties style:font-name="Arial" fo:font-size="11pt" fo:language="en" fo:country="GB" fo:font-style="italic" style:font-size-asian="11pt" style:font-style-asian="italic" style:font-name-complex="Arial" style:font-size-complex="11pt" text:display="none"/>
    </style:style>
    <style:style style:name="T29" style:family="text">
      <style:text-properties style:font-weight-complex="bold"/>
    </style:style>
    <style:style style:name="T30" style:family="text">
      <style:text-properties style:font-style-complex="italic"/>
    </style:style>
    <style:style style:name="T31" style:family="text">
      <style:text-properties fo:color="#000000" style:font-size-complex="12pt"/>
    </style:style>
    <style:style style:name="T32" style:family="text">
      <style:text-properties fo:color="#000000" fo:language="it" fo:country="IT" style:font-size-complex="12pt"/>
    </style:style>
    <style:style style:name="T33" style:family="text">
      <style:text-properties fo:color="#000000" style:font-name-asian="Times New Roman" style:font-size-complex="12pt"/>
    </style:style>
    <style:style style:name="T34" style:family="text">
      <style:text-properties fo:color="#660099"/>
    </style:style>
    <style:style style:name="T35" style:family="text">
      <style:text-properties fo:color="#993300" style:font-size-complex="12pt"/>
    </style:style>
    <style:style style:name="T36" style:family="text">
      <style:text-properties fo:color="#993300" fo:language="it" fo:country="IT" style:font-size-complex="12pt"/>
    </style:style>
    <style:style style:name="T37" style:family="text">
      <style:text-properties style:font-name="Monaco" fo:font-size="10pt" fo:language="it" fo:country="IT" style:font-size-asian="10pt" style:font-name-complex="Monaco"/>
    </style:style>
    <style:style style:name="T38"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39860185861136" text:id="ct139860185861136">
          <text:insertion>
            <office:change-info>
              <dc:creator>Fabio Vitali</dc:creator>
              <dc:date>2014-04-10T19:32:00</dc:date>
            </office:change-info>
          </text:insertion>
        </text:changed-region>
        <text:changed-region xml:id="ct139860185860944" text:id="ct139860185860944">
          <text:insertion>
            <office:change-info>
              <dc:creator>Fabio Vitali</dc:creator>
              <dc:date>2014-04-10T19:32:00</dc:date>
            </office:change-info>
          </text:insertion>
        </text:changed-region>
        <text:changed-region xml:id="ct139859828581528" text:id="ct139859828581528">
          <text:insertion>
            <office:change-info>
              <dc:creator>Fabio Vitali</dc:creator>
              <dc:date>2014-04-16T00:16:00</dc:date>
            </office:change-info>
          </text:insertion>
        </text:changed-region>
        <text:changed-region xml:id="ct139860185860752" text:id="ct139860185860752">
          <text:insertion>
            <office:change-info>
              <dc:creator>Fabio Vitali</dc:creator>
              <dc:date>2014-04-10T19:32:00</dc:date>
            </office:change-info>
          </text:insertion>
        </text:changed-region>
        <text:changed-region xml:id="ct139860185860176" text:id="ct139860185860176">
          <text:insertion>
            <office:change-info>
              <dc:creator>Fabio Vitali</dc:creator>
              <dc:date>2014-04-10T19:33:00</dc:date>
            </office:change-info>
          </text:insertion>
        </text:changed-region>
        <text:changed-region xml:id="ct139859828581720" text:id="ct139859828581720">
          <text:insertion>
            <office:change-info>
              <dc:creator>Fabio Vitali</dc:creator>
              <dc:date>2014-04-16T00:19:00</dc:date>
            </office:change-info>
          </text:insertion>
        </text:changed-region>
        <text:changed-region xml:id="ct139860185860368" text:id="ct139860185860368">
          <text:insertion>
            <office:change-info>
              <dc:creator>Fabio Vitali</dc:creator>
              <dc:date>2014-04-10T19:33:00</dc:date>
            </office:change-info>
          </text:insertion>
        </text:changed-region>
        <text:changed-region xml:id="ct139860185859984" text:id="ct139860185859984">
          <text:insertion>
            <office:change-info>
              <dc:creator>Fabio Vitali</dc:creator>
              <dc:date>2014-04-10T19:34:00</dc:date>
            </office:change-info>
          </text:insertion>
        </text:changed-region>
        <text:changed-region xml:id="ct139859828581336" text:id="ct139859828581336">
          <text:insertion>
            <office:change-info>
              <dc:creator>Fabio Vitali</dc:creator>
              <dc:date>2014-04-16T00:13:00</dc:date>
            </office:change-info>
          </text:insertion>
        </text:changed-region>
        <text:changed-region xml:id="ct139860185859792" text:id="ct139860185859792">
          <text:insertion>
            <office:change-info>
              <dc:creator>Fabio Vitali</dc:creator>
              <dc:date>2014-04-10T19:34:00</dc:date>
            </office:change-info>
          </text:insertion>
        </text:changed-region>
        <text:changed-region xml:id="ct139860185860560" text:id="ct139860185860560">
          <text:insertion>
            <office:change-info>
              <dc:creator>Fabio Vitali</dc:creator>
              <dc:date>2014-04-10T19:33:00</dc:date>
            </office:change-info>
          </text:insertion>
        </text:changed-region>
        <text:changed-region xml:id="ct139860185859600" text:id="ct139860185859600">
          <text:insertion>
            <office:change-info>
              <dc:creator>Fabio Vitali</dc:creator>
              <dc:date>2014-04-10T19:35:00</dc:date>
            </office:change-info>
          </text:insertion>
        </text:changed-region>
        <text:changed-region xml:id="ct139860046718872" text:id="ct139860046718872">
          <text:insertion>
            <office:change-info>
              <dc:creator>Fabio Vitali</dc:creator>
              <dc:date>2014-04-10T19:36:00</dc:date>
            </office:change-info>
          </text:insertion>
        </text:changed-region>
        <text:changed-region xml:id="ct139860185859408" text:id="ct139860185859408">
          <text:insertion>
            <office:change-info>
              <dc:creator>Fabio Vitali</dc:creator>
              <dc:date>2014-04-10T19:35:00</dc:date>
            </office:change-info>
          </text:insertion>
        </text:changed-region>
        <text:changed-region xml:id="ct139859828580952" text:id="ct139859828580952">
          <text:insertion>
            <office:change-info>
              <dc:creator>Fabio Vitali</dc:creator>
              <dc:date>2014-04-16T00:13:00</dc:date>
            </office:change-info>
          </text:insertion>
        </text:changed-region>
        <text:changed-region xml:id="ct139860046718680" text:id="ct139860046718680">
          <text:insertion>
            <office:change-info>
              <dc:creator>Fabio Vitali</dc:creator>
              <dc:date>2014-04-10T19:36:00</dc:date>
            </office:change-info>
          </text:insertion>
        </text:changed-region>
        <text:changed-region xml:id="ct139860046719064" text:id="ct139860046719064">
          <text:insertion>
            <office:change-info>
              <dc:creator>Fabio Vitali</dc:creator>
              <dc:date>2014-04-10T19:37:00</dc:date>
            </office:change-info>
          </text:insertion>
        </text:changed-region>
        <text:changed-region xml:id="ct139860046718296" text:id="ct139860046718296">
          <text:insertion>
            <office:change-info>
              <dc:creator>Fabio Vitali</dc:creator>
              <dc:date>2014-04-10T19:36:00</dc:date>
            </office:change-info>
          </text:insertion>
        </text:changed-region>
        <text:changed-region xml:id="ct139860046719256" text:id="ct139860046719256">
          <text:insertion>
            <office:change-info>
              <dc:creator>Fabio Vitali</dc:creator>
              <dc:date>2014-04-10T19:37:00</dc:date>
            </office:change-info>
          </text:insertion>
        </text:changed-region>
        <text:changed-region xml:id="ct139860046718488" text:id="ct139860046718488">
          <text:insertion>
            <office:change-info>
              <dc:creator>Fabio Vitali</dc:creator>
              <dc:date>2014-04-10T19:36:00</dc:date>
            </office:change-info>
          </text:insertion>
        </text:changed-region>
        <text:changed-region xml:id="ct139860046719448" text:id="ct139860046719448">
          <text:insertion>
            <office:change-info>
              <dc:creator>Fabio Vitali</dc:creator>
              <dc:date>2014-04-10T19:38:00</dc:date>
            </office:change-info>
          </text:insertion>
        </text:changed-region>
        <text:changed-region xml:id="ct139859743581712" text:id="ct139859743581712">
          <text:insertion>
            <office:change-info>
              <dc:creator>Fabio Vitali</dc:creator>
              <dc:date>2014-04-16T00:10:00</dc:date>
            </office:change-info>
          </text:insertion>
        </text:changed-region>
        <text:changed-region xml:id="ct139859743583824" text:id="ct139859743583824">
          <text:insertion>
            <office:change-info>
              <dc:creator>Fabio Vitali</dc:creator>
              <dc:date>2014-04-16T00:12:00</dc:date>
            </office:change-info>
          </text:insertion>
        </text:changed-region>
        <text:changed-region xml:id="ct139859743581328" text:id="ct139859743581328">
          <text:insertion>
            <office:change-info>
              <dc:creator>Fabio Vitali</dc:creator>
              <dc:date>2014-04-16T00:10:00</dc:date>
            </office:change-info>
          </text:insertion>
        </text:changed-region>
        <text:changed-region xml:id="ct139859743582864" text:id="ct139859743582864">
          <text:insertion>
            <office:change-info>
              <dc:creator>Fabio Vitali</dc:creator>
              <dc:date>2014-04-16T00:11:00</dc:date>
            </office:change-info>
          </text:insertion>
        </text:changed-region>
        <text:changed-region xml:id="ct139859743582096" text:id="ct139859743582096">
          <text:insertion>
            <office:change-info>
              <dc:creator>Fabio Vitali</dc:creator>
              <dc:date>2014-04-16T00:10:00</dc:date>
            </office:change-info>
          </text:insertion>
        </text:changed-region>
        <text:changed-region xml:id="ct139859743583056" text:id="ct139859743583056">
          <text:insertion>
            <office:change-info>
              <dc:creator>Fabio Vitali</dc:creator>
              <dc:date>2014-04-16T00:11:00</dc:date>
            </office:change-info>
          </text:insertion>
        </text:changed-region>
        <text:changed-region xml:id="ct139859743581904" text:id="ct139859743581904">
          <text:insertion>
            <office:change-info>
              <dc:creator>Fabio Vitali</dc:creator>
              <dc:date>2014-04-16T00:10:00</dc:date>
            </office:change-info>
          </text:insertion>
        </text:changed-region>
        <text:changed-region xml:id="ct139859743583248" text:id="ct139859743583248">
          <text:insertion>
            <office:change-info>
              <dc:creator>Fabio Vitali</dc:creator>
              <dc:date>2014-04-16T00:11:00</dc:date>
            </office:change-info>
          </text:insertion>
        </text:changed-region>
        <text:changed-region xml:id="ct139859743581520" text:id="ct139859743581520">
          <text:insertion>
            <office:change-info>
              <dc:creator>Fabio Vitali</dc:creator>
              <dc:date>2014-04-16T00:10:00</dc:date>
            </office:change-info>
          </text:insertion>
        </text:changed-region>
        <text:changed-region xml:id="ct139859743584016" text:id="ct139859743584016">
          <text:insertion>
            <office:change-info>
              <dc:creator>Fabio Vitali</dc:creator>
              <dc:date>2014-04-16T00:11:00</dc:date>
            </office:change-info>
          </text:insertion>
        </text:changed-region>
        <text:changed-region xml:id="ct139860046958152" text:id="ct139860046958152">
          <text:insertion>
            <office:change-info>
              <dc:creator>Fabio Vitali</dc:creator>
              <dc:date>2014-04-16T00:10:00</dc:date>
            </office:change-info>
          </text:insertion>
        </text:changed-region>
        <text:changed-region xml:id="ct139859743583632" text:id="ct139859743583632">
          <text:insertion>
            <office:change-info>
              <dc:creator>Fabio Vitali</dc:creator>
              <dc:date>2014-04-16T00:11:00</dc:date>
            </office:change-info>
          </text:insertion>
        </text:changed-region>
        <text:changed-region xml:id="ct139859743580560" text:id="ct139859743580560">
          <text:insertion>
            <office:change-info>
              <dc:creator>Fabio Vitali</dc:creator>
              <dc:date>2014-04-16T00:10:00</dc:date>
            </office:change-info>
          </text:insertion>
        </text:changed-region>
        <text:changed-region xml:id="ct139859828581144" text:id="ct139859828581144">
          <text:insertion>
            <office:change-info>
              <dc:creator>Fabio Vitali</dc:creator>
              <dc:date>2014-04-16T00:13:00</dc:date>
            </office:change-info>
          </text:insertion>
        </text:changed-region>
        <text:changed-region xml:id="ct139860042217368" text:id="ct139860042217368">
          <text:insertion>
            <office:change-info>
              <dc:creator>Fabio Vitali</dc:creator>
              <dc:date>2014-04-16T00:10:00</dc:date>
            </office:change-info>
          </text:insertion>
        </text:changed-region>
        <text:changed-region xml:id="ct139859743583440" text:id="ct139859743583440">
          <text:insertion>
            <office:change-info>
              <dc:creator>Fabio Vitali</dc:creator>
              <dc:date>2014-04-16T00:11:00</dc:date>
            </office:change-info>
          </text:insertion>
        </text:changed-region>
        <text:changed-region xml:id="ct139860042217560" text:id="ct139860042217560">
          <text:insertion>
            <office:change-info>
              <dc:creator>Fabio Vitali</dc:creator>
              <dc:date>2014-04-16T00:10:00</dc:date>
            </office:change-info>
          </text:insertion>
        </text:changed-region>
        <text:changed-region xml:id="ct139859743582672" text:id="ct139859743582672">
          <text:insertion>
            <office:change-info>
              <dc:creator>Fabio Vitali</dc:creator>
              <dc:date>2014-04-16T00:11:00</dc:date>
            </office:change-info>
          </text:insertion>
        </text:changed-region>
        <text:changed-region xml:id="ct139860046719832" text:id="ct139860046719832">
          <text:insertion>
            <office:change-info>
              <dc:creator>Fabio Vitali</dc:creator>
              <dc:date>2014-04-16T00:10:00</dc:date>
            </office:change-info>
          </text:insertion>
        </text:changed-region>
        <text:changed-region xml:id="ct139859828580376" text:id="ct139859828580376">
          <text:insertion>
            <office:change-info>
              <dc:creator>Fabio Vitali</dc:creator>
              <dc:date>2014-04-16T00:12:00</dc:date>
            </office:change-info>
          </text:insertion>
        </text:changed-region>
        <text:changed-region xml:id="ct139860042219288" text:id="ct139860042219288">
          <text:insertion>
            <office:change-info>
              <dc:creator>Fabio Vitali</dc:creator>
              <dc:date>2014-04-16T00:10:00</dc:date>
            </office:change-info>
          </text:insertion>
        </text:changed-region>
        <text:changed-region xml:id="ct139859743582480" text:id="ct139859743582480">
          <text:insertion>
            <office:change-info>
              <dc:creator>Fabio Vitali</dc:creator>
              <dc:date>2014-04-16T00:11:00</dc:date>
            </office:change-info>
          </text:insertion>
        </text:changed-region>
        <text:changed-region xml:id="ct139859743580752" text:id="ct139859743580752">
          <text:insertion>
            <office:change-info>
              <dc:creator>Fabio Vitali</dc:creator>
              <dc:date>2014-04-16T00:10:00</dc:date>
            </office:change-info>
          </text:insertion>
        </text:changed-region>
        <text:changed-region xml:id="ct139859743582288" text:id="ct139859743582288">
          <text:insertion>
            <office:change-info>
              <dc:creator>Fabio Vitali</dc:creator>
              <dc:date>2014-04-16T00:11:00</dc:date>
            </office:change-info>
          </text:insertion>
        </text:changed-region>
        <text:changed-region xml:id="ct139859743580944" text:id="ct139859743580944">
          <text:insertion>
            <office:change-info>
              <dc:creator>Fabio Vitali</dc:creator>
              <dc:date>2014-04-16T00:10:00</dc:date>
            </office:change-info>
          </text:insertion>
        </text:changed-region>
        <text:changed-region xml:id="ct139859828580760" text:id="ct139859828580760">
          <text:insertion>
            <office:change-info>
              <dc:creator>Fabio Vitali</dc:creator>
              <dc:date>2014-04-16T00:12:00</dc:date>
            </office:change-info>
          </text:insertion>
        </text:changed-region>
        <text:changed-region xml:id="ct139859743581136" text:id="ct139859743581136">
          <text:insertion>
            <office:change-info>
              <dc:creator>Fabio Vitali</dc:creator>
              <dc:date>2014-04-16T00:10:00</dc:date>
            </office:change-info>
          </text:insertion>
        </text:changed-region>
        <text:changed-region xml:id="ct139859828580568" text:id="ct139859828580568">
          <text:insertion>
            <office:change-info>
              <dc:creator>Fabio Vitali</dc:creator>
              <dc:date>2014-04-16T00: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koma Ntoso 3.0 Release Notes</text:p>
      <text:p text:style-name="P7"><text:span text:style-name="T1">Release CSD</text:span><text:change-start text:change-id="ct139860185861136"/><text:span text:style-name="T1">10</text:span><text:change-end text:change-id="ct139860185861136"/><text:span text:style-name="T1"> – </text:span><text:change-start text:change-id="ct139860185860944"/><text:span text:style-name="T1">1</text:span><text:change-end text:change-id="ct139860185860944"/><text:change-start text:change-id="ct139859828581528"/><text:span text:style-name="T1">6</text:span><text:change-end text:change-id="ct139859828581528"/><text:change-start text:change-id="ct139860185860752"/><text:span text:style-name="T1"> </text:span><text:change-end text:change-id="ct139860185860752"/><text:span text:style-name="T1">April 2014</text:span></text:p>
      <text:p text:style-name="P8">Technical Supervision: Fabio Vitali</text:p>
      <text:p text:style-name="P8">Legal Domain Supervision: Monica Palmirani</text:p>
      <text:p text:style-name="P8">University of Bologna</text:p>
      <text:p text:style-name="P2"/>
      <text:p text:style-name="P2"/>
      <text:p text:style-name="P2"/>
      <text:p text:style-name="Heading_20_1_20_no_20_TOC">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5453in" style:leader-char=" " style:with-tab="false"/>
            <text:index-entry-tab-stop style:type="left" style:position="6.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0.9484in" style:leader-char=" " style:with-tab="false"/>
            <text:index-entry-tab-stop style:type="left" style:position="1.0634in" style:leader-char=" " style:with-tab="false"/>
            <text:index-entry-tab-stop style:type="left" style:position="6.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4571in" style:leader-char=" " style:with-tab="false"/>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Contents_20_1">1<text:span text:style-name="T4"><text:tab/></text:span>Introduction<text:tab/><text:a xlink:type="simple" xlink:href="#__RefHeading___Toc259226706" text:style-name="Index_20_Link" text:visited-style-name="Index_20_Link">5</text:a></text:p>
          <text:p text:style-name="Contents_20_1">2<text:span text:style-name="T4"><text:tab/></text:span>Namespaces<text:tab/><text:a xlink:type="simple" xlink:href="#__RefHeading___Toc259226707" text:style-name="Index_20_Link" text:visited-style-name="Index_20_Link">5</text:a></text:p>
          <text:p text:style-name="Contents_20_1">3<text:span text:style-name="T4"><text:tab/></text:span>Global overview of the schema<text:tab/><text:a xlink:type="simple" xlink:href="#__RefHeading___Toc259226708" text:style-name="Index_20_Link" text:visited-style-name="Index_20_Link">5</text:a></text:p>
          <text:p text:style-name="Contents_20_1">4<text:span text:style-name="T4"><text:tab/></text:span>Patterns<text:tab/><text:a xlink:type="simple" xlink:href="#__RefHeading___Toc259226709" text:style-name="Index_20_Link" text:visited-style-name="Index_20_Link">6</text:a></text:p>
          <text:p text:style-name="Contents_20_2">4.1<text:span text:style-name="T5"><text:tab/></text:span>Categories in content model<text:tab/><text:a xlink:type="simple" xlink:href="#__RefHeading___Toc259226710" text:style-name="Index_20_Link" text:visited-style-name="Index_20_Link">7</text:a></text:p>
          <text:p text:style-name="Contents_20_2">4.2<text:span text:style-name="T5"><text:tab/></text:span>Patterns in schema design<text:tab/><text:a xlink:type="simple" xlink:href="#__RefHeading___Toc259226711" text:style-name="Index_20_Link" text:visited-style-name="Index_20_Link">8</text:a></text:p>
          <text:p text:style-name="Contents_20_1">5<text:span text:style-name="T4"><text:tab/></text:span>Metadata elements<text:tab/><text:a xlink:type="simple" xlink:href="#__RefHeading___Toc259226712" text:style-name="Index_20_Link" text:visited-style-name="Index_20_Link">8</text:a></text:p>
          <text:p text:style-name="Contents_20_1">6<text:span text:style-name="T4"><text:tab/></text:span>Amendments, versions and document lifecycle<text:tab/><text:a xlink:type="simple" xlink:href="#__RefHeading___Toc259226713" text:style-name="Index_20_Link" text:visited-style-name="Index_20_Link">9</text:a></text:p>
          <text:p text:style-name="Contents_20_1">7<text:span text:style-name="T4"><text:tab/></text:span>References<text:tab/><text:a xlink:type="simple" xlink:href="#__RefHeading___Toc259226714" text:style-name="Index_20_Link" text:visited-style-name="Index_20_Link">10</text:a></text:p>
          <text:p text:style-name="Contents_20_2">7.1<text:span text:style-name="T5"><text:tab/></text:span>The structure of references<text:tab/><text:a xlink:type="simple" xlink:href="#__RefHeading___Toc259226715" text:style-name="Index_20_Link" text:visited-style-name="Index_20_Link">10</text:a></text:p>
          <text:p text:style-name="Contents_20_2">7.2<text:span text:style-name="T5"><text:tab/></text:span>Referring to precise concepts in the document<text:tab/><text:a xlink:type="simple" xlink:href="#__RefHeading___Toc259226716" text:style-name="Index_20_Link" text:visited-style-name="Index_20_Link">11</text:a></text:p>
          <text:p text:style-name="Contents_20_2">7.3<text:span text:style-name="T5"><text:tab/></text:span>Identifiers<text:tab/><text:a xlink:type="simple" xlink:href="#__RefHeading___Toc259226717" text:style-name="Index_20_Link" text:visited-style-name="Index_20_Link">12</text:a></text:p>
          <text:p text:style-name="Contents_20_2">7.4<text:span text:style-name="T5"><text:tab/></text:span>The syntax of ids<text:tab/><text:a xlink:type="simple" xlink:href="#__RefHeading___Toc259226718" text:style-name="Index_20_Link" text:visited-style-name="Index_20_Link">13</text:a></text:p>
          <text:p text:style-name="Contents_20_3">7.4.1<text:span text:style-name="T6"><text:tab/></text:span>Prefix<text:tab/><text:a xlink:type="simple" xlink:href="#__RefHeading___Toc259226719" text:style-name="Index_20_Link" text:visited-style-name="Index_20_Link">13</text:a></text:p>
          <text:p text:style-name="Contents_20_3">7.4.2<text:span text:style-name="T6"><text:tab/></text:span>Element_ref<text:tab/><text:a xlink:type="simple" xlink:href="#__RefHeading___Toc259226720" text:style-name="Index_20_Link" text:visited-style-name="Index_20_Link">14</text:a></text:p>
          <text:p text:style-name="Contents_20_3">7.4.3<text:span text:style-name="T6"><text:tab/></text:span>num<text:tab/><text:a xlink:type="simple" xlink:href="#__RefHeading___Toc259226721" text:style-name="Index_20_Link" text:visited-style-name="Index_20_Link">15</text:a></text:p>
          <text:p text:style-name="Contents_20_3">7.4.4<text:span text:style-name="T6"><text:tab/></text:span>Abundant or incomplete references<text:tab/><text:a xlink:type="simple" xlink:href="#__RefHeading___Toc259226722" text:style-name="Index_20_Link" text:visited-style-name="Index_20_Link">16</text:a></text:p>
          <text:p text:style-name="Contents_20_2">7.5<text:span text:style-name="T5"><text:tab/></text:span>Expression IDs and work IDs<text:tab/><text:a xlink:type="simple" xlink:href="#__RefHeading___Toc259226723" text:style-name="Index_20_Link" text:visited-style-name="Index_20_Link">17</text:a></text:p>
          <text:p text:style-name="Contents_20_2">7.6<text:span text:style-name="T5"><text:tab/></text:span>Document IRIs<text:tab/><text:a xlink:type="simple" xlink:href="#__RefHeading___Toc259226724" text:style-name="Index_20_Link" text:visited-style-name="Index_20_Link">21</text:a></text:p>
          <text:p text:style-name="Contents_20_1"><text:span text:style-name="T12">8</text:span><text:span text:style-name="T4"><text:tab/></text:span><text:span text:style-name="T12">AKOMA NTOSO Naming Convention</text:span><text:tab/><text:a xlink:type="simple" xlink:href="#__RefHeading___Toc259226725" text:style-name="Index_20_Link" text:visited-style-name="Index_20_Link">21</text:a></text:p>
          <text:p text:style-name="Contents_20_2">8.1<text:span text:style-name="T5"><text:tab/></text:span>Absolute and relative IRIs<text:tab/><text:a xlink:type="simple" xlink:href="#__RefHeading___Toc259226726" text:style-name="Index_20_Link" text:visited-style-name="Index_20_Link">24</text:a></text:p>
          <text:p text:style-name="Contents_20_2">8.2<text:span text:style-name="T5"><text:tab/></text:span>Resolving Akoma Ntoso IRIs<text:tab/><text:a xlink:type="simple" xlink:href="#__RefHeading___Toc259226727" text:style-name="Index_20_Link" text:visited-style-name="Index_20_Link">25</text:a></text:p>
          <text:p text:style-name="Contents_20_2">8.3<text:span text:style-name="T5"><text:tab/></text:span>The IRI of a Work<text:tab/><text:a xlink:type="simple" xlink:href="#__RefHeading___Toc259226728" text:style-name="Index_20_Link" text:visited-style-name="Index_20_Link">26</text:a></text:p>
          <text:p text:style-name="Contents_20_3">8.3.1<text:span text:style-name="T6"><text:tab/></text:span>The IRI for the Work as a whole<text:tab/><text:a xlink:type="simple" xlink:href="#__RefHeading___Toc259226729" text:style-name="Index_20_Link" text:visited-style-name="Index_20_Link">26</text:a></text:p>
          <text:p text:style-name="Contents_20_3">8.3.2<text:span text:style-name="T6"><text:tab/></text:span>The IRI for WorkComponents<text:tab/><text:a xlink:type="simple" xlink:href="#__RefHeading___Toc259226730" text:style-name="Index_20_Link" text:visited-style-name="Index_20_Link">27</text:a></text:p>
          <text:p text:style-name="Contents_20_2">8.4<text:span text:style-name="T5"><text:tab/></text:span>The IRI of an Expression<text:tab/><text:a xlink:type="simple" xlink:href="#__RefHeading___Toc259226731" text:style-name="Index_20_Link" text:visited-style-name="Index_20_Link">27</text:a></text:p>
          <text:p text:style-name="Contents_20_3">8.4.1<text:span text:style-name="T6"><text:tab/></text:span>The IRI for the expression as a whole<text:tab/><text:a xlink:type="simple" xlink:href="#__RefHeading___Toc259226732" text:style-name="Index_20_Link" text:visited-style-name="Index_20_Link">28</text:a></text:p>
          <text:p text:style-name="Contents_20_3">8.4.2<text:span text:style-name="T6"><text:tab/></text:span>The IRIs for ExpressionComponents<text:tab/><text:a xlink:type="simple" xlink:href="#__RefHeading___Toc259226733" text:style-name="Index_20_Link" text:visited-style-name="Index_20_Link">29</text:a></text:p>
          <text:p text:style-name="Contents_20_3">8.4.3<text:span text:style-name="T6"><text:tab/></text:span>Hierarchies of components in ExpressionComponents<text:tab/><text:a xlink:type="simple" xlink:href="#__RefHeading___Toc259226734" text:style-name="Index_20_Link" text:visited-style-name="Index_20_Link">30</text:a></text:p>
          <text:p text:style-name="Contents_20_3">8.4.4<text:span text:style-name="T6"><text:tab/></text:span>The IRIs for virtual expressions<text:tab/><text:a xlink:type="simple" xlink:href="#__RefHeading___Toc259226735" text:style-name="Index_20_Link" text:visited-style-name="Index_20_Link">30</text:a></text:p>
          <text:p text:style-name="Contents_20_2">8.5<text:span text:style-name="T5"><text:tab/></text:span>The IRI of a Manifestation<text:tab/><text:a xlink:type="simple" xlink:href="#__RefHeading___Toc259226736" text:style-name="Index_20_Link" text:visited-style-name="Index_20_Link">31</text:a></text:p>
          <text:p text:style-name="Contents_20_3">8.5.1<text:span text:style-name="T6"><text:tab/></text:span>The IRI for the manifestation as a whole<text:tab/><text:a xlink:type="simple" xlink:href="#__RefHeading___Toc259226737" text:style-name="Index_20_Link" text:visited-style-name="Index_20_Link">31</text:a></text:p>
          <text:p text:style-name="Contents_20_3">8.5.2<text:span text:style-name="T6"><text:tab/></text:span>The IRIs for ManifestationComponents<text:tab/><text:a xlink:type="simple" xlink:href="#__RefHeading___Toc259226738" text:style-name="Index_20_Link" text:visited-style-name="Index_20_Link">32</text:a></text:p>
          <text:p text:style-name="Contents_20_3">8.5.3<text:span text:style-name="T6"><text:tab/></text:span>The IRIs for the components in the Akoma Ntoso package manifestation<text:tab/><text:a xlink:type="simple" xlink:href="#__RefHeading___Toc259226739" text:style-name="Index_20_Link" text:visited-style-name="Index_20_Link">33</text:a></text:p>
          <text:p text:style-name="Contents_20_2"><text:soft-page-break/>8.6<text:span text:style-name="T5"><text:tab/></text:span>The IRI of an Item<text:tab/><text:a xlink:type="simple" xlink:href="#__RefHeading___Toc259226740" text:style-name="Index_20_Link" text:visited-style-name="Index_20_Link">34</text:a></text:p>
          <text:p text:style-name="Contents_20_2">8.7<text:span text:style-name="T5"><text:tab/></text:span>The IRI of non-document entities<text:tab/><text:a xlink:type="simple" xlink:href="#__RefHeading___Toc259226741" text:style-name="Index_20_Link" text:visited-style-name="Index_20_Link">34</text:a></text:p>
          <text:p text:style-name="Contents_20_2"><text:span text:style-name="T1">8.8</text:span><text:span text:style-name="T5"><text:tab/></text:span>The IDs for Top Level Classes<text:tab/><text:a xlink:type="simple" xlink:href="#__RefHeading___Toc259226742" text:style-name="Index_20_Link" text:visited-style-name="Index_20_Link">36</text:a></text:p>
          <text:p text:style-name="Contents_20_3">8.8.1<text:span text:style-name="T6"><text:tab/></text:span>TLC Person<text:tab/><text:a xlink:type="simple" xlink:href="#__RefHeading___Toc259226743" text:style-name="Index_20_Link" text:visited-style-name="Index_20_Link">36</text:a></text:p>
          <text:p text:style-name="Contents_20_3">8.8.2<text:span text:style-name="T6"><text:tab/></text:span>TLC Organization<text:tab/><text:a xlink:type="simple" xlink:href="#__RefHeading___Toc259226744" text:style-name="Index_20_Link" text:visited-style-name="Index_20_Link">36</text:a></text:p>
          <text:p text:style-name="Contents_20_3">8.8.3<text:span text:style-name="T6"><text:tab/></text:span>TLC Concept<text:tab/><text:a xlink:type="simple" xlink:href="#__RefHeading___Toc259226745" text:style-name="Index_20_Link" text:visited-style-name="Index_20_Link">37</text:a></text:p>
          <text:p text:style-name="Contents_20_3">8.8.4<text:span text:style-name="T6"><text:tab/></text:span>TLC Object<text:tab/><text:a xlink:type="simple" xlink:href="#__RefHeading___Toc259226746" text:style-name="Index_20_Link" text:visited-style-name="Index_20_Link">37</text:a></text:p>
          <text:p text:style-name="Contents_20_3">8.8.5<text:span text:style-name="T6"><text:tab/></text:span>TLC Event<text:tab/><text:a xlink:type="simple" xlink:href="#__RefHeading___Toc259226747" text:style-name="Index_20_Link" text:visited-style-name="Index_20_Link">37</text:a></text:p>
          <text:p text:style-name="Contents_20_3">8.8.6<text:span text:style-name="T6"><text:tab/></text:span>TLC Location<text:tab/><text:a xlink:type="simple" xlink:href="#__RefHeading___Toc259226748" text:style-name="Index_20_Link" text:visited-style-name="Index_20_Link">37</text:a></text:p>
          <text:p text:style-name="Contents_20_3">8.8.7<text:span text:style-name="T6"><text:tab/></text:span>TLC Process<text:tab/><text:a xlink:type="simple" xlink:href="#__RefHeading___Toc259226749" text:style-name="Index_20_Link" text:visited-style-name="Index_20_Link">37</text:a></text:p>
          <text:p text:style-name="Contents_20_3">8.8.8<text:span text:style-name="T6"><text:tab/></text:span>TLC Role<text:tab/><text:a xlink:type="simple" xlink:href="#__RefHeading___Toc259226750" text:style-name="Index_20_Link" text:visited-style-name="Index_20_Link">38</text:a></text:p>
          <text:p text:style-name="Contents_20_3">8.8.9<text:span text:style-name="T6"><text:tab/></text:span>TLC Term<text:tab/><text:a xlink:type="simple" xlink:href="#__RefHeading___Toc259226751" text:style-name="Index_20_Link" text:visited-style-name="Index_20_Link">38</text:a></text:p>
          <text:p text:style-name="P1">8.8.10<text:span text:style-name="T6"><text:tab/></text:span>TLC Work<text:tab/><text:a xlink:type="simple" xlink:href="#__RefHeading___Toc259226752" text:style-name="Index_20_Link" text:visited-style-name="Index_20_Link">38</text:a></text:p>
          <text:p text:style-name="P1">8.8.11<text:span text:style-name="T6"><text:tab/></text:span>TLC Expression<text:tab/><text:a xlink:type="simple" xlink:href="#__RefHeading___Toc259226753" text:style-name="Index_20_Link" text:visited-style-name="Index_20_Link">38</text:a></text:p>
          <text:p text:style-name="P1">8.8.12<text:span text:style-name="T6"><text:tab/></text:span>TLC Expression Component<text:tab/><text:a xlink:type="simple" xlink:href="#__RefHeading___Toc259226754" text:style-name="Index_20_Link" text:visited-style-name="Index_20_Link">39</text:a></text:p>
          <text:p text:style-name="P1">8.8.13<text:span text:style-name="T6"><text:tab/></text:span>TLC Manifestation<text:tab/><text:a xlink:type="simple" xlink:href="#__RefHeading___Toc259226755" text:style-name="Index_20_Link" text:visited-style-name="Index_20_Link">39</text:a></text:p>
          <text:p text:style-name="P1">8.8.14<text:span text:style-name="T6"><text:tab/></text:span>TLC Manifestation Component<text:tab/><text:a xlink:type="simple" xlink:href="#__RefHeading___Toc259226756" text:style-name="Index_20_Link" text:visited-style-name="Index_20_Link">39</text:a></text:p>
          <text:p text:style-name="P1">8.8.15<text:span text:style-name="T6"><text:tab/></text:span>TLC Item<text:tab/><text:a xlink:type="simple" xlink:href="#__RefHeading___Toc259226757" text:style-name="Index_20_Link" text:visited-style-name="Index_20_Link">39</text:a></text:p>
          <text:p text:style-name="Contents_20_1">9<text:span text:style-name="T4"><text:tab/></text:span>Differences from previous releases<text:tab/><text:a xlink:type="simple" xlink:href="#__RefHeading___Toc259226758" text:style-name="Index_20_Link" text:visited-style-name="Index_20_Link">39</text:a></text:p>
          <text:p text:style-name="Contents_20_2">9.1<text:span text:style-name="T5"><text:tab/></text:span>Differences between release 16/04/2014 (CSD10 AN 3.0) and 02/04/2014 (CSD09 AN 3.0)<text:tab/><text:a xlink:type="simple" xlink:href="#__RefHeading___Toc259226759" text:style-name="Index_20_Link" text:visited-style-name="Index_20_Link">39</text:a></text:p>
          <text:p text:style-name="Contents_20_2">9.2<text:span text:style-name="T5"><text:tab/></text:span>Differences between release 02/04/2014 (CSD09 AN 3.0) and 01/04/2014 (CSD0F AN 3.0)<text:tab/><text:a xlink:type="simple" xlink:href="#__RefHeading___Toc259226760" text:style-name="Index_20_Link" text:visited-style-name="Index_20_Link">39</text:a></text:p>
          <text:p text:style-name="Contents_20_2">9.3<text:span text:style-name="T5"><text:tab/></text:span>Differences between release 02/04/2014 (CSD09 AN 3.0) and 16/01/2014 (CSD08 AN 3.0)<text:tab/><text:a xlink:type="simple" xlink:href="#__RefHeading___Toc259226761" text:style-name="Index_20_Link" text:visited-style-name="Index_20_Link">40</text:a></text:p>
          <text:p text:style-name="Contents_20_2">9.4<text:span text:style-name="T5"><text:tab/></text:span>Differences between release 16/01/2014 (CSD08 AN 3.0) and 20/12/2013 (CSD07 AN 3.0)<text:tab/><text:a xlink:type="simple" xlink:href="#__RefHeading___Toc259226762" text:style-name="Index_20_Link" text:visited-style-name="Index_20_Link">40</text:a></text:p>
          <text:p text:style-name="Contents_20_2">9.5<text:span text:style-name="T5"><text:tab/></text:span>Differences between release 20/12/2013 (CSD07 AN 3.0) and 25/9/2013 (CSD06 AN 3.0)<text:tab/><text:a xlink:type="simple" xlink:href="#__RefHeading___Toc259226763" text:style-name="Index_20_Link" text:visited-style-name="Index_20_Link">41</text:a></text:p>
          <text:p text:style-name="Contents_20_2">9.6<text:span text:style-name="T5"><text:tab/></text:span>Difference in release CSD06 – 25 September 2013 as Modified 11 October 2013<text:tab/><text:a xlink:type="simple" xlink:href="#__RefHeading___Toc259226764" text:style-name="Index_20_Link" text:visited-style-name="Index_20_Link">42</text:a></text:p>
          <text:p text:style-name="Contents_20_2">9.7<text:span text:style-name="T5"><text:tab/></text:span>Differences between release 25/9/2013 (CSD05 AN 6.0) and 23/7/2013 (CSD03 AN 5.0)<text:tab/><text:a xlink:type="simple" xlink:href="#__RefHeading___Toc259226765" text:style-name="Index_20_Link" text:visited-style-name="Index_20_Link">42</text:a></text:p>
          <text:p text:style-name="Contents_20_2">9.8<text:span text:style-name="T5"><text:tab/></text:span>Differences between release 23/7/2013 (CSD05 AN 3.0) and 18/2/2013 (CSD03 AN 3.0)<text:tab/><text:a xlink:type="simple" xlink:href="#__RefHeading___Toc259226766" text:style-name="Index_20_Link" text:visited-style-name="Index_20_Link">43</text:a></text:p>
          <text:p text:style-name="Contents_20_2">9.9<text:span text:style-name="T5"><text:tab/></text:span>Differences between release 18/2/2013 (CSD03 AN 3.0) and 6/2/2013 (CSD02 AN 3.0)<text:tab/><text:a xlink:type="simple" xlink:href="#__RefHeading___Toc259226767" text:style-name="Index_20_Link" text:visited-style-name="Index_20_Link">44</text:a></text:p>
          <text:p text:style-name="Contents_20_2">9.10<text:span text:style-name="T5"><text:tab/></text:span>Differences between release 6/2/2013 (CSD02 AN 3.0) and 20/1/2013 (CSD01 AN 3.0)<text:tab/><text:a xlink:type="simple" xlink:href="#__RefHeading___Toc259226768" text:style-name="Index_20_Link" text:visited-style-name="Index_20_Link">45</text:a></text:p>
          <text:p text:style-name="Contents_20_2">9.11<text:span text:style-name="T5"><text:tab/></text:span>Differences between release 20/1/2013 (CSD01 AN 3.0) and 27/07/2012 (AN 2.0)<text:tab/><text:a xlink:type="simple" xlink:href="#__RefHeading___Toc259226769" text:style-name="Index_20_Link" text:visited-style-name="Index_20_Link">45</text:a></text:p>
          <text:p text:style-name="Contents_20_2">9.12<text:span text:style-name="T5"><text:tab/></text:span>Differences between release 27/07/2012 and 29/06/2012<text:tab/><text:a xlink:type="simple" xlink:href="#__RefHeading___Toc259226770" text:style-name="Index_20_Link" text:visited-style-name="Index_20_Link">48</text:a></text:p>
          <text:p text:style-name="Contents_20_2">9.13<text:span text:style-name="T5"><text:tab/></text:span>Differences between release 29/06/2012 and 07/05/2012 take II<text:tab/><text:a xlink:type="simple" xlink:href="#__RefHeading___Toc259226771" text:style-name="Index_20_Link" text:visited-style-name="Index_20_Link">48</text:a></text:p>
          <text:p text:style-name="Contents_20_2">9.14<text:span text:style-name="T5"><text:tab/></text:span>Differences between release 07/05/2012 take II and 07/05/2012<text:tab/><text:a xlink:type="simple" xlink:href="#__RefHeading___Toc259226772" text:style-name="Index_20_Link" text:visited-style-name="Index_20_Link">49</text:a></text:p>
          <text:p text:style-name="Contents_20_2">9.15<text:span text:style-name="T5"><text:tab/></text:span>Differences between release 07/05/2012 and 12/10/2011<text:tab/><text:a xlink:type="simple" xlink:href="#__RefHeading___Toc259226773" text:style-name="Index_20_Link" text:visited-style-name="Index_20_Link">49</text:a></text:p>
          <text:p text:style-name="Contents_20_2">9.16<text:span text:style-name="T5"><text:tab/></text:span>Differences between release 12/10/2011 and 15/7/2011<text:tab/><text:a xlink:type="simple" xlink:href="#__RefHeading___Toc259226774" text:style-name="Index_20_Link" text:visited-style-name="Index_20_Link">50</text:a></text:p>
          <text:p text:style-name="Contents_20_2">9.17<text:span text:style-name="T5"><text:tab/></text:span>Differences between release 15/7/2011 and 9/12/2009<text:tab/><text:a xlink:type="simple" xlink:href="#__RefHeading___Toc259226775" text:style-name="Index_20_Link" text:visited-style-name="Index_20_Link">51</text:a></text:p>
          <text:p text:style-name="Contents_20_3">9.17.1<text:span text:style-name="T6"><text:tab/></text:span>General changes<text:tab/><text:a xlink:type="simple" xlink:href="#__RefHeading___Toc259226776" text:style-name="Index_20_Link" text:visited-style-name="Index_20_Link">51</text:a></text:p>
          <text:p text:style-name="Contents_20_3">9.17.2<text:span text:style-name="T6"><text:tab/></text:span>Multi-linguism<text:tab/><text:a xlink:type="simple" xlink:href="#__RefHeading___Toc259226777" text:style-name="Index_20_Link" text:visited-style-name="Index_20_Link">51</text:a></text:p>
          <text:p text:style-name="Contents_20_3">9.17.3<text:span text:style-name="T6"><text:tab/></text:span>New document collection document types<text:tab/><text:a xlink:type="simple" xlink:href="#__RefHeading___Toc259226778" text:style-name="Index_20_Link" text:visited-style-name="Index_20_Link">52</text:a></text:p>
          <text:p text:style-name="Contents_20_3">9.17.4<text:span text:style-name="T6"><text:tab/></text:span>New Amendment document type<text:tab/><text:a xlink:type="simple" xlink:href="#__RefHeading___Toc259226779" text:style-name="Index_20_Link" text:visited-style-name="Index_20_Link">53</text:a></text:p>
          <text:p text:style-name="Contents_20_3">9.17.5<text:span text:style-name="T6"><text:tab/></text:span>Time intervals<text:tab/><text:a xlink:type="simple" xlink:href="#__RefHeading___Toc259226780" text:style-name="Index_20_Link" text:visited-style-name="Index_20_Link">53</text:a></text:p>
          <text:p text:style-name="Contents_20_3">9.17.6<text:span text:style-name="T6"><text:tab/></text:span>Footnotes and out-of-lines<text:tab/><text:a xlink:type="simple" xlink:href="#__RefHeading___Toc259226781" text:style-name="Index_20_Link" text:visited-style-name="Index_20_Link">54</text:a></text:p>
          <text:p text:style-name="Contents_20_3">9.17.7<text:span text:style-name="T6"><text:tab/></text:span>New subFlow pattern<text:tab/><text:a xlink:type="simple" xlink:href="#__RefHeading___Toc259226782" text:style-name="Index_20_Link" text:visited-style-name="Index_20_Link">55</text:a></text:p>
          <text:p text:style-name="Contents_20_3">9.17.8<text:span text:style-name="T6"><text:tab/></text:span>Parallel speech<text:tab/><text:a xlink:type="simple" xlink:href="#__RefHeading___Toc259226783" text:style-name="Index_20_Link" text:visited-style-name="Index_20_Link">55</text:a></text:p>
          <text:p text:style-name="Contents_20_3"><text:soft-page-break/>9.17.9<text:span text:style-name="T6"><text:tab/></text:span>Votes and quorum<text:tab/><text:a xlink:type="simple" xlink:href="#__RefHeading___Toc259226784" text:style-name="Index_20_Link" text:visited-style-name="Index_20_Link">56</text:a></text:p>
          <text:p text:style-name="Contents_20_3">9.17.10<text:span text:style-name="T6"><text:tab/></text:span>Renumbering<text:tab/><text:a xlink:type="simple" xlink:href="#__RefHeading___Toc259226785" text:style-name="Index_20_Link" text:visited-style-name="Index_20_Link">56</text:a></text:p>
          <text:p text:style-name="Contents_20_3">9.17.11<text:span text:style-name="T6"><text:tab/></text:span>Changes in metadata sections<text:tab/><text:a xlink:type="simple" xlink:href="#__RefHeading___Toc259226786" text:style-name="Index_20_Link" text:visited-style-name="Index_20_Link">56</text:a></text:p>
          <text:p text:style-name="Contents_20_3">9.17.12<text:span text:style-name="T6"><text:tab/></text:span>Changes in introductory elements<text:tab/><text:a xlink:type="simple" xlink:href="#__RefHeading___Toc259226787" text:style-name="Index_20_Link" text:visited-style-name="Index_20_Link">57</text:a></text:p>
          <text:p text:style-name="Contents_20_3">9.17.13<text:span text:style-name="T6"><text:tab/></text:span>New inline elements<text:tab/><text:a xlink:type="simple" xlink:href="#__RefHeading___Toc259226788" text:style-name="Index_20_Link" text:visited-style-name="Index_20_Link">57</text:a></text:p>
          <text:p text:style-name="Contents_20_3">9.17.14<text:span text:style-name="T6"><text:tab/></text:span>New hierarchical elements<text:tab/><text:a xlink:type="simple" xlink:href="#__RefHeading___Toc259226789" text:style-name="Index_20_Link" text:visited-style-name="Index_20_Link">58</text:a></text:p>
          <text:p text:style-name="Contents_20_3">9.17.15<text:span text:style-name="T6"><text:tab/></text:span>New speech elements<text:tab/><text:a xlink:type="simple" xlink:href="#__RefHeading___Toc259226790" text:style-name="Index_20_Link" text:visited-style-name="Index_20_Link">58</text:a></text:p>
          <text:p text:style-name="Contents_20_3">9.17.16<text:span text:style-name="T6"><text:tab/></text:span>Various other changes<text:tab/><text:a xlink:type="simple" xlink:href="#__RefHeading___Toc259226791" text:style-name="Index_20_Link" text:visited-style-name="Index_20_Link">58</text:a></text:p>
          <text:p text:style-name="Contents_20_2">9.18<text:span text:style-name="T5"><text:tab/></text:span>Differences between release 9/12/2009 and 21/10/2009<text:tab/><text:a xlink:type="simple" xlink:href="#__RefHeading___Toc259226792" text:style-name="Index_20_Link" text:visited-style-name="Index_20_Link">59</text:a></text:p>
          <text:p text:style-name="Contents_20_2">9.19<text:span text:style-name="T5"><text:tab/></text:span>Differences between release 21/10/2009 and 11/5/2009<text:tab/><text:a xlink:type="simple" xlink:href="#__RefHeading___Toc259226793" text:style-name="Index_20_Link" text:visited-style-name="Index_20_Link">59</text:a></text:p>
          <text:p text:style-name="Contents_20_2">9.20<text:span text:style-name="T5"><text:tab/></text:span>Differences between release 11/5/2009 and 16/3/2009<text:tab/><text:a xlink:type="simple" xlink:href="#__RefHeading___Toc259226794" text:style-name="Index_20_Link" text:visited-style-name="Index_20_Link">60</text:a></text:p>
          <text:p text:style-name="Contents_20_2">9.21<text:span text:style-name="T5"><text:tab/></text:span>Differences between release 16/3/2009 and 5/11/2008<text:tab/><text:a xlink:type="simple" xlink:href="#__RefHeading___Toc259226795" text:style-name="Index_20_Link" text:visited-style-name="Index_20_Link">60</text:a></text:p>
          <text:p text:style-name="Contents_20_3">9.21.1<text:span text:style-name="T6"><text:tab/></text:span>Sidenotes and out of line texts<text:tab/><text:a xlink:type="simple" xlink:href="#__RefHeading___Toc259226796" text:style-name="Index_20_Link" text:visited-style-name="Index_20_Link">60</text:a></text:p>
          <text:p text:style-name="Contents_20_3">9.21.2<text:span text:style-name="T6"><text:tab/></text:span>Content model reorganization for speeches<text:tab/><text:a xlink:type="simple" xlink:href="#__RefHeading___Toc259226797" text:style-name="Index_20_Link" text:visited-style-name="Index_20_Link">62</text:a></text:p>
          <text:p text:style-name="Contents_20_3">9.21.3<text:span text:style-name="T6"><text:tab/></text:span>New inline elements<text:tab/><text:a xlink:type="simple" xlink:href="#__RefHeading___Toc259226798" text:style-name="Index_20_Link" text:visited-style-name="Index_20_Link">62</text:a></text:p>
          <text:p text:style-name="Contents_20_3">9.21.4<text:span text:style-name="T6"><text:tab/></text:span>Judgement-specific and act-specific elements reunited<text:tab/><text:a xlink:type="simple" xlink:href="#__RefHeading___Toc259226799" text:style-name="Index_20_Link" text:visited-style-name="Index_20_Link">62</text:a></text:p>
          <text:p text:style-name="Contents_20_3">9.21.5<text:span text:style-name="T6"><text:tab/></text:span>Name changes in metadata elements<text:tab/><text:a xlink:type="simple" xlink:href="#__RefHeading___Toc259226800" text:style-name="Index_20_Link" text:visited-style-name="Index_20_Link">63</text:a></text:p>
          <text:p text:style-name="Contents_20_3">9.21.6<text:span text:style-name="T6"><text:tab/></text:span>Bug fixes<text:tab/><text:a xlink:type="simple" xlink:href="#__RefHeading___Toc259226801" text:style-name="Index_20_Link" text:visited-style-name="Index_20_Link">63</text:a></text:p>
          <text:p text:style-name="Contents_20_2">9.22<text:span text:style-name="T5"><text:tab/></text:span>Differences between release 5/11/2008 and release 3/3/2008<text:tab/><text:a xlink:type="simple" xlink:href="#__RefHeading___Toc259226802" text:style-name="Index_20_Link" text:visited-style-name="Index_20_Link">63</text:a></text:p>
          <text:p text:style-name="Contents_20_2">9.23<text:span text:style-name="T5"><text:tab/></text:span>Differences between release 3/3/2008 and 22/10/2007<text:tab/><text:a xlink:type="simple" xlink:href="#__RefHeading___Toc259226803" text:style-name="Index_20_Link" text:visited-style-name="Index_20_Link">64</text:a></text:p>
          <text:p text:style-name="Contents_20_2">9.24<text:span text:style-name="T5"><text:tab/></text:span>Differences between release 22/10/2007 and 17/09/2007<text:tab/><text:a xlink:type="simple" xlink:href="#__RefHeading___Toc259226804" text:style-name="Index_20_Link" text:visited-style-name="Index_20_Link">65</text:a></text:p>
          <text:p text:style-name="Contents_20_2">9.25<text:span text:style-name="T5"><text:tab/></text:span>Differences between release 17/09/2007 and 08/06/2007<text:tab/><text:a xlink:type="simple" xlink:href="#__RefHeading___Toc259226805" text:style-name="Index_20_Link" text:visited-style-name="Index_20_Link">67</text:a></text:p>
          <text:p text:style-name="Contents_20_2">9.26<text:span text:style-name="T5"><text:tab/></text:span>Differences between release 08/06/2007 and 31/05/2007<text:tab/><text:a xlink:type="simple" xlink:href="#__RefHeading___Toc259226806" text:style-name="Index_20_Link" text:visited-style-name="Index_20_Link">67</text:a></text:p>
          <text:p text:style-name="Contents_20_2">9.27<text:span text:style-name="T5"><text:tab/></text:span>Differences between release 31/05/2007 and 14/03/2007<text:tab/><text:a xlink:type="simple" xlink:href="#__RefHeading___Toc259226807" text:style-name="Index_20_Link" text:visited-style-name="Index_20_Link">67</text:a></text:p>
          <text:p text:style-name="Contents_20_2">9.28<text:span text:style-name="T5"><text:tab/></text:span>Differences between release 14/03/2007 and 01/02/2007<text:tab/><text:a xlink:type="simple" xlink:href="#__RefHeading___Toc259226808" text:style-name="Index_20_Link" text:visited-style-name="Index_20_Link">67</text:a></text:p>
          <text:p text:style-name="Contents_20_2">9.29<text:span text:style-name="T5"><text:tab/></text:span>Differences between release 01/02/2007 and 23/11/2006<text:tab/><text:a xlink:type="simple" xlink:href="#__RefHeading___Toc259226809" text:style-name="Index_20_Link" text:visited-style-name="Index_20_Link">68</text:a></text:p>
          <text:p text:style-name="Contents_20_2">9.30<text:span text:style-name="T5"><text:tab/></text:span>Differences between release 23/11/2006 and 23/10/2006<text:tab/><text:a xlink:type="simple" xlink:href="#__RefHeading___Toc259226810" text:style-name="Index_20_Link" text:visited-style-name="Index_20_Link">68</text:a></text:p>
          <text:p text:style-name="Contents_20_2">9.31<text:span text:style-name="T5"><text:tab/></text:span>Differences between release 23/10/2006 and 26/06/2006<text:tab/><text:a xlink:type="simple" xlink:href="#__RefHeading___Toc259226811" text:style-name="Index_20_Link" text:visited-style-name="Index_20_Link">68</text:a></text:p>
          <text:p text:style-name="Contents_20_2">9.32<text:span text:style-name="T5"><text:tab/></text:span>Differences between release 26/06/2006 and 16/05/2006<text:tab/><text:a xlink:type="simple" xlink:href="#__RefHeading___Toc259226812" text:style-name="Index_20_Link" text:visited-style-name="Index_20_Link">69</text:a></text:p>
          <text:p text:style-name="Contents_20_2">9.33<text:span text:style-name="T5"><text:tab/></text:span>Differences between release 16/05/2006 and 25/04/2006<text:tab/><text:a xlink:type="simple" xlink:href="#__RefHeading___Toc259226813" text:style-name="Index_20_Link" text:visited-style-name="Index_20_Link">70</text:a></text:p>
          <text:p text:style-name="Contents_20_2">9.34<text:span text:style-name="T5"><text:tab/></text:span>Differences between release 25/04/2006 and release 15/01/2006<text:tab/><text:a xlink:type="simple" xlink:href="#__RefHeading___Toc259226814" text:style-name="Index_20_Link" text:visited-style-name="Index_20_Link">70</text:a></text:p>
          <text:p text:style-name="Contents_20_2">9.35<text:span text:style-name="T5"><text:tab/></text:span>Differences between release 15/01/2006 and release 15/11/2005<text:tab/><text:a xlink:type="simple" xlink:href="#__RefHeading___Toc259226815" text:style-name="Index_20_Link" text:visited-style-name="Index_20_Link">70</text:a></text:p>
          <text:p text:style-name="Contents_20_2">9.36<text:span text:style-name="T5"><text:tab/></text:span>Differences between release 15/11/2005 and release 15/09/2005<text:tab/><text:a xlink:type="simple" xlink:href="#__RefHeading___Toc259226816" text:style-name="Index_20_Link" text:visited-style-name="Index_20_Link">71</text:a></text:p>
        </text:index-body>
      </text:table-of-content>
      <text:p text:style-name="P9"/>
      <text:p text:style-name="P9"/>
      <text:h text:style-name="P6" text:outline-level="1"><text:bookmark-start text:name="__RefHeading___Toc259226706"/>Introduction<text:bookmark-end text:name="__RefHeading___Toc259226706"/></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14">,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16">all</text:span> AKOMA NTOSO documents). <text:s/></text:p>
      <text:h text:style-name="Heading_20_1" text:outline-level="1"><text:bookmark-start text:name="__RefHeading___Toc259226707"/>Namespaces<text:bookmark-end text:name="__RefHeading___Toc259226707"/></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h text:style-name="Heading_20_1" text:outline-level="1"><text:bookmark-start text:name="__RefHeading___Toc259226708"/>Global overview of the schema<text:bookmark-end text:name="__RefHeading___Toc259226708"/></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8846158454524558050" text:style-name="WW8Num41">
        <text:list-item>
          <text:p text:style-name="P10">The root element <text:span text:style-name="code">&lt;akomantoso&gt;</text:span></text:p>
        </text:list-item>
        <text:list-item>
          <text:p text:style-name="P10">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0">The shared container elements, one for each main part of the abovementioned structures, except for <text:span text:style-name="Macchina_20_da_20_scrivere_20_HTML">&lt;meta&gt;</text:span>, which is described in the apposite section.</text:p>
        </text:list-item>
        <text:list-item>
          <text:p text:style-name="P10">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0">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0">Elements for judgements, particularly <text:span text:style-name="code">&lt;background&gt;, &lt;motivation&gt;, &lt;decision&gt;,</text:span> and for open structures, particularly <text:span text:style-name="code">&lt;item&gt;</text:span>.</text:p>
        </text:list-item>
        <text:list-item>
          <text:p text:style-name="P10">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0">Generic elements: the list of available generic elements (one for each of the main categories of content models). </text:p>
        </text:list-item>
        <text:list-item>
          <text:p text:style-name="P10">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0">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text:bookmark-start text:name="__RefHeading___Toc259226709"/>Patterns<text:bookmark-end text:name="__RefHeading___Toc259226709"/></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2">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bookmark-start text:name="__RefHeading___Toc259226710"/>Categories in content model<text:bookmark-end text:name="__RefHeading___Toc259226710"/></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1494815067667006169" text:style-name="WW8Num55">
        <text:list-item>
          <text:p text:style-name="P11">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1">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1">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1">The <text:span text:style-name="T1">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11">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1"><text:soft-page-break/>The <text:span text:style-name="T1">hierarchy</text:span>: a hierarchy is a set of sections nested to an arbitrary depth, all 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4">There are two exceptions to the systematic use of patterns: </text:p>
      <text:list xml:id="list3137283840442420839" text:style-name="WW8Num22">
        <text:list-item>
          <text:p text:style-name="P13">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3">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2">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text:bookmark-start text:name="__RefHeading___Toc259226711"/>Patterns in schema design<text:bookmark-end text:name="__RefHeading___Toc259226711"/></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_Toc259226712"/>Metadata elements<text:bookmark-end text:name="__RefHeading___Toc259226712"/></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6">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_Toc259226713"/><text:soft-page-break/>Amendments, versions and document lifecycle<text:bookmark-end text:name="__RefHeading___Toc259226713"/> </text:h>
      <text:p text:style-name="Standard">AKOMA NTOSO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239820239530584937" text:style-name="WW8Num45">
        <text:list-item>
          <text:p text:style-name="P14">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4">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5575661743609306028" text:style-name="WW8Num49">
        <text:list-item>
          <text:p text:style-name="P15"><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5"><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16">must</text:span> be all mentioned in the <text:span text:style-name="Macchina_20_da_20_scrivere_20_HTML">&lt;lifecycle&gt;</text:span> element. Individual additions and deletions are not marked in the content. </text:p>
        </text:list-item>
        <text:list-item>
          <text:p text:style-name="P15"><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oft-page-break/><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_Toc259226714"/>References<text:bookmark-end text:name="__RefHeading___Toc259226714"/></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ext:bookmark-start text:name="__RefHeading___Toc259226715"/>The structure of references<text:bookmark-end text:name="__RefHeading___Toc259226715"/></text:h>
      <text:p text:style-name="Standard">All references to external concepts share the same structure, in that they are empty elements in the <text:span text:style-name="Macchina_20_da_20_scrivere_20_HTML">references</text:span> section provided with exactly four attributes: </text:p>
      <text:list xml:id="list3636922059984576930" text:style-name="WW8Num21">
        <text:list-item>
          <text:p text:style-name="P16"><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6"><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6"><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6"><text:span text:style-name="Macchina_20_da_20_scrivere_20_HTML">shortForm</text:span>: this optional attribute contains a secondary form of the display information of the entity. For instance, in some reports it is necessary to provide the <text:soft-page-break/>full name of a person at the first utterance, and only the name in any further utterance from the same person. </text:p>
        </text:list-item>
      </text:list>
      <text:h text:style-name="Heading_20_2" text:outline-level="2"><text:bookmark-start text:name="__RefHeading___Toc259226716"/>Referring to precise concepts in the document<text:bookmark-end text:name="__RefHeading___Toc259226716"/></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649021008402071989" text:style-name="WW8Num16">
        <text:list-item>
          <text:p text:style-name="P17"><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7"><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7"><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7"><text:span text:style-name="Macchina_20_da_20_scrivere_20_HTML">by</text:span>: points to a person, i.e., an instance of the class TLCPerson in the references section, relative to the person by which the content has been provided. </text:p>
        </text:list-item>
        <text:list-item>
          <text:p text:style-name="P17"><text:span text:style-name="Macchina_20_da_20_scrivere_20_HTML">as</text:span>: points to a role, i.e., an instance of the class TLCRole in the references, relative to the role held by the person when uttering the content. </text:p>
        </text:list-item>
        <text:list-item>
          <text:p text:style-name="P17"><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4383092536522469364" text:style-name="WW8Num48">
        <text:list-item>
          <text:p text:style-name="P18">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8"><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8"><text:soft-page-break/><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8">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6">The following inline elements may appear to be references, but are rather definitions: </text:p>
      <text:list xml:id="list9130554656083382381" text:style-name="WW8Num32">
        <text:list-item>
          <text:p text:style-name="P19"><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9"><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9"><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text:bookmark-start text:name="__RefHeading___Toc259226717"/>Identifiers<text:bookmark-end text:name="__RefHeading___Toc259226717"/></text:h>
      <text:p text:style-name="Standard">Identifiers are systematically used in AKOMA NTOSO. All AKOMA NTOSO elements allow up to three identifiers. Most relevant elements and sections <text:span text:style-name="T1">require</text:span> at least one.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these release notes assume a conceptual schema that is described here in human readable format. Identifier values are composed by sub-identifiers forming the prefix providing uniqueness to their main part, and separating them with the “__” string. Legal documents provide explicit global numbering for sections and articles, and local numbering for their hierarchical subparts.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As said, there are three different types of ids in Akoma Ntoso. The first and most important identifier is called <text:span text:style-name="Macchina_20_da_20_scrivere_20_HTML">eId</text:span> (for <text:span text:style-name="T1">expression-level id</text:span>). An <text:span text:style-name="Macchina_20_da_20_scrivere_20_HTML">eId</text:span> provides uniqueness of an element within a specific expression. The value of <text:span text:style-name="Macchina_20_da_20_scrivere_20_HTML">eId</text:span> is connected to the structural role of the corresponding element according to the model described in section 7.4, and needs to be <text:soft-page-break/>updated regularly whenever the structural role of the element changes in a new expression (i.e., if the element is renumbered or changed in nature, e.g., from article to clause).</text:p>
      <text:p text:style-name="Standard">The <text:span text:style-name="Macchina_20_da_20_scrivere_20_HTML">wId</text:span> identifier is only added when the <text:span text:style-name="Macchina_20_da_20_scrivere_20_HTML">eId</text:span> changes from one version to another, and are meant for mapping the identity and position of the same elements in different versions and variants of the same work. The <text:span text:style-name="Macchina_20_da_20_scrivere_20_HTML">wId</text:span> never changes, and has the same values for the same elements in all the expressions of a document. In order to allow this, a <text:span text:style-name="T1">master expression </text:span>is identified, i.e., the expression whose <text:span text:style-name="Macchina_20_da_20_scrivere_20_HTML">eId</text:span> becomes the references for the <text:span text:style-name="Macchina_20_da_20_scrivere_20_HTML">wId</text:span> of all other expressions.. For instructions on when and why to use <text:span text:style-name="Macchina_20_da_20_scrivere_20_HTML">wId</text:span> and <text:span text:style-name="Macchina_20_da_20_scrivere_20_HTML">eId</text:span>, see section 7.5. </text:p>
      <text:p text:style-name="Standard">Finally, <text:span text:style-name="Macchina_20_da_20_scrivere_20_HTML">GUID</text:span> (<text:span text:style-name="T1">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manifestation. </text:p>
      <text:p text:style-name="Standard">Composite documents make it more complex to reach uniqueness of identifiers over the whole XML document, since they might be the result of composing individual documents where the same ids where created independently. Similarly, elements that repeat with the same number in different parts of the same document are frequent and need to be identified as well (for instance, a <text:span text:style-name="T1">Chapter 2</text:span> may exist within both <text:span text:style-name="T1">Tome I</text:span> and <text:span text:style-name="T1">Tome II</text:span>, and line 5 most probably exists in every page of the document). For this reason, the concept of context has been introduced as the element that provides the required uniqueness for an id. Thus, the context of the two instances of Chapter 2 will <text:s/>be Tome I and Tome II respectively, while the context for each line 5 (i.e., each <text:span text:style-name="Macchina_20_da_20_scrivere_20_HTML">eol</text:span> element) will be the page in which it appears (i.e., the immediately previous <text:span text:style-name="Macchina_20_da_20_scrivere_20_HTML">eop</text:span> element). The id of an element must therefore include the id of the context element that guarantees its uniqueness, be it the id of the individual document in a composite document, the id of a wrapping element that restarts the numbering, or the id of a preceding element that restarts the numbering. </text:p>
      <text:p text:style-name="Standard">Also, frequently the insertion of new fragments in a numbered hierarchy does not impose a renumbering of the existing elements, but create new structures with a derived numbering, such as the number of the preceding element with some additional strings to differentiate it. For instance, if a modification creates a new section between articles 12 and 13, then it will be most probably called “Article 12/a” or “ Article 12 bis” according to the customs and traditions of the specific jurisdiction. These additional characters are part of the identifier and need to be maintained in the id as well. In section 7.4.3 the way to generate the relevant fragments of these ids is discussed. <text:s/></text:p>
      <text:p text:style-name="Standard">Structures within the <text:span text:style-name="Macchina_20_da_20_scrivere_20_HTML">&lt;quotedStructure&gt;</text:span> and <text:span text:style-name="Macchina_20_da_20_scrivere_20_HTML">&lt;embeddedStructure&gt;</text:span> elements add the relevant mod identifier before their “natural” identifiers. In a way, <text:span text:style-name="Macchina_20_da_20_scrivere_20_HTML">quotedStructure</text:span> and <text:span text:style-name="Macchina_20_da_20_scrivere_20_HTML">embeddedStructure</text:span> act as the context for the contained structures. So for instance if clause 3 of article 15 has an amendment that adds article 4/a to a different act, the identifier of the <text:span text:style-name="Macchina_20_da_20_scrivere_20_HTML">&lt;quotedStructure&gt;</text:span> element that contains the new article will be “<text:span text:style-name="Macchina_20_da_20_scrivere_20_HTML">art_15__cla_3__mod_1__qsrt1</text:span>”, and the id of article 4/a inside it will be “<text:span text:style-name="Macchina_20_da_20_scrivere_20_HTML">art_15__cla_3__mod_1__qsrt1__art_4a</text:span>”. Of course, automatic systems that create current versions of texts should and will remove the prefix belonging to the modification law and will only keep the identifier “<text:span text:style-name="Macchina_20_da_20_scrivere_20_HTML">art_4a</text:span>” in the final result. </text:p>
      <text:h text:style-name="Heading_20_2" text:outline-level="2"><text:bookmark-start text:name="__RefHeading___Toc259226718"/>The syntax of ids<text:bookmark-end text:name="__RefHeading___Toc259226718"/></text:h>
      <text:p text:style-name="Standard">The generic syntax for ids is the following: </text:p>
      <text:p text:style-name="Standard"/>
      <text:p text:style-name="P7"><text:span text:style-name="Macchina_20_da_20_scrivere_20_HTML">[</text:span><text:span text:style-name="Macchina_20_da_20_scrivere_20_HTML"><text:span text:style-name="T1">prefix</text:span></text:span><text:span text:style-name="Macchina_20_da_20_scrivere_20_HTML"> "__"] </text:span><text:span text:style-name="Macchina_20_da_20_scrivere_20_HTML"><text:span text:style-name="T1">element_ref </text:span></text:span><text:span text:style-name="Macchina_20_da_20_scrivere_20_HTML">["_" </text:span><text:span text:style-name="Macchina_20_da_20_scrivere_20_HTML"><text:span text:style-name="T1">num</text:span></text:span><text:span text:style-name="Macchina_20_da_20_scrivere_20_HTML">]</text:span></text:p>
      <text:h text:style-name="Heading_20_3" text:outline-level="3"><text:bookmark-start text:name="__RefHeading___Toc259226719"/><text:soft-page-break/>Prefix<text:bookmark-end text:name="__RefHeading___Toc259226719"/></text:h>
      <text:p text:style-name="Standard">The prefix is a (possibly empty) string providing uniqueness to the remaining part of the id, and based on the context in which the element appears. In fact, by construction the <text:span text:style-name="T2">prefix of an id is the id of the context element</text:span>.</text:p>
      <text:p text:style-name="Standard">The context element is the element that suggest, imply or force a re-start of the numbering of all internal or subsequent elements of the same name. Different contexts imply that elements with the same name may end up having the same <text:span text:style-name="T1">element_ref </text:span>and the same <text:span text:style-name="T1">num</text:span>, and must therefore be disambiguated through the use of a prefix, the id of the context element. </text:p>
      <text:p text:style-name="Standard">For instance, in many traditions chapter numbering restarts within every title, so <text:span text:style-name="Macchina_20_da_20_scrivere_20_HTML">chp_2</text:span> for Chapter 2 could be ambiguous. In these cases the id for Chapter 2 of Title I will be <text:span text:style-name="Macchina_20_da_20_scrivere_20_HTML">title_I__chp_2</text:span> (assuming that <text:span text:style-name="Macchina_20_da_20_scrivere_20_HTML">title_I</text:span> is the whole id for Title I. Elements that are globally unique or globally numbered within a document require no prefix (in the hypothesis of a single document XML file). </text:p>
      <text:p text:style-name="Standard">The following are usual cases of contexts: </text:p>
      <text:list xml:id="list1172914236" text:continue-numbering="true" text:style-name="WW8Num32">
        <text:list-item>
          <text:p text:style-name="P19">All document classes (<text:span text:style-name="Macchina_20_da_20_scrivere_20_HTML">act</text:span>, <text:span text:style-name="Macchina_20_da_20_scrivere_20_HTML">bill</text:span>, <text:span text:style-name="Macchina_20_da_20_scrivere_20_HTML">doc</text:span>, etc.) are <text:span text:style-name="T2">always</text:span> contexts. This means that, except particular cases, all numbers restart whenever a new document class is started (e.g., in a composite document each document component has its own local numbering). </text:p>
        </text:list-item>
        <text:list-item>
          <text:p text:style-name="P19">Elements <text:span text:style-name="Macchina_20_da_20_scrivere_20_HTML">quotedStructure</text:span> and <text:span text:style-name="Macchina_20_da_20_scrivere_20_HTML">embeddedStructure</text:span> are always contexts, <text:span text:style-name="T2">even if </text:span>they do not force a restart of the numbering, but just a different numbering context within themselves. </text:p>
        </text:list-item>
        <text:list-item>
          <text:p text:style-name="P19">Plain inline elements are <text:span text:style-name="T2">never</text:span> contexts. Exception: element <text:span text:style-name="Macchina_20_da_20_scrivere_20_HTML">mod</text:span> is <text:span text:style-name="T2">always</text:span> a context. </text:p>
        </text:list-item>
      </text:list>
      <text:h text:style-name="Heading_20_3" text:outline-level="3"><text:bookmark-start text:name="__RefHeading___Toc259226720"/>Element_ref<text:bookmark-end text:name="__RefHeading___Toc259226720"/></text:h>
      <text:p text:style-name="Standard">The <text:span text:style-name="T1">element_ref </text:span>part of the id is a reference to the identified element; this is always the name of the element, except for a brief list of well-known abbreviations as in the following table:</text:p>
      <table:table table:name="Table1" table:style-name="Table1">
        <table:table-column table:style-name="Table1.A"/>
        <table:table-column table:style-name="Table1.B"/>
        <table:table-row table:style-name="Table1.1">
          <table:table-cell table:style-name="Table1.A1" office:value-type="string">
            <text:p text:style-name="P58">Abbreviation</text:p>
          </table:table-cell>
          <table:table-cell table:style-name="Table1.B1" office:value-type="string">
            <text:p text:style-name="P58">Element name</text:p>
          </table:table-cell>
        </table:table-row>
        <table:table-row table:style-name="Table1.1">
          <table:table-cell table:style-name="Table1.A2" office:value-type="string">
            <text:p text:style-name="P57">adj</text:p>
          </table:table-cell>
          <table:table-cell table:style-name="Table1.B2" office:value-type="string">
            <text:p text:style-name="P56">adjournment</text:p>
          </table:table-cell>
        </table:table-row>
        <table:table-row table:style-name="Table1.1">
          <table:table-cell table:style-name="Table1.A3" office:value-type="string">
            <text:p text:style-name="P57">admoath</text:p>
          </table:table-cell>
          <table:table-cell table:style-name="Table1.B3" office:value-type="string">
            <text:p text:style-name="P56">administrationOfOath</text:p>
          </table:table-cell>
        </table:table-row>
        <table:table-row table:style-name="Table1.1">
          <table:table-cell table:style-name="Table1.A2" office:value-type="string">
            <text:p text:style-name="P57">addr</text:p>
          </table:table-cell>
          <table:table-cell table:style-name="Table1.B2" office:value-type="string">
            <text:p text:style-name="P56">address</text:p>
          </table:table-cell>
        </table:table-row>
        <table:table-row table:style-name="Table1.1">
          <table:table-cell table:style-name="Table1.A3" office:value-type="string">
            <text:p text:style-name="P57">ans</text:p>
          </table:table-cell>
          <table:table-cell table:style-name="Table1.B3" office:value-type="string">
            <text:p text:style-name="P56">answer</text:p>
          </table:table-cell>
        </table:table-row>
        <table:table-row table:style-name="Table1.1">
          <table:table-cell table:style-name="Table1.A2" office:value-type="string">
            <text:p text:style-name="P57">art</text:p>
          </table:table-cell>
          <table:table-cell table:style-name="Table1.B2" office:value-type="string">
            <text:p text:style-name="P56">article</text:p>
          </table:table-cell>
        </table:table-row>
        <table:table-row table:style-name="Table1.1">
          <table:table-cell table:style-name="Table1.A3" office:value-type="string">
            <text:p text:style-name="P57">att</text:p>
          </table:table-cell>
          <table:table-cell table:style-name="Table1.B3" office:value-type="string">
            <text:p text:style-name="P56">attachment</text:p>
          </table:table-cell>
        </table:table-row>
        <table:table-row table:style-name="Table1.1">
          <table:table-cell table:style-name="Table1.A2" office:value-type="string">
            <text:p text:style-name="P57">chp</text:p>
          </table:table-cell>
          <table:table-cell table:style-name="Table1.B2" office:value-type="string">
            <text:p text:style-name="P56">chapter</text:p>
          </table:table-cell>
        </table:table-row>
        <table:table-row table:style-name="Table1.1">
          <table:table-cell table:style-name="Table1.A3" office:value-type="string">
            <text:p text:style-name="P57">cit</text:p>
          </table:table-cell>
          <table:table-cell table:style-name="Table1.B3" office:value-type="string">
            <text:p text:style-name="P56">citation</text:p>
          </table:table-cell>
        </table:table-row>
        <table:table-row table:style-name="Table1.1">
          <table:table-cell table:style-name="Table1.A2" office:value-type="string">
            <text:p text:style-name="P57">cits</text:p>
          </table:table-cell>
          <table:table-cell table:style-name="Table1.B2" office:value-type="string">
            <text:p text:style-name="P56">citations</text:p>
          </table:table-cell>
        </table:table-row>
        <table:table-row table:style-name="Table1.1">
          <table:table-cell table:style-name="Table1.A3" office:value-type="string">
            <text:p text:style-name="P57">cl</text:p>
          </table:table-cell>
          <table:table-cell table:style-name="Table1.B3" office:value-type="string">
            <text:p text:style-name="P56">clause</text:p>
          </table:table-cell>
        </table:table-row>
        <table:table-row table:style-name="Table1.1">
          <table:table-cell table:style-name="Table1.A2" office:value-type="string">
            <text:p text:style-name="P57">cmp</text:p>
          </table:table-cell>
          <table:table-cell table:style-name="Table1.B2" office:value-type="string">
            <text:p text:style-name="P56">component</text:p>
          </table:table-cell>
        </table:table-row>
        <table:table-row table:style-name="Table1.1">
          <table:table-cell table:style-name="Table1.A3" office:value-type="string">
            <text:p text:style-name="P57">comm</text:p>
          </table:table-cell>
          <table:table-cell table:style-name="Table1.B3" office:value-type="string">
            <text:p text:style-name="P56">communication</text:p>
          </table:table-cell>
        </table:table-row>
        <table:table-row table:style-name="Table1.1">
          <table:table-cell table:style-name="Table1.A2" office:value-type="string">
            <text:p text:style-name="P57">cref</text:p>
          </table:table-cell>
          <table:table-cell table:style-name="Table1.B2" office:value-type="string">
            <text:p text:style-name="P56">componentRef</text:p>
          </table:table-cell>
        </table:table-row>
        <table:table-row table:style-name="Table1.1">
          <table:table-cell table:style-name="Table1.A3" office:value-type="string">
            <text:p text:style-name="P57">dbtsec</text:p>
          </table:table-cell>
          <table:table-cell table:style-name="Table1.B3" office:value-type="string">
            <text:p text:style-name="P56">debateSection</text:p>
          </table:table-cell>
        </table:table-row>
        <table:table-row table:style-name="Table1.1">
          <table:table-cell table:style-name="Table1.A2" office:value-type="string">
            <text:p text:style-name="P57">dclvote</text:p>
          </table:table-cell>
          <table:table-cell table:style-name="Table1.B2" office:value-type="string">
            <text:p text:style-name="P56">declarationOfVote</text:p>
          </table:table-cell>
        </table:table-row>
        <text:soft-page-break/>
        <table:table-row table:style-name="Table1.1">
          <table:table-cell table:style-name="Table1.A3" office:value-type="string">
            <text:p text:style-name="P57">dref</text:p>
          </table:table-cell>
          <table:table-cell table:style-name="Table1.B3" office:value-type="string">
            <text:p text:style-name="P56">documentRef</text:p>
          </table:table-cell>
        </table:table-row>
        <table:table-row table:style-name="Table1.1">
          <table:table-cell table:style-name="Table1.A2" office:value-type="string">
            <text:p text:style-name="P57">estr</text:p>
          </table:table-cell>
          <table:table-cell table:style-name="Table1.B2" office:value-type="string">
            <text:p text:style-name="P56">embeddedStructure</text:p>
          </table:table-cell>
        </table:table-row>
        <table:table-row table:style-name="Table1.1">
          <table:table-cell table:style-name="Table1.A3" office:value-type="string">
            <text:p text:style-name="P57">etxt</text:p>
          </table:table-cell>
          <table:table-cell table:style-name="Table1.B3" office:value-type="string">
            <text:p text:style-name="P56">embeddedText</text:p>
          </table:table-cell>
        </table:table-row>
        <table:table-row table:style-name="Table1.1">
          <table:table-cell table:style-name="Table1.A2" office:value-type="string">
            <text:p text:style-name="P57">frag</text:p>
          </table:table-cell>
          <table:table-cell table:style-name="Table1.B2" office:value-type="string">
            <text:p text:style-name="P56">fragment</text:p>
          </table:table-cell>
        </table:table-row>
        <table:table-row table:style-name="Table1.1">
          <table:table-cell table:style-name="Table1.A3" office:value-type="string">
            <text:p text:style-name="P57">hdg</text:p>
          </table:table-cell>
          <table:table-cell table:style-name="Table1.B3" office:value-type="string">
            <text:p text:style-name="P56">heading</text:p>
          </table:table-cell>
        </table:table-row>
        <table:table-row table:style-name="Table1.1">
          <table:table-cell table:style-name="Table1.A2" office:value-type="string">
            <text:p text:style-name="P57">intro</text:p>
          </table:table-cell>
          <table:table-cell table:style-name="Table1.B2" office:value-type="string">
            <text:p text:style-name="P56">intro</text:p>
          </table:table-cell>
        </table:table-row>
        <table:table-row table:style-name="Table1.1">
          <table:table-cell table:style-name="Table1.A3" office:value-type="string">
            <text:p text:style-name="P57">intro</text:p>
          </table:table-cell>
          <table:table-cell table:style-name="Table1.B3" office:value-type="string">
            <text:p text:style-name="P56">listIntroduction</text:p>
          </table:table-cell>
        </table:table-row>
        <table:table-row table:style-name="Table1.1">
          <table:table-cell table:style-name="Table1.A2" office:value-type="string">
            <text:p text:style-name="P57">list</text:p>
          </table:table-cell>
          <table:table-cell table:style-name="Table1.B2" office:value-type="string">
            <text:p text:style-name="P56">blockList</text:p>
          </table:table-cell>
        </table:table-row>
        <table:table-row table:style-name="Table1.1">
          <table:table-cell table:style-name="Table1.A3" office:value-type="string">
            <text:p text:style-name="P57">list</text:p>
          </table:table-cell>
          <table:table-cell table:style-name="Table1.B3" office:value-type="string">
            <text:p text:style-name="P56">list</text:p>
          </table:table-cell>
        </table:table-row>
        <table:table-row table:style-name="Table1.1">
          <table:table-cell table:style-name="Table1.A2" office:value-type="string">
            <text:p text:style-name="P57">lwr</text:p>
          </table:table-cell>
          <table:table-cell table:style-name="Table1.B2" office:value-type="string">
            <text:p text:style-name="P56">party</text:p>
          </table:table-cell>
        </table:table-row>
        <table:table-row table:style-name="Table1.1">
          <table:table-cell table:style-name="Table1.A3" office:value-type="string">
            <text:p text:style-name="P57">mnstm</text:p>
          </table:table-cell>
          <table:table-cell table:style-name="Table1.B3" office:value-type="string">
            <text:p text:style-name="P56">ministerialStatements</text:p>
          </table:table-cell>
        </table:table-row>
        <table:table-row table:style-name="Table1.1">
          <table:table-cell table:style-name="Table1.A2" office:value-type="string">
            <text:p text:style-name="P57">ntcmot</text:p>
          </table:table-cell>
          <table:table-cell table:style-name="Table1.B2" office:value-type="string">
            <text:p text:style-name="P56">noticesOfMotion</text:p>
          </table:table-cell>
        </table:table-row>
        <table:table-row table:style-name="Table1.1">
          <table:table-cell table:style-name="Table1.A3" office:value-type="string">
            <text:p text:style-name="P57">ntnint</text:p>
          </table:table-cell>
          <table:table-cell table:style-name="Table1.B3" office:value-type="string">
            <text:p text:style-name="P56">nationalInterest</text:p>
          </table:table-cell>
        </table:table-row>
        <table:table-row table:style-name="Table1.1">
          <table:table-cell table:style-name="Table1.A2" office:value-type="string">
            <text:p text:style-name="P57">orlstm</text:p>
          </table:table-cell>
          <table:table-cell table:style-name="Table1.B2" office:value-type="string">
            <text:p text:style-name="P56">oralStatements</text:p>
          </table:table-cell>
        </table:table-row>
        <table:table-row table:style-name="Table1.1">
          <table:table-cell table:style-name="Table1.A3" office:value-type="string">
            <text:p text:style-name="P57">para</text:p>
          </table:table-cell>
          <table:table-cell table:style-name="Table1.B3" office:value-type="string">
            <text:p text:style-name="P56">paragraph</text:p>
          </table:table-cell>
        </table:table-row>
        <table:table-row table:style-name="Table1.1">
          <table:table-cell table:style-name="Table1.A2" office:value-type="string">
            <text:p text:style-name="P57">pntord</text:p>
          </table:table-cell>
          <table:table-cell table:style-name="Table1.B2" office:value-type="string">
            <text:p text:style-name="P56">pointOfOrder</text:p>
          </table:table-cell>
        </table:table-row>
        <table:table-row table:style-name="Table1.1">
          <table:table-cell table:style-name="Table1.A3" office:value-type="string">
            <text:p text:style-name="P57">prcmot</text:p>
          </table:table-cell>
          <table:table-cell table:style-name="Table1.B3" office:value-type="string">
            <text:p text:style-name="P56">proceduralMotions</text:p>
          </table:table-cell>
        </table:table-row>
        <table:table-row table:style-name="Table1.1">
          <table:table-cell table:style-name="Table1.A2" office:value-type="string">
            <text:p text:style-name="P57">prnstm</text:p>
          </table:table-cell>
          <table:table-cell table:style-name="Table1.B2" office:value-type="string">
            <text:p text:style-name="P56">personalStatements</text:p>
          </table:table-cell>
        </table:table-row>
        <table:table-row table:style-name="Table1.1">
          <table:table-cell table:style-name="Table1.A3" office:value-type="string">
            <text:p text:style-name="P57">pry</text:p>
          </table:table-cell>
          <table:table-cell table:style-name="Table1.B3" office:value-type="string">
            <text:p text:style-name="P56">prayers</text:p>
          </table:table-cell>
        </table:table-row>
        <table:table-row table:style-name="Table1.1">
          <table:table-cell table:style-name="Table1.A2" office:value-type="string">
            <text:p text:style-name="P57">pts</text:p>
          </table:table-cell>
          <table:table-cell table:style-name="Table1.B2" office:value-type="string">
            <text:p text:style-name="P56">petitions</text:p>
          </table:table-cell>
        </table:table-row>
        <table:table-row table:style-name="Table1.1">
          <table:table-cell table:style-name="Table1.A3" office:value-type="string">
            <text:p text:style-name="P57">qst</text:p>
          </table:table-cell>
          <table:table-cell table:style-name="Table1.B3" office:value-type="string">
            <text:p text:style-name="P56">question</text:p>
          </table:table-cell>
        </table:table-row>
        <table:table-row table:style-name="Table1.1">
          <table:table-cell table:style-name="Table1.A2" office:value-type="string">
            <text:p text:style-name="P57">qstr</text:p>
          </table:table-cell>
          <table:table-cell table:style-name="Table1.B2" office:value-type="string">
            <text:p text:style-name="P56">quotedStructure</text:p>
          </table:table-cell>
        </table:table-row>
        <table:table-row table:style-name="Table1.1">
          <table:table-cell table:style-name="Table1.A3" office:value-type="string">
            <text:p text:style-name="P57">qsts</text:p>
          </table:table-cell>
          <table:table-cell table:style-name="Table1.B3" office:value-type="string">
            <text:p text:style-name="P56">questions</text:p>
          </table:table-cell>
        </table:table-row>
        <table:table-row table:style-name="Table1.1">
          <table:table-cell table:style-name="Table1.A2" office:value-type="string">
            <text:p text:style-name="P57">qtxt</text:p>
          </table:table-cell>
          <table:table-cell table:style-name="Table1.B2" office:value-type="string">
            <text:p text:style-name="P56">quotedText</text:p>
          </table:table-cell>
        </table:table-row>
        <table:table-row table:style-name="Table1.1">
          <table:table-cell table:style-name="Table1.A3" office:value-type="string">
            <text:p text:style-name="P57">rec</text:p>
          </table:table-cell>
          <table:table-cell table:style-name="Table1.B3" office:value-type="string">
            <text:p text:style-name="P56">recital</text:p>
          </table:table-cell>
        </table:table-row>
        <table:table-row table:style-name="Table1.1">
          <table:table-cell table:style-name="Table1.A2" office:value-type="string">
            <text:p text:style-name="P57">recs</text:p>
          </table:table-cell>
          <table:table-cell table:style-name="Table1.B2" office:value-type="string">
            <text:p text:style-name="P56">recitals</text:p>
          </table:table-cell>
        </table:table-row>
        <table:table-row table:style-name="Table1.1">
          <table:table-cell table:style-name="Table1.A3" office:value-type="string">
            <text:p text:style-name="P57">roll</text:p>
          </table:table-cell>
          <table:table-cell table:style-name="Table1.B3" office:value-type="string">
            <text:p text:style-name="P56">rollCall</text:p>
          </table:table-cell>
        </table:table-row>
        <table:table-row table:style-name="Table1.1">
          <table:table-cell table:style-name="Table1.A2" office:value-type="string">
            <text:p text:style-name="P57">res</text:p>
          </table:table-cell>
          <table:table-cell table:style-name="Table1.B2" office:value-type="string">
            <text:p text:style-name="P56">resolutions</text:p>
          </table:table-cell>
        </table:table-row>
        <table:table-row table:style-name="Table1.1">
          <table:table-cell table:style-name="Table1.A3" office:value-type="string">
            <text:p text:style-name="P57">sec</text:p>
          </table:table-cell>
          <table:table-cell table:style-name="Table1.B3" office:value-type="string">
            <text:p text:style-name="P56">section</text:p>
          </table:table-cell>
        </table:table-row>
        <table:table-row table:style-name="Table1.1">
          <table:table-cell table:style-name="Table1.A2" office:value-type="string">
            <text:p text:style-name="P57">subchp</text:p>
          </table:table-cell>
          <table:table-cell table:style-name="Table1.B2" office:value-type="string">
            <text:p text:style-name="P56">subchapter</text:p>
          </table:table-cell>
        </table:table-row>
        <table:table-row table:style-name="Table1.1">
          <table:table-cell table:style-name="Table1.A3" office:value-type="string">
            <text:p text:style-name="P57">subcl</text:p>
          </table:table-cell>
          <table:table-cell table:style-name="Table1.B3" office:value-type="string">
            <text:p text:style-name="P56">subclause</text:p>
          </table:table-cell>
        </table:table-row>
        <table:table-row table:style-name="Table1.1">
          <table:table-cell table:style-name="Table1.A2" office:value-type="string">
            <text:p text:style-name="P57">subhdg</text:p>
          </table:table-cell>
          <table:table-cell table:style-name="Table1.B2" office:value-type="string">
            <text:p text:style-name="P56">subheading</text:p>
          </table:table-cell>
        </table:table-row>
        <table:table-row table:style-name="Table1.1">
          <table:table-cell table:style-name="Table1.A3" office:value-type="string">
            <text:p text:style-name="P57">subpara</text:p>
          </table:table-cell>
          <table:table-cell table:style-name="Table1.B3" office:value-type="string">
            <text:p text:style-name="P56">subparagraph</text:p>
          </table:table-cell>
        </table:table-row>
        <table:table-row table:style-name="Table1.1">
          <table:table-cell table:style-name="Table1.A2" office:value-type="string">
            <text:p text:style-name="P57">subsec</text:p>
          </table:table-cell>
          <table:table-cell table:style-name="Table1.B2" office:value-type="string">
            <text:p text:style-name="P56">subsection</text:p>
          </table:table-cell>
        </table:table-row>
        <table:table-row table:style-name="Table1.1">
          <table:table-cell table:style-name="Table1.A3" office:value-type="string">
            <text:p text:style-name="P57">trans</text:p>
          </table:table-cell>
          <table:table-cell table:style-name="Table1.B3" office:value-type="string">
            <text:p text:style-name="P56">transitional</text:p>
          </table:table-cell>
        </table:table-row>
        <table:table-row table:style-name="Table1.1">
          <table:table-cell table:style-name="Table1.A2" office:value-type="string">
            <text:p text:style-name="P57">wrap</text:p>
          </table:table-cell>
          <table:table-cell table:style-name="Table1.B2" office:value-type="string">
            <text:p text:style-name="P56">listWrap</text:p>
          </table:table-cell>
        </table:table-row>
        <table:table-row table:style-name="Table1.1">
          <table:table-cell table:style-name="Table1.A3" office:value-type="string">
            <text:p text:style-name="P57">wrap</text:p>
          </table:table-cell>
          <table:table-cell table:style-name="Table1.B3" office:value-type="string">
            <text:p text:style-name="P56">wrap</text:p>
          </table:table-cell>
        </table:table-row>
        <table:table-row table:style-name="Table1.1">
          <table:table-cell table:style-name="Table1.A2" office:value-type="string">
            <text:p text:style-name="P57">wrtst</text:p>
          </table:table-cell>
          <table:table-cell table:style-name="Table1.B2" office:value-type="string">
            <text:p text:style-name="P56">writtenStatements</text:p>
          </table:table-cell>
        </table:table-row>
      </table:table>
      <text:h text:style-name="Heading_20_3" text:outline-level="3"><text:bookmark-start text:name="__RefHeading___Toc259226721"/><text:soft-page-break/>num<text:bookmark-end text:name="__RefHeading___Toc259226721"/></text:h>
      <text:p text:style-name="Standard">The num part of an id is a (possibly empty) representation of the numbering of the element within its context. There are three subcases: </text:p>
      <text:list xml:id="list2008515146969896226" text:style-name="WW8Num35">
        <text:list-item>
          <text:p text:style-name="P60"><text:span text:style-name="T1">Globally and locally unique elements</text:span>: if the element is necessarily unique within its context, no numbering is used, and therefore no <text:span text:style-name="T1">num</text:span> part. For instance, since there is exactly <text:span text:style-name="T1">one</text:span> <text:span text:style-name="Macchina_20_da_20_scrivere_20_HTML">body</text:span> in acts and bills, its id can be simply "<text:span text:style-name="Macchina_20_da_20_scrivere_20_HTML">body</text:span>" (or "<text:span text:style-name="Macchina_20_da_20_scrivere_20_HTML">doc_1__body</text:span>" in case of a composite document, of course). Analogously, since there is at most <text:span text:style-name="T1">one</text:span> <text:span text:style-name="Macchina_20_da_20_scrivere_20_HTML">content</text:span> element inside articles or sections, the id of the <text:span text:style-name="Macchina_20_da_20_scrivere_20_HTML">content</text:span> element of article 12 will be simply "<text:span text:style-name="Macchina_20_da_20_scrivere_20_HTML">art_12__content</text:span>". </text:p>
        </text:list-item>
        <text:list-item>
          <text:p text:style-name="P60"><text:span text:style-name="T1">Explicitly numbered elements</text:span>: an explicitly numbered element has its number determined in the expression itself in the form of a <text:span text:style-name="Macchina_20_da_20_scrivere_20_HTML">num</text:span> sub-element. The <text:span text:style-name="T1">num</text:span> part of the ids of such elements corresponds to the stripping of all punctuation, separations as well as redundant characters in the content of the <text:span text:style-name="Macchina_20_da_20_scrivere_20_HTML">num</text:span> element. The representation is case-sensitive. For instance, if article 12 contains <text:s/><text:span text:style-name="Macchina_20_da_20_scrivere_20_HTML">&lt;num&gt;Art. 12 bis&lt;/num&gt;</text:span><text:span text:style-name="Macchina_20_da_20_scrivere_20_HTML"><text:span text:style-name="T17"> </text:span></text:span>then the <text:span text:style-name="T1">num</text:span> part of the id will be "<text:span text:style-name="Macchina_20_da_20_scrivere_20_HTML">12bis</text:span>"; </text:p>
        </text:list-item>
      </text:list>
      <text:p text:style-name="P61">It is the job of the author of the manifestation to determine whether the numbering expressed in the <text:span text:style-name="Macchina_20_da_20_scrivere_20_HTML">num</text:span> element is global (i.e., it starts at 1 at the beginning of the document) or local (i.e., it restarts at 1 inside or after every instance of an intermediate element). This is usually made clear within every legal tradition and usually can be established by briefly examining a few or even just one document in its original form. </text:p>
      <text:list xml:id="list424585560" text:continue-numbering="true" text:style-name="WW8Num35">
        <text:list-item>
          <text:p text:style-name="P60"><text:span text:style-name="T1">Implicitly numbered elements</text:span>: an implicitly numbered element has no <text:span text:style-name="Macchina_20_da_20_scrivere_20_HTML">num</text:span> sub-element, and its numbering is established by counting the occurrences of similar elements within the same context, <text:span text:style-name="T1">necessarily using arabic numbers</text:span>.</text:p>
        </text:list-item>
      </text:list>
      <text:p text:style-name="P61">It is the job of the author of the manifestation to determine whether the best way to count these elements is globally (i.e., starting at 1 at the beginning of the document class) or locally (i.e., restarting at 1 inside or after every instance of an intermediate element). </text:p>
      <text:p text:style-name="P61">This naming convention provides no rules on this choice, but there are a few common sense approaches. For instance, it is very natural that <text:span text:style-name="Macchina_20_da_20_scrivere_20_HTML">eop</text:span> elements are globally counted, and <text:span text:style-name="Macchina_20_da_20_scrivere_20_HTML">eol</text:span> are locally counted by their preceding <text:span text:style-name="Macchina_20_da_20_scrivere_20_HTML">eop</text:span> element, and as such, the third <text:span text:style-name="Macchina_20_da_20_scrivere_20_HTML">eop</text:span> element (the one separating the third page from the fourth) has id "<text:span text:style-name="Macchina_20_da_20_scrivere_20_HTML">eop_3</text:span>" (note no prefix), while the fifteenth end of line after such <text:span text:style-name="Macchina_20_da_20_scrivere_20_HTML">eop</text:span> <text:s/>(the one separating the fifteenth line from the sixteenth) will have as id "<text:span text:style-name="Macchina_20_da_20_scrivere_20_HTML">eop_3__eol_15</text:span>". On the other hand, <text:span text:style-name="Macchina_20_da_20_scrivere_20_HTML">p</text:span> elements within a given structure are probably counted locally (as in "third p of section 12"). This is not necessarily the immediately containing element (which in this case would be the <text:span text:style-name="Macchina_20_da_20_scrivere_20_HTML">content</text:span> element), but any containing or preceding element that in the opinion of the author of the manifestation provides context for the counting. Thus the third <text:span text:style-name="Macchina_20_da_20_scrivere_20_HTML">p</text:span> of section 12 could reasonably have "<text:span text:style-name="Macchina_20_da_20_scrivere_20_HTML">sect_12__p_3</text:span>" as its id. </text:p>
      <text:h text:style-name="Heading_20_3" text:outline-level="3"><text:bookmark-start text:name="__RefHeading___Toc259226722"/>Abundant or incomplete references<text:bookmark-end text:name="__RefHeading___Toc259226722"/></text:h>
      <text:p text:style-name="Standard">An abundant reference is a reference, in particular the fragment part of an IRI, that contains more information than needed to match it to the id of an element. An incomplete reference, on the other hand, contains less information than necessary and therefore may point to more than one possible destinations. </text:p>
      <text:p text:style-name="Standard">We never have abundant or incomplete ids in the id attributes of elements, since ids are created by the author of a manifestation, and therefore we expect him/her to know what is needed to establish the minimum complete set of information to create an unambiguous id. Therefore we only deal with abundant or incomplete <text:span text:style-name="T1">references</text:span>, since the author of a <text:soft-page-break/>reference could not know everything about the document being mentioned in the text of the reference., and therefore he/she might create an incorrect reference that has too much or too little information. </text:p>
      <text:p text:style-name="Standard">In case of abundant reference, the resolver should identify the relevant minimal id (if it exists) by removing prefixes until a perfect match is found; in case of missing information, on the other hand, the resolver must establish an interactive session with the user similar to the process of resolving work-level IRIs, and determine the missing information necessary to identify the id of an unique element. </text:p>
      <text:h text:style-name="Heading_20_2" text:outline-level="2"><text:bookmark-start text:name="__RefHeading___Toc259226723"/>Expression IDs and work IDs<text:bookmark-end text:name="__RefHeading___Toc259226723"/></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s some common and very useful operations to be performed on documents that present multiple instances of the same structure. For this reason the concepts of expression ids (<text:span text:style-name="Macchina_20_da_20_scrivere_20_HTML">eId</text:span>) and work ids (<text:span text:style-name="Macchina_20_da_20_scrivere_20_HTML">wId</text:span>) have been introduced. <text:s/></text:p>
      <text:p text:style-name="Standard">The problems in the permanence of ids appear at least in the four following situations: </text:p>
      <text:list xml:id="list8098929937760037584" text:style-name="WW8Num36">
        <text:list-item>
          <text:p text:style-name="P21">in multilingual works, the concurrence of multiple similarly named structures in multiple expressions, say article 2 in the French version of a document and section 2 in the English version of the same document, both referring to the same conceptual structure. </text:p>
        </text:list-item>
        <text:list-item>
          <text:p text:style-name="P21">in a multi-version file, the co-occurrence of two similarly named structures from two versions, say article 2 in the past version and article 2 in the current version, both contained in the same (multiversion) manifestation. </text:p>
        </text:list-item>
        <text:list-item>
          <text:p text:style-name="P21">in a modification act, the concurrence of two similarly named structures of the amending and of the amended document, say I am amending art.2 of the amended act, and of course an art.2 exists already in the amending act. </text:p>
        </text:list-item>
        <text:list-item>
          <text:p text:style-name="P21">in a chain of versions, the requirement to renumber a few structures that desynchronizes completely the old identification mechanisms and the new one, e.g. article 2 is from now on known as article 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21">First use case – renumbering in bills: an approved amendment A inserts a new article between art.1 and art.2 of version 1 of bill B. Because of this decision, art.2 is known in version 2 of B as art.3, art.3 is known as art.4, etc. </text:p>
            </text:list-item>
            <text:list-item>
              <text:p text:style-name="P21">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ext:soft-page-break/>The risk here is to collapse two potentially very different meanings of “identification” in just one id: the id of the <text:span text:style-name="T1">right place </text:span>(the one that I mean now when I use this id) and the id of the <text:span text:style-name="T1">same place </text:span>(the one that had such id in a different version or in a different variant of this document). </text:p>
      <text:p text:style-name="Standard">In fact there are really two identifiers at work: one has the purpose of matching the evolving nature of the fragment with respect to the internal structure of the document and the other must guarantee the persistency of the identity of the fragment across versins and variants. They are usually the same, and diverge only when one of the four above-mentioned situations occur. </text:p>
      <text:p text:style-name="Standard">Our solution maintains some fundamental principles: <text:s/></text:p>
      <text:list xml:id="list5973638179592134491" text:style-name="WW8Num40">
        <text:list-item>
          <text:p text:style-name="P22"><text:span text:style-name="T1">Universality</text:span>: the approach taken works for all document types that Akoma Ntoso deals with now or will deal with in the future. It works for amendable parts as well as non-amendable parts, for frequently modified parts as well as never modified parts. It works for original versions, single versions, multiple versions, and chains of versions. </text:p>
        </text:list-item>
        <text:list-item>
          <text:p text:style-name="P22"><text:span text:style-name="T1">Proportionality of impact</text:span>: the approach taken for a rare occurrence does not affect the solutions taken for the more frequent occurrences. It is better for the solution of a rare occurrence to be very convoluted than for the solution to a frequent occurrence to be even only mildly convoluted. <text:s/></text:p>
        </text:list-item>
        <text:list-item>
          <text:p text:style-name="P22"><text:span text:style-name="T1">Uniqueness</text:span>: the id of a part is unique within the document. </text:p>
        </text:list-item>
        <text:list-item>
          <text:p text:style-name="P22"><text:span text:style-name="T1">Persistency</text:span>: the id of a part is persistent across versions, i.e., across all expressions of the same work. The persistency refers to the identity of the part, and not of the name or the number (i.e., if a part is moved and renamed the id accompanies the part, and not stay with the number), so it remains possible to track across versions the movement of the part.</text:p>
        </text:list-item>
        <text:list-item>
          <text:p text:style-name="P22"><text:span text:style-name="T1">Navigability</text:span>: the id of a part is usable in IRI as the fragment part (after the # sign), even in the hypertext link of a separate document, and the link remains traversable to the right place regardless of what happened to the document. </text:p>
        </text:list-item>
        <text:list-item>
          <text:p text:style-name="P22"><text:span text:style-name="T1">Self-sufficiency</text:span>: the id of a part is the only information needed to perform the basic operations (in particular, navigation and tracking). Explanatory metadata are always optional, so that it is not appropriate to deal with tracking in an apposite metadata section. </text:p>
        </text:list-item>
        <text:list-item>
          <text:p text:style-name="P22"><text:span text:style-name="T1">Contiguity</text:span>: the id of a part is near the part it refers to, e.g., as an attribute to the relevant element<text:span text:style-name="Footnote_20_Symbol"><text:note text:id="ftn1" text:note-class="footnote"><text:note-citation>1</text:note-citation><text:note-body><text:p text:style-name="Footnote"><text:s/>Contiguity does NOT mean that the id must be called "id", or that it must be the only attribute to exhibit identification characteristics</text:p></text:note-body></text:note></text:span>. </text:p>
        </text:list-item>
        <text:list-item>
          <text:p text:style-name="P22"><text:span text:style-name="T1">Meaningfulness</text:span>: the id of a part expresses, as much as possible, basic facts about its nature, position, or relation to superior and/or neighboring elements that are meaningful to the local tradition. <text:s/></text:p>
        </text:list-item>
        <text:list-item>
          <text:p text:style-name="P22"><text:span text:style-name="T1">Transferability</text:span>: the id of a part is transferable when the part is transferred from a document to another, or from a document type to another. For instance, ids of bills is transferable to the ids of the corresponding act once the document has been promulgated, and similarly, the id of a structure within an amendment proposal, possibly even in an oral discussion reported in a hansard, is transferable to the id of the structure in a new version of the bill.<text:span text:style-name="Footnote_20_Symbol"><text:note text:id="ftn2" text:note-class="footnote"><text:note-citation>2</text:note-citation><text:note-body><text:p text:style-name="Footnote"><text:s/>Transferability does not mean "identical value", but only that a transformation between the two values must be possible in an automatic way.</text:p></text:note-body></text:note></text:span> </text:p>
        </text:list-item>
      </text:list>
      <text:p text:style-name="Standard"><text:soft-page-break/>Given the above-mentioned principles, the natural solution is to have two identifiers to deal with. One is persistent and associated to the work, while the other is evolving in time and associated to the expression. Whenever the persistent id and the evolving id do not differ, only one of them is specified in the document, but when they differ, then the evolving id follows the structure of the expression, while the permanent id is anchored to the structure of one specific expression, called <text:span text:style-name="T1">Master Expression</text:span>, which is considered as the fundamental expression for the permanent identification of fragments. </text:p>
      <text:p text:style-name="Standard">When a situation occurs that requires the two ids to differ from each other, such as one of the above-mentioned situations 1, 2, 3 or 4, then the <text:span text:style-name="Macchina_20_da_20_scrivere_20_HTML">eId</text:span> attribute is set to reflect the new role and number of the element in the structure, while the <text:span text:style-name="Macchina_20_da_20_scrivere_20_HTML">wId</text:span> attribute is added and set to reflect the identity that such fragment had, has or would have in the Master Expression. Thus, after any change in the document, the work-level id (<text:span text:style-name="Macchina_20_da_20_scrivere_20_HTML">wId</text:span>) is added and never changes, and the expression id (<text:span text:style-name="Macchina_20_da_20_scrivere_20_HTML">eId</text:span>) keeps on being updated according to the new data. </text:p>
      <text:p text:style-name="Standard">Tracking is always based on the <text:span text:style-name="Macchina_20_da_20_scrivere_20_HTML">wId</text:span>, navigation is always based on the id that was the <text:span text:style-name="Macchina_20_da_20_scrivere_20_HTML">eId </text:span>at the moment, and transfer is always based on the <text:span text:style-name="Macchina_20_da_20_scrivere_20_HTML">eId</text:span>. <text:s/>Since the evolving id may change in time more than once, a metadata structure has been added to hold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8885924671221306969" text:style-name="WW8Num56">
        <text:list-item>
          <text:p text:style-name="P23"><text:span text:style-name="T1">Multi-lingual document (subcase a)</text:span>: Two expressions exist in two different languages. One is the standard, or default language, and the other is an additional variants in a different language. As such, the version in the default language is the master expression, and the other version uses the master expression’s ids as <text:span text:style-name="Macchina_20_da_20_scrivere_20_HTML">wIds</text:span>. E.g., how do we represent that article 2 in the French version contains the same text as section 2 in the English version, which is the master Expression?:</text:p>
        </text:list-item>
      </text:list>
      <text:p text:style-name="P56"/>
      <text:p text:style-name="P55">Master expression (e.g., in English)</text:p>
      <text:p text:style-name="P62"><text:span text:style-name="Macchina_20_da_20_scrivere_20_HTML">&lt;section eId="sec_2"&gt;</text:span></text:p>
      <text:p text:style-name="P62"><text:span text:style-name="Macchina_20_da_20_scrivere_20_HTML"><text:s/>&lt;num&gt;2&lt;/num&gt;</text:span></text:p>
      <text:p text:style-name="P62"><text:span text:style-name="Macchina_20_da_20_scrivere_20_HTML"><text:s/>&lt;content&gt;</text:span></text:p>
      <text:p text:style-name="P62"><text:span text:style-name="Macchina_20_da_20_scrivere_20_HTML"><text:s text:c="3"/>&lt;p&gt;Some text in English&lt;/p&gt;</text:span></text:p>
      <text:p text:style-name="P62"><text:span text:style-name="Macchina_20_da_20_scrivere_20_HTML"><text:s/>&lt;/content&gt;</text:span></text:p>
      <text:p text:style-name="P62"><text:span text:style-name="Macchina_20_da_20_scrivere_20_HTML">&lt;/section&gt;</text:span></text:p>
      <text:p text:style-name="P54"><text:span text:style-name="T16">Variant (e.g., in French)</text:span></text:p>
      <text:p text:style-name="P62"><text:span text:style-name="Macchina_20_da_20_scrivere_20_HTML"/></text:p>
      <text:p text:style-name="P62"><text:span text:style-name="Macchina_20_da_20_scrivere_20_HTML">&lt;art wId="sec_2" eId="art_2"&gt;</text:span></text:p>
      <text:p text:style-name="P62"><text:span text:style-name="Macchina_20_da_20_scrivere_20_HTML"><text:s/>&lt;num&gt;2&lt;/num&gt;</text:span></text:p>
      <text:p text:style-name="P62"><text:span text:style-name="Macchina_20_da_20_scrivere_20_HTML"><text:s/>&lt;content&gt;</text:span></text:p>
      <text:p text:style-name="P62"><text:span text:style-name="Macchina_20_da_20_scrivere_20_HTML"><text:s text:c="3"/>&lt;p&gt;Du texte en Français&lt;/p&gt;</text:span></text:p>
      <text:p text:style-name="P62"><text:span text:style-name="Macchina_20_da_20_scrivere_20_HTML"><text:s/>&lt;/content&gt;</text:span></text:p>
      <text:p text:style-name="P62"><text:span text:style-name="Macchina_20_da_20_scrivere_20_HTML">&lt;/art&gt;</text:span></text:p>
      <text:p text:style-name="P78"><text:tab/>In this context, a reference such as <text:span text:style-name="Macchina_20_da_20_scrivere_20_HTML">doc#sect_2 </text:span>points by default to the default destination, but a client-side script could, upon signaling that the user has a specific language preference, locally fiddle with the ids to have the destination change.</text:p>
      <text:list xml:id="list712386257" text:continue-numbering="true" text:style-name="WW8Num56">
        <text:list-item>
          <text:p text:style-name="P23"><text:span text:style-name="T1">Multi-lingual document (subcase b)</text:span>: Two expressions exist in two different languages, but neither can be determined as the default or master language. As such, the master expression does not exist in a concrete expression, but must be determined abstractly (it would also be called an <text:span text:style-name="T1">UR-Expression</text:span>), and both versions uses the UR-expression’s ids as <text:span text:style-name="Macchina_20_da_20_scrivere_20_HTML">wIds</text:span>. E.g., how do we represent that article 2 in the French version contains the same text as section 2 in the English version, and neither is the master Expression?:</text:p>
        </text:list-item>
      </text:list>
      <text:p text:style-name="P56"><text:soft-page-break/></text:p>
      <text:p text:style-name="P54"><text:span text:style-name="T16">Variant (e.g., in English)</text:span></text:p>
      <text:p text:style-name="P62"><text:span text:style-name="Macchina_20_da_20_scrivere_20_HTML">&lt;section wid=”elm_2” eId="sec_2"&gt;</text:span></text:p>
      <text:p text:style-name="P62"><text:span text:style-name="Macchina_20_da_20_scrivere_20_HTML"><text:s/>&lt;num&gt;2&lt;/num&gt;</text:span></text:p>
      <text:p text:style-name="P62"><text:span text:style-name="Macchina_20_da_20_scrivere_20_HTML"><text:s/>&lt;content&gt;</text:span></text:p>
      <text:p text:style-name="P62"><text:span text:style-name="Macchina_20_da_20_scrivere_20_HTML"><text:s text:c="3"/>&lt;p&gt;Some text in English&lt;/p&gt;</text:span></text:p>
      <text:p text:style-name="P62"><text:span text:style-name="Macchina_20_da_20_scrivere_20_HTML"><text:s/>&lt;/content&gt;</text:span></text:p>
      <text:p text:style-name="P62"><text:span text:style-name="Macchina_20_da_20_scrivere_20_HTML">&lt;/section&gt;</text:span></text:p>
      <text:p text:style-name="P54"><text:span text:style-name="T16">Variant (e.g., in French)</text:span></text:p>
      <text:p text:style-name="P62"><text:span text:style-name="Macchina_20_da_20_scrivere_20_HTML"/></text:p>
      <text:p text:style-name="P62"><text:span text:style-name="Macchina_20_da_20_scrivere_20_HTML">&lt;art wId="elm_2" eId="art_2"&gt;</text:span></text:p>
      <text:p text:style-name="P62"><text:span text:style-name="Macchina_20_da_20_scrivere_20_HTML"><text:s/>&lt;num&gt;2&lt;/num&gt;</text:span></text:p>
      <text:p text:style-name="P62"><text:span text:style-name="Macchina_20_da_20_scrivere_20_HTML"><text:s/>&lt;content&gt;</text:span></text:p>
      <text:p text:style-name="P62"><text:span text:style-name="Macchina_20_da_20_scrivere_20_HTML"><text:s text:c="3"/>&lt;p&gt;Du texte en Français&lt;/p&gt;</text:span></text:p>
      <text:p text:style-name="P62"><text:span text:style-name="Macchina_20_da_20_scrivere_20_HTML"><text:s/>&lt;/content&gt;</text:span></text:p>
      <text:p text:style-name="P62"><text:span text:style-name="Macchina_20_da_20_scrivere_20_HTML">&lt;/art&gt;</text:span></text:p>
      <text:list xml:id="list3838231161729140736" text:style-name="WW8Num42">
        <text:list-item>
          <text:p text:style-name="P24"><text:span text:style-name="T1">Multi-version document</text:span>: The "default" fragment uses a plain id, the "secondary" destination uses a modified id. </text:p>
        </text:list-item>
      </text:list>
      <text:p text:style-name="P62"><text:span text:style-name="Macchina_20_da_20_scrivere_20_HTML">&lt;art eId="art2"&gt;</text:span></text:p>
      <text:p text:style-name="P62"><text:span text:style-name="Macchina_20_da_20_scrivere_20_HTML"><text:s/>&lt;num&gt;2&lt;/num&gt;</text:span></text:p>
      <text:p text:style-name="P62"><text:span text:style-name="Macchina_20_da_20_scrivere_20_HTML"><text:s/>&lt;content&gt;</text:span></text:p>
      <text:p text:style-name="P62"><text:span text:style-name="Macchina_20_da_20_scrivere_20_HTML"><text:s text:c="3"/>&lt;p&gt;New version of art.2&lt;/p&gt;</text:span></text:p>
      <text:p text:style-name="P62"><text:span text:style-name="Macchina_20_da_20_scrivere_20_HTML"><text:s/>&lt;/content&gt;</text:span></text:p>
      <text:p text:style-name="P62"><text:span text:style-name="Macchina_20_da_20_scrivere_20_HTML">&lt;/art&gt;</text:span></text:p>
      <text:p text:style-name="P62"><text:span text:style-name="Macchina_20_da_20_scrivere_20_HTML">&lt;art wId="art2" eId="art2v1"&gt;</text:span></text:p>
      <text:p text:style-name="P62"><text:span text:style-name="Macchina_20_da_20_scrivere_20_HTML"><text:s/>&lt;num&gt;2&lt;/num&gt;</text:span></text:p>
      <text:p text:style-name="P62"><text:span text:style-name="Macchina_20_da_20_scrivere_20_HTML"><text:s/>&lt;content&gt;</text:span></text:p>
      <text:p text:style-name="P62"><text:span text:style-name="Macchina_20_da_20_scrivere_20_HTML"><text:s text:c="3"/>&lt;p&gt;Old version of art.2&lt;/p&gt;</text:span></text:p>
      <text:p text:style-name="P62"><text:span text:style-name="Macchina_20_da_20_scrivere_20_HTML"><text:s/>&lt;/content&gt;</text:span></text:p>
      <text:p text:style-name="P62"><text:span text:style-name="Macchina_20_da_20_scrivere_20_HTML">&lt;/art&gt;</text:span></text:p>
      <text:p text:style-name="P54">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853930216" text:continue-numbering="true" text:style-name="WW8Num42">
        <text:list-item>
          <text:p text:style-name="P24"><text:span text:style-name="T1">Amending act</text:span>: the structured content uses <text:span text:style-name="Macchina_20_da_20_scrivere_20_HTML">wId </text:span>as a suggestion of the id that the structure will have in the new version of the amended document: </text:p>
        </text:list-item>
      </text:list>
      <text:p text:style-name="P62"><text:span text:style-name="Macchina_20_da_20_scrivere_20_HTML">&lt;mod id="mod_1"&gt;</text:span></text:p>
      <text:p text:style-name="P62"><text:span text:style-name="Macchina_20_da_20_scrivere_20_HTML"><text:tab/>Art. 5 is changed as follows: </text:span></text:p>
      <text:p text:style-name="P62"><text:span text:style-name="Macchina_20_da_20_scrivere_20_HTML"><text:tab/>&lt;quotedStructure id="mod_1__qstr_1"&gt;</text:span></text:p>
      <text:p text:style-name="P62"><text:span text:style-name="Macchina_20_da_20_scrivere_20_HTML"><text:tab/><text:tab/>&lt;art eId="mod_1__qsrt_1__art_5" wId="art5"&gt;</text:span></text:p>
      <text:p text:style-name="P62"><text:span text:style-name="Macchina_20_da_20_scrivere_20_HTML"><text:tab/><text:tab/><text:tab/>...</text:span></text:p>
      <text:p text:style-name="P62"><text:span text:style-name="Macchina_20_da_20_scrivere_20_HTML"><text:tab/><text:tab/>&lt;/art&gt;</text:span></text:p>
      <text:p text:style-name="P62"><text:span text:style-name="Macchina_20_da_20_scrivere_20_HTML"><text:tab/>&lt;/quotedStructure&gt;</text:span></text:p>
      <text:p text:style-name="P62"><text:span text:style-name="Macchina_20_da_20_scrivere_20_HTML">&lt;/mod&gt;</text:span></text:p>
      <text:list xml:id="list1826238397" text:continue-numbering="true" text:style-name="WW8Num42">
        <text:list-item>
          <text:p text:style-name="P24"><text:span text:style-name="T1">Renumbering of bill (see use case 4.1)</text:span>: The first version of the bill has simple ids: </text:p>
        </text:list-item>
      </text:list>
      <text:p text:style-name="Standard"/>
      <text:p text:style-name="P62"><text:span text:style-name="Macchina_20_da_20_scrivere_20_HTML"><text:tab/><text:tab/>&lt;article id="art_1"&gt;</text:span></text:p>
      <text:p text:style-name="P62"><text:span text:style-name="Macchina_20_da_20_scrivere_20_HTML"><text:tab/><text:tab/><text:tab/>&lt;num&gt;1&lt;/num&gt;</text:span></text:p>
      <text:p text:style-name="P62"><text:span text:style-name="Macchina_20_da_20_scrivere_20_HTML"><text:tab/><text:tab/><text:tab/>&lt;content&gt;&lt;p&gt;Originally article 1&lt;/p&gt;&lt;/content&gt;</text:span></text:p>
      <text:p text:style-name="P62"><text:span text:style-name="Macchina_20_da_20_scrivere_20_HTML"><text:tab/><text:tab/>&lt;/article&gt;</text:span></text:p>
      <text:p text:style-name="P62"><text:span text:style-name="Macchina_20_da_20_scrivere_20_HTML"><text:tab/><text:tab/>&lt;article id="art_2"&gt;</text:span></text:p>
      <text:p text:style-name="P62"><text:span text:style-name="Macchina_20_da_20_scrivere_20_HTML"><text:tab/><text:tab/><text:tab/>&lt;num&gt;2&lt;/num&gt;</text:span></text:p>
      <text:p text:style-name="P62"><text:span text:style-name="Macchina_20_da_20_scrivere_20_HTML"><text:tab/><text:tab/><text:tab/>&lt;content&gt;&lt;p&gt;Originally article 2&lt;/p&gt;&lt;/content&gt;</text:span></text:p>
      <text:p text:style-name="P62"><text:span text:style-name="Macchina_20_da_20_scrivere_20_HTML"><text:tab/><text:tab/>&lt;/article&gt;</text:span></text:p>
      <text:p text:style-name="P62"><text:span text:style-name="Macchina_20_da_20_scrivere_20_HTML"><text:tab/><text:tab/>&lt;article id="art_3"&gt;</text:span></text:p>
      <text:p text:style-name="P62"><text:span text:style-name="Macchina_20_da_20_scrivere_20_HTML"><text:tab/><text:tab/><text:tab/>&lt;num&gt;3&lt;/num&gt;</text:span></text:p>
      <text:p text:style-name="P62"><text:soft-page-break/><text:span text:style-name="Macchina_20_da_20_scrivere_20_HTML"><text:tab/><text:tab/><text:tab/>&lt;content&gt;&lt;p&gt;Originally article 3&lt;/p&gt;&lt;/content&gt;</text:span></text:p>
      <text:p text:style-name="P62"><text:span text:style-name="Macchina_20_da_20_scrivere_20_HTML"><text:tab/><text:tab/>&lt;/article&gt;</text:span></text:p>
      <text:p text:style-name="Standard"/>
      <text:p text:style-name="P78"><text:tab/>The second version of the bill, after a new article 2 was inserted, generating a renumbering of the subsequent articles, uses id to specify the original ids, regardless of the position, and uses <text:span text:style-name="Macchina_20_da_20_scrivere_20_HTML">eId</text:span> to specify the id each article should have if this were a new document.</text:p>
      <text:p text:style-name="Standard"/>
      <text:p text:style-name="P62"><text:span text:style-name="Macchina_20_da_20_scrivere_20_HTML"><text:tab/><text:tab/>&lt;article eId="art_1"&gt;</text:span></text:p>
      <text:p text:style-name="P62"><text:span text:style-name="Macchina_20_da_20_scrivere_20_HTML"><text:tab/><text:tab/><text:tab/>&lt;num&gt;1&lt;/num&gt;</text:span></text:p>
      <text:p text:style-name="P62"><text:span text:style-name="Macchina_20_da_20_scrivere_20_HTML"><text:tab/><text:tab/><text:tab/>&lt;content&gt;&lt;p&gt;Originally article 1&lt;/p&gt;&lt;/content&gt;</text:span></text:p>
      <text:p text:style-name="P62"><text:span text:style-name="Macchina_20_da_20_scrivere_20_HTML"><text:tab/><text:tab/>&lt;/article&gt;</text:span></text:p>
      <text:p text:style-name="P62"><text:span text:style-name="Macchina_20_da_20_scrivere_20_HTML"><text:tab/><text:tab/>&lt;article eId="art_2"&gt;</text:span></text:p>
      <text:p text:style-name="P62"><text:span text:style-name="Macchina_20_da_20_scrivere_20_HTML"><text:tab/><text:tab/><text:tab/>&lt;num&gt;2&lt;/num&gt;</text:span></text:p>
      <text:p text:style-name="P62"><text:span text:style-name="Macchina_20_da_20_scrivere_20_HTML"><text:tab/><text:tab/><text:tab/>&lt;content&gt;&lt;p&gt;New article 2&lt;/p&gt;&lt;/content&gt;</text:span></text:p>
      <text:p text:style-name="P62"><text:span text:style-name="Macchina_20_da_20_scrivere_20_HTML"><text:tab/><text:tab/>&lt;/article&gt;</text:span></text:p>
      <text:p text:style-name="P62"><text:span text:style-name="Macchina_20_da_20_scrivere_20_HTML"><text:tab/><text:tab/>&lt;article wId="art_2" eId="art_3"&gt;</text:span></text:p>
      <text:p text:style-name="P62"><text:span text:style-name="Macchina_20_da_20_scrivere_20_HTML"><text:tab/><text:tab/><text:tab/>&lt;num&gt;3&lt;/num&gt;</text:span></text:p>
      <text:p text:style-name="P62"><text:span text:style-name="Macchina_20_da_20_scrivere_20_HTML"><text:tab/><text:tab/><text:tab/>&lt;content&gt;&lt;p&gt;Originally article 2&lt;/p&gt;&lt;/content&gt;</text:span></text:p>
      <text:p text:style-name="P62"><text:span text:style-name="Macchina_20_da_20_scrivere_20_HTML"><text:tab/><text:tab/>&lt;/article&gt;</text:span></text:p>
      <text:p text:style-name="P62"><text:span text:style-name="Macchina_20_da_20_scrivere_20_HTML"><text:tab/><text:tab/>&lt;article wId="art_3" eId="art_4"&gt;</text:span></text:p>
      <text:p text:style-name="P62"><text:span text:style-name="Macchina_20_da_20_scrivere_20_HTML"><text:tab/><text:tab/><text:tab/>&lt;num&gt;4&lt;/num&gt;</text:span></text:p>
      <text:p text:style-name="P62"><text:span text:style-name="Macchina_20_da_20_scrivere_20_HTML"><text:tab/><text:tab/><text:tab/>&lt;content&gt;&lt;p&gt;Originally article 3&lt;/p&gt;&lt;/content&gt;</text:span></text:p>
      <text:p text:style-name="P62"><text:span text:style-name="Macchina_20_da_20_scrivere_20_HTML"><text:tab/><text:tab/>&lt;/article&gt;</text:span></text:p>
      <text:p text:style-name="P78"><text:tab/>Since bills mostly receive static references, and since static references always include the version number, it is always very clear what refers to what: <text:span text:style-name="Macchina_20_da_20_scrivere_20_HTML">bill@v1#art_2</text:span> refers to the same article as <text:span text:style-name="Macchina_20_da_20_scrivere_20_HTML">bill@v2#art_3</text:span> and a different one than <text:span text:style-name="Macchina_20_da_20_scrivere_20_HTML">bill@v2#art_2</text:span>.</text:p>
      <text:list xml:id="list1921997668" text:continue-numbering="true" text:style-name="WW8Num42">
        <text:list-item>
          <text:p text:style-name="P24"><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4">in act X the reference is <text:span text:style-name="Macchina_20_da_20_scrivere_20_HTML">Y#art_2</text:span>. This corresponds to the structure that in version 1 had <text:span text:style-name="Macchina_20_da_20_scrivere_20_HTML">eId="art_2".</text:span></text:p>
            </text:list-item>
            <text:list-item>
              <text:p text:style-name="P24">in act W the reference is <text:span text:style-name="Macchina_20_da_20_scrivere_20_HTML">Y#art_15</text:span>. This corresponds to the structure that in version 2 had <text:span text:style-name="Macchina_20_da_20_scrivere_20_HTML">eId="art15" </text:span>and<text:span text:style-name="Macchina_20_da_20_scrivere_20_HTML"> wId="art_2"</text:span></text:p>
            </text:list-item>
            <text:list-item>
              <text:p text:style-name="P24">in act Z the reference is <text:span text:style-name="Macchina_20_da_20_scrivere_20_HTML">Y#art_2</text:span>. This corresponds to the structure that in version 2 had <text:span text:style-name="Macchina_20_da_20_scrivere_20_HTML">eId="art2" </text:span>and no<text:span text:style-name="Macchina_20_da_20_scrivere_20_HTML"> wId</text:span>. </text:p>
            </text:list-item>
          </text:list>
        </text:list-item>
      </text:list>
      <text:h text:style-name="Heading_20_2" text:outline-level="2"><text:bookmark-start text:name="__RefHeading___Toc259226724"/>Document IRIs<text:bookmark-end text:name="__RefHeading___Toc259226724"/></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5" text:outline-level="1"><text:bookmark-start text:name="__RefHeading___Toc259226725"/><text:soft-page-break/>AKOMA NTOSO Naming Convention<text:bookmark-end text:name="__RefHeading___Toc259226725"/></text:h>
      <text:p text:style-name="P7"/>
      <text:p text:style-name="Standard">The Akoma Ntoso standard defines a number of referenceable concepts that are used in many situations in the lifecycle of legal documents. The purpose of this section is to provide a standard referencing mechanism to these concepts through the use of IRI references<text:span text:style-name="Footnote_20_Symbol"><text:note text:id="ftn3" text:note-class="footnote"><text:note-citation>3</text:note-citation><text:note-body><text:p text:style-name="Footnote"><text:span text:style-name="T18">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text:span text:style-name="Internet_20_link"><text:span text:style-name="T18">http://tools.ietf.org/html/rfc3987</text:span></text:span></text:a><text:span text:style-name="T18"> ). </text:span></text:p></text:note-body></text:note></text:span>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7900633744923220182" text:style-name="WW8Num18">
        <text:list-item>
          <text:p text:style-name="P64">WORK – the abstract concept of the legal resource (e.g., act 3 of 2005).</text:p>
        </text:list-item>
        <text:list-item>
          <text:p text:style-name="P64">EXPRESSION - any version of the WORK whose content is specified and different from others for any reason: language, versions, etc. (e.g., act 3 of 2005 as in the version following the amendments entered into force on July 3<text:span text:style-name="T19">rd</text:span>, 2006).</text:p>
        </text:list-item>
        <text:list-item>
          <text:p text:style-name="P64">MANIFESTATION - any electronic or physical format of the EXPRESSION: MS Word, Open Office, XML, TIFF, PDF, etc (e.g., PDF representation of act 3 of 2005 as in the version following the amendments entered into force on July 3<text:span text:style-name="T19">rd</text:span>, 2006).</text:p>
        </text:list-item>
        <text:list-item>
          <text:p text:style-name="P64">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19">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3739776537630111674" text:style-name="WW8Num30">
        <text:list-item>
          <text:p text:style-name="P71">WorkComponents (e.g., main, schedule, table, etc) - the WorkComponents are abstract entities that can be referenced to refer to different ExpressionComponents in time. </text:p>
        </text:list-item>
        <text:list-item>
          <text:p text:style-name="P71">ExpressionComponent (e.g., main, schedule, table, etc.) - the ExpressionComponents represent the visible division of the document as generated by the content author (Parliament, etc.)</text:p>
        </text:list-item>
        <text:list-item>
          <text:p text:style-name="P71">ManifestationComponent (e.g., xml files, PDF files, TIFF images, etc.) - the ManifestationComponents represent the division of the document as generated by the manifestation author (e.g., the XML editor).</text:p>
        </text:list-item>
        <text:list-item>
          <text:p text:style-name="P71">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text:soft-page-break/>Scope of the naming convention is to identify in a unique way all Akoma Ntoso concepts and resources on the net and in general all collections thereof. Some principles and characteristics should be respected in the naming convention:</text:p>
      <text:list xml:id="list2445087904345317738" text:style-name="WW8Num53">
        <text:list-item>
          <text:p text:style-name="P26"><text:span text:style-name="T2">MEANINGFULNESS</text:span>: the name is a meaningful and logical description of the resource and not of its physical path</text:p>
        </text:list-item>
        <text:list-item>
          <text:p text:style-name="P26"><text:span text:style-name="T2">PERMANENCE</text:span>: the name must be permanent and stable over time</text:p>
        </text:list-item>
        <text:list-item>
          <text:p text:style-name="P26"><text:span text:style-name="T2">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970134736796567753" text:style-name="WW8Num52">
        <text:list-item>
          <text:p text:style-name="P72">Legislative references will most probably refer to WORKs: acts referring to other acts do so regardless of the actual version, and references must be to something independent of all possible expressions, e.g., to the work. </text:p>
        </text:list-item>
        <text:list-item>
          <text:p text:style-name="P72">The list of attachments and schedules belong to a specific EXPRESSION, so references to ExpressionComponents is specific of the expression level. </text:p>
        </text:list-item>
        <text:list-item>
          <text:p text:style-name="P72">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2">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2">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2">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text:soft-page-break/>IRI-based naming mechanism for non-document entities (as well as for document entities when they are handled in a similar way to non-document entities). </text:p>
      <text:h text:style-name="Heading_20_2" text:outline-level="2"><text:bookmark-start text:name="__RefHeading___Toc259226726"/>Absolute and relative IRIs<text:bookmark-end text:name="__RefHeading___Toc259226726"/></text:h>
      <text:p text:style-name="P28">Absolute and relative URIs. </text:p>
      <text:p text:style-name="Standard">At all levels, the Akoma Ntoso IRIs belong to the http:// scheme and are normally resolved using mechanisms widely available in browsers and web servers. Within documents, IRIs are used as references to addressable resources, and are thus called <text:span text:style-name="T1">IRI references</text:span>. </text:p>
      <text:p text:style-name="Standard">According to the authoritative source RFC 3986<text:span text:style-name="Footnote_20_Symbol"><text:note text:id="ftn4" text:note-class="footnote"><text:note-citation>4</text:note-citation><text:note-body><text:p text:style-name="Footnote"><text:s/>http://tools.ietf.org/html/rfc3986</text:p></text:note-body></text:note></text:span>, all http:// IRI references are divided into <text:span text:style-name="T1">absolute IRI</text:span> and <text:span text:style-name="T1">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2">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1">global</text:span> and <text:span text:style-name="T1">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1">always</text:span> starts with a slash, to indicate that <text:span text:style-name="T1">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1">all</text:span> references, after all), and distinguish between absolute IRIs, global IRIs and local IRIs. </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9">as specified in &lt;ref href="/kn/act/2006-08-10/123#sec12"&gt;section 12 of act 13/2006&lt;/ref&gt;</text:p>
      <text:p text:style-name="Standard"/>
      <text:p text:style-name="Standard">while a reference to a specific attachment of the same act is always local:</text:p>
      <text:p text:style-name="Standard"/>
      <text:p text:style-name="P29">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29">&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bookmark-start text:name="__RefHeading___Toc259226727"/><text:soft-page-break/>Resolving Akoma Ntoso IRIs<text:bookmark-end text:name="__RefHeading___Toc259226727"/></text:h>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1">IRI resolvers</text:span>. </text:p>
      <text:p text:style-name="Standard">The AKOMA NTOSO naming architecture is built so as not to rely on the existence of 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24">[http://www.authority.org]</text:span> that stands for any of an arbitrarily large number of equivalent naming authorities. </text:p>
      <text:h text:style-name="Heading_20_2" text:outline-level="2"><text:bookmark-start text:name="__RefHeading___Toc259226728"/>The IRI of a Work<text:bookmark-end text:name="__RefHeading___Toc259226728"/></text:h>
      <text:h text:style-name="Heading_20_3" text:outline-level="3"><text:bookmark-start text:name="__RefHeading___Toc259226729"/>The IRI for the Work as a whole<text:bookmark-end text:name="__RefHeading___Toc259226729"/></text:h>
      <text:p text:style-name="P28">The URI of a Work</text:p>
      <text:p text:style-name="Standard">The IRI for the WORK is the baseline for building the IRI for the EXPRESSION, which is the baseline for the IRI of the MANIFESTATION. </text:p>
      <text:p text:style-name="Standard"/>
      <text:p text:style-name="P54">The IRI for the WORK consists of the following pieces:</text:p>
      <text:list xml:id="list6507217709706087394" text:style-name="WW8Num28">
        <text:list-item>
          <text:p text:style-name="P30">The base URL of a naming authority with IRI-resolving capabilities <text:span text:style-name="T1">(not relevant for the Naming Convention)</text:span></text:p>
        </text:list-item>
        <text:list-item>
          <text:p text:style-name="P30">A detail fragment organizing in a hierarchical fashion the additional data:</text:p>
        </text:list-item>
      </text:list>
      <text:p text:style-name="P79"/>
      <text:list xml:id="list755283017" text:continue-numbering="true" text:style-name="WW8Num28">
        <text:list-item>
          <text:p text:style-name="P80">Country (a two-letter code according to ISO 3166-1 alpha-2) – in case of an Akoma Ntoso XML representation, this value must correspond to the content of element FRBRcountry in the metadata. </text:p>
        </text:list-item>
        <text:list-item>
          <text:p text:style-name="P80">Type of document – in case of an Akoma Ntoso XML representation, this value must correspond to the element immediately below the akomaNtoso root element (e.g., act, bill, debateReport, etc.).</text:p>
        </text:list-item>
        <text:list-item>
          <text:p text:style-name="P80">Any specification of document subtype, if appropriate – in case of an Akoma Ntoso XML representation, this value must correspond to the content of element FRBRsubtype in the metadata.</text:p>
        </text:list-item>
        <text:list-item>
          <text:p text:style-name="P80">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80">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80"><text:soft-page-break/>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references.</text:p>
      <text:list xml:id="list2433714561655582320" text:style-name="WW8Num44">
        <text:list-item>
          <text:p text:style-name="P31"><text:span text:style-name="T24">[http://www.authority.org]</text:span><text:span text:style-name="T21">/dz/debaterecord/2004-12-21</text:span><text:a xlink:type="simple" xlink:href="http://www.authority.org/dz/debaterecord/2004-12-21"><text:span text:style-name="Internet_20_link_20__28_user_29_"><text:line-break/></text:span></text:a><text:span text:style-name="T22">Algerian parliamentary debate record, 21</text:span><text:span text:style-name="T25">st</text:span><text:span text:style-name="T22"> December 2004. </text:span></text:p>
        </text:list-item>
        <text:list-item>
          <text:p text:style-name="P31"><text:span text:style-name="T24">[http://www.authority.org]</text:span><text:span text:style-name="T16">/sl/act/2004-02-13/2</text:span><text:a xlink:type="simple" xlink:href="http://www.authority.org/sl/act/2004-02-13/2"><text:span text:style-name="Internet_20_link_20__28_user_29_"><text:line-break/></text:span></text:a><text:span text:style-name="T22">Sierra Leone enacted Legislation. Act number 2 of 2004. </text:span></text:p>
        </text:list-item>
        <text:list-item>
          <text:p text:style-name="P31"><text:span text:style-name="T24">[http://www.authority.org]</text:span><text:span text:style-name="T21">/ng/bill/2003-05-14/19</text:span><text:a xlink:type="simple" xlink:href="http://www.authority.org/ng/bill/2003-05-14/19"><text:span text:style-name="Internet_20_link_20__28_user_29_"><text:line-break/></text:span></text:a><text:span text:style-name="T22">Namibia Bill number 19 of 2003</text:span></text:p>
        </text:list-item>
        <text:list-item>
          <text:p text:style-name="P31"><text:span text:style-name="T24">[http://www.authority.org]</text:span><text:span text:style-name="T21">/mg/act/2003-03-12/3</text:span><text:a xlink:type="simple" xlink:href="http://www.authority.org/mg/act/2003-03-12/3"><text:span text:style-name="Internet_20_link_20__28_user_29_"><text:line-break/></text:span></text:a><text:span text:style-name="T22">Madagascar. Act 3 from 2003</text:span></text:p>
        </text:list-item>
        <text:list-item>
          <text:p text:style-name="P31"><text:span text:style-name="T24">[http://www.authority.org]</text:span><text:span text:style-name="T21">/ke/act/decree/MinistryForeignAffairs/2005-07-12/3</text:span><text:span text:style-name="Internet_20_link_20__28_user_29_">: </text:span><text:span text:style-name="T22">Kenya, Decree n. 3 of 2005 by the Ministry of Foreign Affairs</text:span></text:p>
        </text:list-item>
        <text:list-item>
          <text:p text:style-name="P31"/>
        </text:list-item>
      </text:list>
      <text:h text:style-name="Heading_20_3" text:outline-level="3"><text:bookmark-start text:name="__RefHeading___Toc259226730"/>The IRI for WorkComponents<text:bookmark-end text:name="__RefHeading___Toc259226730"/></text:h>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3609924372373761143" text:style-name="WW8Num25">
        <text:list-item>
          <text:p text:style-name="P32">The number part of the work-level I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2">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4585506341911194401" text:style-name="WW8Num14">
        <text:list-item>
          <text:p text:style-name="P33"><text:span text:style-name="T24">[http://www.authority.org]</text:span><text:span text:style-name="T20">/kn/act/2007-01-01/1/schedule1</text:span></text:p>
        </text:list-item>
      </text:list>
      <text:p text:style-name="P82">Kenya, schedule 1 of act 1 from 2007 (WorkComponent)</text:p>
      <text:h text:style-name="Heading_20_2" text:outline-level="2"><text:bookmark-start text:name="__RefHeading___Toc259226731"/><text:soft-page-break/>The IRI of an Expression<text:bookmark-end text:name="__RefHeading___Toc259226731"/></text:h>
      <text:p text:style-name="P27">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he IRI for the Work. </text:p>
      <text:h text:style-name="Heading_20_3" text:outline-level="3"><text:bookmark-start text:name="__RefHeading___Toc259226732"/>The IRI for the expression as a whole<text:bookmark-end text:name="__RefHeading___Toc259226732"/></text:h>
      <text:p text:style-name="Standard">The IRI for the EXPRESSION as a whole consists of the following pieces: </text:p>
      <text:list xml:id="list6359777961727151096" text:style-name="WW8Num7">
        <text:list-item>
          <text:p text:style-name="P65">The IRI of the corresponding WORK </text:p>
        </text:list-item>
        <text:list-item>
          <text:p text:style-name="P65">The character “/”</text:p>
        </text:list-item>
        <text:list-item>
          <text:p text:style-name="P65">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5">The “@” character (required)</text:p>
        </text:list-item>
        <text:list-item>
          <text:p text:style-name="P65">Zero or more comma-separated version identifiers as follows:</text:p>
          <text:list>
            <text:list-item>
              <text:p text:style-name="P73">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3">If a bill, the presentation date is appropriate, or the stage in the approval process that the current draft is the result of.</text:p>
            </text:list-item>
          </text:list>
        </text:list-item>
        <text:list-item>
          <text:p text:style-name="P65">The “#” character (required only if an optional part is added)</text:p>
        </text:list-item>
        <text:list-item>
          <text:p text:style-name="P65">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5">Any content-specification date (as opposed to validity dates) (optional)</text:p>
        </text:list-item>
      </text:list>
      <text:p text:style-name="Standard">The absence of the version identifiers signals two different situations depending on the type of document: </text:p>
      <text:list xml:id="list1711260286" text:continue-numbering="true" text:style-name="WW8Num7">
        <text:list-item>
          <text:p text:style-name="P65">If the document is not versioned (e.g., the debate record of an assembly) then version identifier need not and cannot be present.</text:p>
        </text:list-item>
        <text:list-item>
          <text:p text:style-name="P65">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1">today</text:span> for the reader, as opposed to <text:span text:style-name="T1">today</text:span> for the author of the references). </text:p>
        </text:list-item>
      </text:list>
      <text:p text:style-name="P25"/>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IRI with a dangling "@" character (which implies that the actual version date is the first appropriate date for that work).</text:p>
      <text:p text:style-name="Standard"/>
      <text:list xml:id="list5224759774680732334" text:style-name="WW8Num8">
        <text:list-item>
          <text:p text:style-name="P84"><text:span text:style-name="T24">[http://www.authority.org]</text:span><text:span text:style-name="T16">/dz/debaterecord/2004-12-21/fra</text:span><text:line-break/>Algerian parliamentary debate record, 21st December 2004., French version </text:p>
        </text:list-item>
        <text:list-item>
          <text:p text:style-name="P84"><text:span text:style-name="T24">[http://www.authority.org]</text:span><text:span text:style-name="T16">/sl/act/2004-02-13/2/eng</text:span><text:line-break/>Sierra Leone enacted Legislation. Act number 2 of 2004. <text:s/>English version, current version (as accessed today [according to the reader])</text:p>
        </text:list-item>
        <text:list-item>
          <text:p text:style-name="P84"><text:span text:style-name="T24">[http://www.authority.org]</text:span><text:span text:style-name="T16">/sl/act/2004-02-13/2/eng@</text:span><text:line-break/>Sierra Leone enacted Legislation. Act number 2 of 2004. <text:s/>English version, original version</text:p>
        </text:list-item>
        <text:list-item>
          <text:p text:style-name="P84"><text:span text:style-name="T24">[http://www.authority.org]</text:span><text:span text:style-name="T16">/sl/act/2004-02-13/2/eng@2004-07-21</text:span><text:line-break/>Sierra Leone enacted Legislation. Act number 2 of 2004. <text:s/>English version, as amended on July 2004</text:p>
        </text:list-item>
        <text:list-item>
          <text:p text:style-name="P84"><text:span text:style-name="T24">[http://www.authority.org]</text:span><text:span text:style-name="T16">/ng/bill/2003-05-14/19/eng@first</text:span><text:line-break/>Namibia Bill number 19 of 2003, first stage, English version</text:p>
        </text:list-item>
        <text:list-item>
          <text:p text:style-name="P84"><text:span text:style-name="T24">[http://www.authority.org]</text:span><text:span text:style-name="T16">/mg/act/2003-03-12/3/mul</text:span><text:line-break/>Madagascar. Act 3 from 2003 in French and Malagasy.</text:p>
        </text:list-item>
        <text:list-item>
          <text:p text:style-name="P84"><text:span text:style-name="T24">[http://www.auth.org]</text:span><text:span text:style-name="T16">/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ext:bookmark-start text:name="__RefHeading___Toc259226733"/>The IRIs for ExpressionComponents<text:bookmark-end text:name="__RefHeading___Toc259226733"/></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4" text:outline-level="4">The expression is only composed of one component</text:h>
      <text:p text:style-name="Standard">In this case, the IRI for the expression as a whole and for its main component are identical plus the name “main”.</text:p>
      <text:h text:style-name="Heading_20_4" text:outline-level="4">The expression is composed of many components</text:h>
      <text:h text:style-name="P4" text:outline-level="4">The expression is composed of many components</text:h>
      <text:p text:style-name="Standard">The IRI for each ExpressionComponent consist in this case of the following pieces: </text:p>
      <text:list xml:id="list1104508363594802537" text:style-name="WW8Num6">
        <text:list-item>
          <text:p text:style-name="P66">The IRI of the corresponding EXPRESSION as a whole</text:p>
        </text:list-item>
        <text:list-item>
          <text:p text:style-name="P66">The character “/”</text:p>
        </text:list-item>
        <text:list-item>
          <text:p text:style-name="P66">Either</text:p>
        </text:list-item>
      </text:list>
      <text:p text:style-name="P85"><text:span text:style-name="T8">1.<text:tab/></text:span>A unique name for the attachment </text:p>
      <text:p text:style-name="P85"><text:span text:style-name="T8">2.<text:tab/></text:span>The name “main” which is reserved for the main document. It we have different main they are numbered sequentially: main1, main2, etc.</text:p>
      <text:p text:style-name="Standard"/>
      <text:list xml:id="list202006535" text:continue-list="list5224759774680732334" text:style-name="WW8Num8">
        <text:list-item>
          <text:p text:style-name="P84"><text:span text:style-name="T24">[http://www.authority.org]</text:span><text:span text:style-name="T16">/dz/minutes/2004-12-21/fra/main</text:span><text:line-break/><text:soft-page-break/>Algerian parliamentary debate record, 21st December 2004., French version, main document</text:p>
        </text:list-item>
        <text:list-item>
          <text:p text:style-name="P84"><text:span text:style-name="T24">[http://www.authority.org]</text:span><text:span text:style-name="T16">/sl/act/2004-02-13/2/eng/main</text:span><text:line-break/>Main body of the Sierra Leone enacted Legislation. Act number 2 of 2004. <text:s/>English version, current version (as accessed today)</text:p>
        </text:list-item>
        <text:list-item>
          <text:p text:style-name="P84"><text:span text:style-name="T24">[http://www.authority.org]</text:span><text:span text:style-name="T16">/sl/act/2004-02-13/2/eng@2004-07-21/main/schedule1</text:span><text:line-break/>Attachment “schedule01” of Sierra Leone enacted Legislation. Act number 2 of 2004. <text:s/>English version, as amended on July 2004</text:p>
        </text:list-item>
        <text:list-item>
          <text:p text:style-name="P84"><text:span text:style-name="T24">[http://www.authority.org]</text:span><text:span text:style-name="T16">/ng/bill/2003-05-14/19/eng@first/main/schedule3</text:span><text:line-break/>Third attachment of Namibia Bill number 19 of 2003, first stage, English version</text:p>
        </text:list-item>
      </text:list>
      <text:h text:style-name="Heading_20_3" text:outline-level="3"><text:bookmark-start text:name="__RefHeading___Toc259226734"/>Hierarchies of components in ExpressionComponents<text:bookmark-end text:name="__RefHeading___Toc259226734"/></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8199681886664210182" text:style-name="WW8Num5">
        <text:list-item>
          <text:p text:style-name="P67">if the attachment does not have further attachments, its IRI is provided as detailed in the previous section, without further addenda. </text:p>
        </text:list-item>
        <text:list-item>
          <text:p text:style-name="P67">If the attachment has further attachments, the IRI as detailed in the previous section refers to the whole attachment, including its own attachments.</text:p>
        </text:list-item>
        <text:list-item>
          <text:p text:style-name="P67">To refer to the main document of an attachment that has further attachments, a further “/main” part should be added. </text:p>
        </text:list-item>
        <text:list-item>
          <text:p text:style-name="P67">To refer to any further attachment of an attachment, a further “/” followed by a unique name for the attachment must be added to the attachment itself. </text:p>
        </text:list-item>
      </text:list>
      <text:p text:style-name="Standard"/>
      <text:list xml:id="list337571157" text:continue-list="list202006535" text:style-name="WW8Num8">
        <text:list-item>
          <text:p text:style-name="P84"><text:span text:style-name="T24">[http://www.authority.org]</text:span><text:span text:style-name="T16">/sl/act/2004-02-13/2/eng@2004-07-21/main/schedule1</text:span><text:line-break/>Whole attachment “schedule01” of the Sierra Leone enacted Legislation. Act number 2 of 2004. <text:s/>English version, English version, as amended on July 2004. </text:p>
        </text:list-item>
        <text:list-item>
          <text:p text:style-name="P84"><text:span text:style-name="T24">[http://www.authority.org]</text:span><text:span text:style-name="T16">/sl/act/2004-02-13/2/eng@2004-07-21/main/schedule1/main</text:span><text:line-break/>Main document of the attachment “schedule01” of Sierra Leone enacted Legislation. Act number 2 of 2004. <text:s/>English version, as amended on July 2004</text:p>
        </text:list-item>
        <text:list-item>
          <text:p text:style-name="P84"><text:span text:style-name="T24">[http://www.authority.org]</text:span><text:span text:style-name="T16">/sl/act/2004-02-13/2/eng@2004-07-21/main/schedule1/tableA</text:span><text:line-break/>Attachment “Table A” of the attachment “schedule01” of Sierra Leone enacted Legislation. Act number 2 of 2004. <text:s/>English version, as amended on July 2004</text:p>
        </text:list-item>
        <text:list-item>
          <text:p text:style-name="P84"><text:span text:style-name="T24">[http://www.authority.org]</text:span><text:span text:style-name="T16">/sl/act/2004-02-13/2/eng@2004-07-21/main/schedule1/attachment1/main</text:span><text:line-break/>Main document of the attachment “attachment01” of the attachment “schedule01” of Sierra Leone enacted Legislation. Act number 2 of 2004. <text:s/>English version, amended <text:soft-page-break/>on July 2004</text:p>
        </text:list-item>
      </text:list>
      <text:h text:style-name="Heading_20_3" text:outline-level="3"><text:bookmark-start text:name="__RefHeading___Toc259226735"/>The IRIs for virtual expressions<text:bookmark-end text:name="__RefHeading___Toc259226735"/></text:h>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1">virtual expressions </text:span>(i.e., references to expressions that probably do not exist yet or ever, but can be unambiguously deduced once all relevant information is made available).</text:p>
      <text:p text:style-name="P27"/>
      <text:p text:style-name="Standard">There are at least three cases where such situation may take place: </text:p>
      <text:list xml:id="list1796048463714289991" text:style-name="WW8Num4">
        <text:list-item>
          <text:p text:style-name="P68">the information is not known by the author of the expression (e.g., the legislator), in which case the act of actually retrieving the correct information is in itself an act of interpretation; </text:p>
        </text:list-item>
        <text:list-item>
          <text:p text:style-name="P68">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8">the information is not know by the query system.</text:p>
        </text:list-item>
      </text:list>
      <text:p text:style-name="P25"/>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619253169" text:continue-list="list337571157" text:style-name="WW8Num8">
        <text:list-item>
          <text:p text:style-name="P74"><text:span text:style-name="T24">[http://www.authority.org]</text:span><text:span text:style-name="T16">/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1525656779" text:continue-numbering="true" text:style-name="WW8Num8">
        <text:list-item>
          <text:p text:style-name="P74"><text:span text:style-name="T24">[http://www.authority.org]</text:span><text:span text:style-name="T16">/ch/act/2009-05-09/432/:deu</text:span><text:line-break/>Swiss enacted Legislation. Act number 432 of 2009. <text:s/>Dynamic reference to any of the German versions.</text:p>
        </text:list-item>
        <text:list-item>
          <text:p text:style-name="P74"/>
        </text:list-item>
      </text:list>
      <text:h text:style-name="Heading_20_2" text:outline-level="2"><text:bookmark-start text:name="__RefHeading___Toc259226736"/>The IRI of a Manifestation<text:bookmark-end text:name="__RefHeading___Toc259226736"/></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which is the IRI for the EXPRESSION.</text:p>
      <text:h text:style-name="Heading_20_3" text:outline-level="3"><text:bookmark-start text:name="__RefHeading___Toc259226737"/><text:soft-page-break/>The IRI for the manifestation as a whole<text:bookmark-end text:name="__RefHeading___Toc259226737"/></text:h>
      <text:p text:style-name="Standard">The IRI for the Manifestation as a whole consists of the following pieces: </text:p>
      <text:list xml:id="list1754745704" text:continue-list="list1711260286" text:style-name="WW8Num7">
        <text:list-item>
          <text:p text:style-name="P65">The IRI of the corresponding EXPRESSION as a whole</text:p>
        </text:list-item>
        <text:list-item>
          <text:p text:style-name="P65">The character “#” (only required if any of the optional parts is added)</text:p>
        </text:list-item>
        <text:list-item>
          <text:p text:style-name="P65">The <text:span text:style-name="T29">markup authoring information</text:span> (useful to determine the authoritativeness of the<text:span text:style-name="T30"> markup and metadata) (optional)</text:span> – in case of an Akoma Ntoso XML representation, this value must correspond to the content of element FRBRauthor in the FRBRManifestation section of the metadata.</text:p>
        </text:list-item>
        <text:list-item>
          <text:p text:style-name="P65">Any relevant <text:span text:style-name="T29">markup-specific date (optional)</text:span> – in case of an Akoma Ntoso XML representation, this value must correspond to the content of element FRBRdate in the FRBRManifestation section of the metadata.</text:p>
        </text:list-item>
        <text:list-item>
          <text:p text:style-name="P65">Any additional <text:span text:style-name="T29">markup-related annotation</text:span> (e.g., the existence of multiple versions, of annotations, etc.) (optional)</text:p>
        </text:list-item>
        <text:list-item>
          <text:p text:style-name="P65">The character “.” (required)</text:p>
        </text:list-item>
        <text:list-item>
          <text:p text:style-name="P65">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3"/>
      <text:list xml:id="list2150472676" text:continue-list="list1525656779" text:style-name="WW8Num8">
        <text:list-item>
          <text:p text:style-name="P84"><text:span text:style-name="T24">[http://www.authority.org]</text:span><text:span text:style-name="T16">/dz/debaterecord/2004-12-21/fra/main.doc</text:span><text:line-break/>Word version of the Algerian parliamentary debate record, 21st December 2004., French version</text:p>
        </text:list-item>
        <text:list-item>
          <text:p text:style-name="P84"><text:span text:style-name="T24">[http://www.authority.org]</text:span><text:span text:style-name="T16">/sl/act/2004-02-13/2/eng/main.pdf</text:span><text:line-break/>PDF version of the Sierra Leone enacted Legislation. Act number 2 of 2004. <text:s/>English version, current version (as accessed today)</text:p>
        </text:list-item>
        <text:list-item>
          <text:p text:style-name="P84"><text:span text:style-name="T24">[http://www.authority.org]</text:span><text:span text:style-name="T16">/sl/act/2004-02-13/2/eng@2004-07-21/main.akn</text:span><text:line-break/>Package of all documents including XML versions of the Sierra Leone enacted Legislation. Act number 2 of 2004. <text:s/>English version, as amended in July 2004</text:p>
        </text:list-item>
        <text:list-item>
          <text:p text:style-name="P84"><text:span text:style-name="T24">[http://www.authority.org]</text:span><text:span text:style-name="T16">/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ext:bookmark-start text:name="__RefHeading___Toc259226738"/>The IRIs for ManifestationComponents<text:bookmark-end text:name="__RefHeading___Toc259226738"/></text:h>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IRI for each ManifestationComponent consists of the following pieces: </text:p>
      <text:list xml:id="list2961398386453544129" text:style-name="WW8Num3">
        <text:list-item>
          <text:p text:style-name="P69">The IRI of the corresponding EXPRESSION as a whole</text:p>
        </text:list-item>
        <text:list-item>
          <text:p text:style-name="P69">The character “#” (only required if any of the optional parts is added)</text:p>
        </text:list-item>
        <text:list-item>
          <text:p text:style-name="P69"><text:soft-page-break/>The <text:span text:style-name="T29">markup authoring information</text:span> to determine the authoritativeness of the<text:span text:style-name="T30"> markup and metadata (optional)</text:span></text:p>
        </text:list-item>
        <text:list-item>
          <text:p text:style-name="P69">Any relevant <text:span text:style-name="T29">markup-specific date (optional)</text:span></text:p>
        </text:list-item>
        <text:list-item>
          <text:p text:style-name="P69">Any additional <text:span text:style-name="T29">markup-related annotation</text:span> (e.g., the existence of multiple versions, of annotations, etc.) (optional)</text:p>
        </text:list-item>
        <text:list-item>
          <text:p text:style-name="P69">The character “/”</text:p>
        </text:list-item>
        <text:list-item>
          <text:p text:style-name="P69">Some unique identification of the ManifestationComponent with respect either to the manifestation as a whole or to the ExpressionComponent the component is the manifestation of. </text:p>
        </text:list-item>
        <text:list-item>
          <text:p text:style-name="P69">The character “.“</text:p>
        </text:list-item>
        <text:list-item>
          <text:p text:style-name="P69">A unique extension of the data format in which the manifestation is drafted. The acronym can be “pdf” for PDF, “doc” for MS Word, “xml” for XML documents, “tif” for image formats, etc. </text:p>
        </text:list-item>
      </text:list>
      <text:p text:style-name="P86"/>
      <text:p text:style-name="Standard">In the next section we will examine the format of the package and the relevant IRIs for a specific manifestation of Akoma Ntoso documents, the XML format. </text:p>
      <text:h text:style-name="Heading_20_3" text:outline-level="3"><text:bookmark-start text:name="__RefHeading___Toc259226739"/>The IRIs for the components in the Akoma Ntoso package manifestation<text:bookmark-end text:name="__RefHeading___Toc259226739"/>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718907611961678650" text:style-name="WW8Num2">
        <text:list-item>
          <text:p text:style-name="P70">If the document is just composed of text and does not refer to any multimedia fragment of any form, then the ZIP package contains a single document called “main.xml”. </text:p>
        </text:list-item>
        <text:list-item>
          <text:p text:style-name="P70">If the document is composed of many ManifestationComponents but does not refer to any multimedia fragment of any form, then the zip package is composed of many XML files, <text:span text:style-name="T16">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16"><text:s/></text:span></text:p>
        </text:list-item>
        <text:list-item>
          <text:p text:style-name="P70">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text:soft-page-break/></text:p>
      <text:list xml:id="list1225197282" text:continue-list="list2150472676" text:style-name="WW8Num8">
        <text:list-item>
          <text:p text:style-name="P87">attachment1.xml<text:line-break/>Manifestation of the first attachment of the current document</text:p>
        </text:list-item>
        <text:list-item>
          <text:p text:style-name="P87">schedule3.xml<text:line-break/>Manifestation of the third attachment of the current document</text:p>
        </text:list-item>
        <text:list-item>
          <text:p text:style-name="P87">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8738368404943971539" text:style-name="WW8Num1">
        <text:list-item>
          <text:p text:style-name="P88"><text:span text:style-name="T23">The IRI of the corresponding EXPRESSION as a whole</text:span></text:p>
        </text:list-item>
        <text:list-item>
          <text:p text:style-name="P89">The character “/”</text:p>
        </text:list-item>
        <text:list-item>
          <text:p text:style-name="P90">The relative reference to the required ManifestationComponent as specified above. </text:p>
        </text:list-item>
      </text:list>
      <text:h text:style-name="Heading_20_2" text:outline-level="2"><text:bookmark-start text:name="__RefHeading___Toc259226740"/>The IRI of an Item<text:bookmark-end text:name="__RefHeading___Toc259226740"/></text:h>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ext:bookmark-start text:name="__RefHeading___Toc259226741"/>The IRI of non-document entities<text:bookmark-end text:name="__RefHeading___Toc259226741"/></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text:soft-page-break/>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16">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1980655443" text:continue-list="list1225197282" text:style-name="WW8Num8">
        <text:list-item>
          <text:p text:style-name="P35">The base URL of a naming authority with IRI-resolving capabilities</text:p>
        </text:list-item>
        <text:list-item>
          <text:p text:style-name="P35">A detail fragment organizing in a hierarchical fashion the additional data:</text:p>
          <text:list>
            <text:list-item>
              <text:p text:style-name="P36">The string “/ontology”</text:p>
            </text:list-item>
            <text:list-item>
              <text:p text:style-name="P36">The official name of the appropriate TLC</text:p>
            </text:list-item>
            <text:list-item>
              <text:p text:style-name="P36">Any number (including none) of slash-separated subclasses of the TLC, as long as they all refer to correct properties of the corresponding instance </text:p>
            </text:list-item>
            <text:list-item>
              <text:p text:style-name="P36">The ID of the instance, guaranteed to be unique within the TLC. </text:p>
            </text:list-item>
          </text:list>
        </text:list-item>
      </text:list>
      <text:p text:style-name="P34"/>
      <text:p text:style-name="Standard">All components are separated by forward slashes (“/”) so as to exploit relative IRIs in references. </text:p>
      <text:p text:style-name="P83"/>
      <text:list xml:id="list132654804" text:continue-numbering="true" text:style-name="WW8Num8">
        <text:list-item>
          <text:p text:style-name="P84"><text:span text:style-name="T24">[http://www.authority.org]</text:span><text:span text:style-name="T16">/ontology/person/kn.joe.smith.1964-12-22</text:span><text:line-break/>Joe Smith </text:p>
        </text:list-item>
        <text:list-item>
          <text:p text:style-name="P84"><text:soft-page-break/><text:span text:style-name="T24">[http://www.authority.org]</text:span><text:span text:style-name="T16">/ontology/person/kn/kn.joe.smith.1964-12-22</text:span><text:line-break/>Joe Smith (implying that he is a Kenyan)</text:p>
        </text:list-item>
        <text:list-item>
          <text:p text:style-name="P84"><text:span text:style-name="T24">[http://www.authority.org]</text:span><text:span text:style-name="T16">/ontology/person/kn/judge/kn.joe.smith.1964-12-22</text:span><text:line-break/>Joe Smith (implying that he is a Kenyan who is a judge)</text:p>
        </text:list-item>
        <text:list-item>
          <text:p text:style-name="P84"><text:span text:style-name="T24">[http://www.authority.org]</text:span><text:span text:style-name="T16">/ontology/person/judge/kn/kn.joe.smith.1964-12-22</text:span><text:line-break/>Joe Smith (implying that he is a judge who is a Kenyan)</text:p>
        </text:list-item>
        <text:list-item>
          <text:p text:style-name="P84"><text:span text:style-name="T24">[http://www.authority.org]</text:span><text:span text:style-name="T16">/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1558493733" text:continue-numbering="true" text:style-name="WW8Num8">
        <text:list-item>
          <text:p text:style-name="P84"><text:span text:style-name="T24">[http://www.authority.org]</text:span>/sl/act/2004-02-13/2<text:line-break/><text:span text:style-name="T24">[http://www.authority.org]</text:span>/ontology/work/sl.act.2004-02-13.2</text:p>
        </text:list-item>
        <text:list-item>
          <text:p text:style-name="P84"><text:span text:style-name="T24">[http://www.authority.org]</text:span>/sl/act/2004-02-13/2/eng@2004-07-21<text:line-break/><text:span text:style-name="T24">[http://www.authority.org]</text:span>/ontology/expression/sl.act.2004-02-13.2.eng@2004-07-21</text:p>
        </text:list-item>
        <text:list-item>
          <text:p text:style-name="P84"><text:span text:style-name="T24">[http://www.authority.org]</text:span>/sl/act/2004-02-13/2/eng@2004-07-21/main/schedule1<text:line-break/><text:span text:style-name="T24">[http://www.authority.org]</text:span>/ontology/expression.component/sl.act.2004-02-13.2.eng@2004-07-21.main.schedule1</text:p>
        </text:list-item>
        <text:list-item>
          <text:p text:style-name="P84"><text:span text:style-name="T24">[http://www.authority.org]</text:span>/sl/act/2004-02-13/2/eng@2004-07-21/main.akn<text:line-break/><text:span text:style-name="T24">[http://www.authority.org]</text:span>/ontology/manifestation/sl.act.2004-02-13.2.eng@2004-07-21.main.akn</text:p>
        </text:list-item>
      </text:list>
      <text:h text:style-name="Heading_20_2" text:outline-level="2"><text:bookmark-start text:name="__RefHeading___Toc259226742"/>The IDs for Top Level Classes<text:bookmark-end text:name="__RefHeading___Toc259226742"/></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ext:bookmark-start text:name="__RefHeading___Toc259226743"/>TLC Person<text:bookmark-end text:name="__RefHeading___Toc259226743"/></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8423041822640296049" text:style-name="WW8Num34">
        <text:list-item>
          <text:p text:style-name="P37"><text:span text:style-name="T16">kn.joe.smith.1964-12-22<text:line-break/></text:span>Mr. Joe Smith, the only Kenyan citizen with that name born on December 22nd, 1964 </text:p>
        </text:list-item>
      </text:list>
      <text:h text:style-name="Heading_20_3" text:outline-level="3"><text:bookmark-start text:name="__RefHeading___Toc259226744"/><text:soft-page-break/>TLC Organization<text:bookmark-end text:name="__RefHeading___Toc259226744"/></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02444364" text:continue-numbering="true" text:style-name="WW8Num34">
        <text:list-item>
          <text:p text:style-name="P37"><text:span text:style-name="T16">kn.parliament<text:line-break/></text:span>the Kenyan Parliament</text:p>
        </text:list-item>
      </text:list>
      <text:h text:style-name="Heading_20_3" text:outline-level="3"><text:bookmark-start text:name="__RefHeading___Toc259226745"/>TLC Concept<text:bookmark-end text:name="__RefHeading___Toc259226745"/></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04094672" text:continue-numbering="true" text:style-name="WW8Num34">
        <text:list-item>
          <text:p text:style-name="P37"><text:span text:style-name="T16">wikipedia.Presidential.election<text:line-break/></text:span>the concept of Presidential Election as defined in Wikipedia</text:p>
        </text:list-item>
      </text:list>
      <text:h text:style-name="Heading_20_3" text:outline-level="3"><text:bookmark-start text:name="__RefHeading___Toc259226746"/>TLC Object<text:bookmark-end text:name="__RefHeading___Toc259226746"/></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593181027" text:continue-numbering="true" text:style-name="WW8Num34">
        <text:list-item>
          <text:p text:style-name="P37"><text:span text:style-name="Macchina_20_da_20_scrivere_20_HTML"><text:span text:style-name="T21">wikipedia.weapon</text:span></text:span><text:span text:style-name="Macchina_20_da_20_scrivere_20_HTML"><text:span text:style-name="T23"><text:line-break/></text:span></text:span><text:span text:style-name="T23">a weapon (as a physical object) as defined in Wikipedia</text:span></text:p>
        </text:list-item>
      </text:list>
      <text:h text:style-name="Heading_20_3" text:outline-level="3"><text:bookmark-start text:name="__RefHeading___Toc259226747"/>TLC Event<text:bookmark-end text:name="__RefHeading___Toc259226747"/></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147291847" text:continue-numbering="true" text:style-name="WW8Num34">
        <text:list-item>
          <text:p text:style-name="P37"><text:span text:style-name="Macchina_20_da_20_scrivere_20_HTML"><text:span text:style-name="T21">wikipedia.world.war.ii</text:span></text:span><text:span text:style-name="Macchina_20_da_20_scrivere_20_HTML"><text:span text:style-name="T23"><text:line-break/></text:span></text:span><text:span text:style-name="T13">The second World War as defined in Wikipedia</text:span></text:p>
        </text:list-item>
      </text:list>
      <text:h text:style-name="Heading_20_3" text:outline-level="3"><text:bookmark-start text:name="__RefHeading___Toc259226748"/>TLC Location<text:bookmark-end text:name="__RefHeading___Toc259226748"/></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text:soft-page-break/></text:p>
      <text:list xml:id="list815524722" text:continue-numbering="true" text:style-name="WW8Num34">
        <text:list-item>
          <text:p text:style-name="P37"><text:span text:style-name="Macchina_20_da_20_scrivere_20_HTML"><text:span text:style-name="T21">wikipedia.rome</text:span></text:span><text:span text:style-name="Macchina_20_da_20_scrivere_20_HTML"><text:span text:style-name="T23"><text:line-break/></text:span></text:span><text:span text:style-name="T13">The city of Rome as defined in Wikipedia</text:span></text:p>
        </text:list-item>
      </text:list>
      <text:h text:style-name="Heading_20_3" text:outline-level="3"><text:bookmark-start text:name="__RefHeading___Toc259226749"/>TLC Process<text:bookmark-end text:name="__RefHeading___Toc259226749"/></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502964588" text:continue-numbering="true" text:style-name="WW8Num34">
        <text:list-item>
          <text:p text:style-name="P37"><text:span text:style-name="Macchina_20_da_20_scrivere_20_HTML"><text:span text:style-name="T21">wikipedia.kn.promulgation</text:span></text:span><text:span text:style-name="Macchina_20_da_20_scrivere_20_HTML"><text:span text:style-name="T23"><text:line-break/></text:span></text:span><text:span text:style-name="T13">The promulgation as defined in Wikipedia and as carried out in Kenya.</text:span></text:p>
        </text:list-item>
      </text:list>
      <text:h text:style-name="Heading_20_3" text:outline-level="3"><text:bookmark-start text:name="__RefHeading___Toc259226750"/>TLC Role<text:bookmark-end text:name="__RefHeading___Toc259226750"/></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575973630" text:continue-numbering="true" text:style-name="WW8Num34">
        <text:list-item>
          <text:p text:style-name="P37"><text:span text:style-name="Macchina_20_da_20_scrivere_20_HTML"><text:span text:style-name="T21">wikipedia.kn.speaker</text:span></text:span><text:span text:style-name="Macchina_20_da_20_scrivere_20_HTML"><text:span text:style-name="T23"><text:line-break/></text:span></text:span><text:span text:style-name="T13">The role of the speaker of the house as defined in Wikipedia and as conceived in Kenya.</text:span></text:p>
        </text:list-item>
      </text:list>
      <text:h text:style-name="Heading_20_3" text:outline-level="3"><text:bookmark-start text:name="__RefHeading___Toc259226751"/>TLC Term<text:bookmark-end text:name="__RefHeading___Toc259226751"/></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85081080" text:continue-numbering="true" text:style-name="WW8Num34">
        <text:list-item>
          <text:p text:style-name="P37"><text:span text:style-name="Macchina_20_da_20_scrivere_20_HTML"><text:span text:style-name="T21">wikipedia.eng.speaker</text:span></text:span><text:span text:style-name="Macchina_20_da_20_scrivere_20_HTML"><text:span text:style-name="T23"><text:line-break/></text:span></text:span><text:span text:style-name="T13">The role of the speaker of the house as defined in Wikipedia and expressed in English.</text:span></text:p>
        </text:list-item>
      </text:list>
      <text:p text:style-name="Standard"/>
      <text:h text:style-name="Heading_20_3" text:outline-level="3"><text:bookmark-start text:name="__RefHeading___Toc259226752"/>TLC Work<text:bookmark-end text:name="__RefHeading___Toc259226752"/></text:h>
      <text:p text:style-name="Standard">The domain-less IRI of the Work as specified in this document, with all slash substituted by dots. </text:p>
      <text:p text:style-name="Standard"/>
      <text:list xml:id="list1363603752" text:continue-numbering="true" text:style-name="WW8Num34">
        <text:list-item>
          <text:p text:style-name="P37"><text:soft-page-break/><text:span text:style-name="T16">sl.act.2004-02-13.2<text:line-break/></text:span>Sierra Leone enacted Legislation. Act number 2 of 2004.</text:p>
        </text:list-item>
      </text:list>
      <text:h text:style-name="Heading_20_3" text:outline-level="3"><text:bookmark-start text:name="__RefHeading___Toc259226753"/>TLC Expression<text:bookmark-end text:name="__RefHeading___Toc259226753"/></text:h>
      <text:p text:style-name="Standard">The domain-less IRI of the Expression as specified in this document, with all slash substituted by dots. </text:p>
      <text:p text:style-name="Standard"/>
      <text:list xml:id="list2152802271" text:continue-numbering="true" text:style-name="WW8Num34">
        <text:list-item>
          <text:p text:style-name="P37"><text:span text:style-name="T16">sl.act.2004-02-13.2.eng@2004-07-21</text:span><text:line-break/>Sierra Leone enacted Legislation. Act number 2 of 2004. <text:s/>English version, as amended on July 2004</text:p>
        </text:list-item>
      </text:list>
      <text:h text:style-name="Heading_20_3" text:outline-level="3"><text:bookmark-start text:name="__RefHeading___Toc259226754"/>TLC Expression Component<text:bookmark-end text:name="__RefHeading___Toc259226754"/></text:h>
      <text:p text:style-name="Standard">The domain-less IRI of the Expression Component as specified in this document, with all slash substituted by dots. </text:p>
      <text:p text:style-name="Standard"/>
      <text:list xml:id="list472130129" text:continue-numbering="true" text:style-name="WW8Num34">
        <text:list-item>
          <text:p text:style-name="P37"><text:span text:style-name="T16">sl.act.2004-02-13.2.eng@2004-07-21.schedule1</text:span><text:line-break/>Attachment “schedule01” of Sierra Leone enacted Legislation. Act number 2 of 2004. <text:s/>English version, as amended on July 2004</text:p>
        </text:list-item>
      </text:list>
      <text:h text:style-name="Heading_20_3" text:outline-level="3"><text:bookmark-start text:name="__RefHeading___Toc259226755"/>TLC Manifestation<text:bookmark-end text:name="__RefHeading___Toc259226755"/></text:h>
      <text:p text:style-name="Standard">The domain-less IRI of the Manifestation as specified in this document, with all slash substituted by dots. </text:p>
      <text:p text:style-name="Standard"/>
      <text:list xml:id="list711889526" text:continue-numbering="true" text:style-name="WW8Num34">
        <text:list-item>
          <text:p text:style-name="P37"><text:span text:style-name="T16">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ext:bookmark-start text:name="__RefHeading___Toc259226756"/>TLC Manifestation Component<text:bookmark-end text:name="__RefHeading___Toc259226756"/></text:h>
      <text:p text:style-name="Standard">The domain-less IRI of the Manifestation Component as specified in this document, with all slash substituted by dots. </text:p>
      <text:list xml:id="list1494769335" text:continue-numbering="true" text:style-name="WW8Num34">
        <text:list-item>
          <text:p text:style-name="P37"><text:span text:style-name="T16">sl.act.2004-02-13.2.eng@2004-07-21.main.xml</text:span><text:line-break/>The main document (in XML) of the Sierra Leone enacted Legislation. Act number 2 of 2004. <text:s/>English version, as amended in July 2004</text:p>
        </text:list-item>
      </text:list>
      <text:h text:style-name="Heading_20_3" text:outline-level="3"><text:bookmark-start text:name="__RefHeading___Toc259226757"/>TLC Item<text:bookmark-end text:name="__RefHeading___Toc259226757"/></text:h>
      <text:p text:style-name="Standard">The exact URL of the item as specified in the document, with all slashes substituted by dots.</text:p>
      <text:h text:style-name="Heading_20_1" text:outline-level="1"><text:bookmark-start text:name="__RefHeading___Toc259226758"/>Differences from previous releases<text:bookmark-end text:name="__RefHeading___Toc259226758"/></text:h>
      <text:h text:style-name="Heading_20_2" text:outline-level="2"><text:bookmark-start text:name="__RefHeading___Toc259226759"/><text:change-start text:change-id="ct139860185860176"/>Differences between release 1<text:change-end text:change-id="ct139860185860176"/><text:change-start text:change-id="ct139859828581720"/>6<text:change-end text:change-id="ct139859828581720"/><text:change-start text:change-id="ct139860185860368"/>/04/2014 (CSD10 AN 3.0) and 02/04/2014 (CSD09 AN 3.0)<text:bookmark-end text:name="__RefHeading___Toc259226759"/></text:h>
      <text:p text:style-name="Standard">This release contains a small number of minor modifications discussed by the group in the month of April 2014, and <text:change-end text:change-id="ct139860185860368"/><text:change-start text:change-id="ct139860185859984"/>is meant as a small fix <text:change-end text:change-id="ct139860185859984"/><text:change-start text:change-id="ct139859828581336"/>with regards<text:change-end text:change-id="ct139859828581336"/><text:change-start text:change-id="ct139860185859792"/> to the previous CSD09<text:change-end text:change-id="ct139860185859792"/><text:change-start text:change-id="ct139860185860560"/>. In particular: <text:change-end text:change-id="ct139860185860560"/><text:change-start text:change-id="ct139860185859600"/></text:p>
      <text:list xml:id="list1613833050" text:continue-list="list1921997668" text:style-name="WW8Num42">
        <text:list-item>
          <text:p text:style-name="P24">Element <text:span text:style-name="Macchina_20_da_20_scrivere_20_HTML">subheading</text:span> now has <text:change-end text:change-id="ct139860185859600"/><text:change-start text:change-id="ct139860046718872"/>attribute<text:change-end text:change-id="ct139860046718872"/><text:change-start text:change-id="ct139860185859408"/> <text:span text:style-name="Macchina_20_da_20_scrivere_20_HTML">eId</text:span> required instead of optional<text:change-end text:change-id="ct139860185859408"/><text:change-start text:change-id="ct139859828580952"/>.<text:change-end text:change-id="ct139859828580952"/></text:p>
        </text:list-item>
        <text:list-item>
          <text:p text:style-name="P24"><text:change-start text:change-id="ct139860046718680"/>Element <text:span text:style-name="Macchina_20_da_20_scrivere_20_HTML">previous</text:span>, introduced in the last release, has now <text:change-end text:change-id="ct139860046718680"/><text:change-start text:change-id="ct139860046719064"/>attributes<text:change-end text:change-id="ct139860046719064"/><text:change-start text:change-id="ct139860046718296"/> <text:span text:style-name="Macchina_20_da_20_scrivere_20_HTML">showAs</text:span> and <text:span text:style-name="Macchina_20_da_20_scrivere_20_HTML">eId</text:span> <text:change-end text:change-id="ct139860046718296"/><text:change-start text:change-id="ct139860046719256"/>both <text:change-end text:change-id="ct139860046719256"/><text:change-start text:change-id="ct139860046718488"/>optional<text:change-end text:change-id="ct139860046718488"/><text:change-start text:change-id="ct139860046719448"/>.<text:change-end text:change-id="ct139860046719448"/></text:p>
        </text:list-item>
        <text:list-item>
          <text:p text:style-name="P24"><text:change-start text:change-id="ct139859743581712"/><text:soft-page-break/>A new simple<text:change-end text:change-id="ct139859743581712"/><text:change-start text:change-id="ct139859743583824"/> t<text:change-end text:change-id="ct139859743583824"/><text:change-start text:change-id="ct139859743581328"/>ype <text:span text:style-name="Macchina_20_da_20_scrivere_20_HTML"><text:span text:style-name="T10">noWhiteSpace</text:span></text:span> has been added, which allows any printable character <text:change-end text:change-id="ct139859743581328"/><text:change-start text:change-id="ct139859743582864"/>except <text:change-end text:change-id="ct139859743582864"/><text:change-start text:change-id="ct139859743582096"/>whitespace, and <text:change-end text:change-id="ct139859743582096"/><text:change-start text:change-id="ct139859743583056"/>has been used for the values of <text:change-end text:change-id="ct139859743583056"/><text:change-start text:change-id="ct139859743581904"/><text:span text:style-name="Macchina_20_da_20_scrivere_20_HTML">eId, wId</text:span> and <text:span text:style-name="Macchina_20_da_20_scrivere_20_HTML">GUID</text:span><text:change-end text:change-id="ct139859743581904"/><text:change-start text:change-id="ct139859743583248"/>.<text:change-end text:change-id="ct139859743583248"/><text:change-start text:change-id="ct139859743581520"/></text:p>
        </text:list-item>
        <text:list-item>
          <text:p text:style-name="P24">* <text:change-end text:change-id="ct139859743581520"/><text:change-start text:change-id="ct139859743584016"/>Element<text:change-end text:change-id="ct139859743584016"/><text:change-start text:change-id="ct139860046958152"/> <text:span text:style-name="Macchina_20_da_20_scrivere_20_HTML">wrap</text:span> <text:change-end text:change-id="ct139860046958152"/><text:change-start text:change-id="ct139859743583632"/>has been renamed <text:change-end text:change-id="ct139859743583632"/><text:change-start text:change-id="ct139859743580560"/><text:span text:style-name="Macchina_20_da_20_scrivere_20_HTML">wrapUp</text:span><text:change-end text:change-id="ct139859743580560"/><text:change-start text:change-id="ct139859828581144"/><text:span text:style-name="Macchina_20_da_20_scrivere_20_HTML">.</text:span><text:change-end text:change-id="ct139859828581144"/><text:change-start text:change-id="ct139860042217368"/></text:p>
        </text:list-item>
        <text:list-item>
          <text:p text:style-name="P24">* <text:change-end text:change-id="ct139860042217368"/><text:change-start text:change-id="ct139859743583440"/>Element<text:change-end text:change-id="ct139859743583440"/><text:change-start text:change-id="ct139860042217560"/> <text:span text:style-name="Macchina_20_da_20_scrivere_20_HTML">listWrap</text:span> <text:change-end text:change-id="ct139860042217560"/><text:change-start text:change-id="ct139859743582672"/>has been renamed <text:change-end text:change-id="ct139859743582672"/><text:change-start text:change-id="ct139860046719832"/><text:span text:style-name="Macchina_20_da_20_scrivere_20_HTML">listWrapUp</text:span><text:change-end text:change-id="ct139860046719832"/><text:change-start text:change-id="ct139859828580376"/>.<text:change-end text:change-id="ct139859828580376"/><text:change-start text:change-id="ct139860042219288"/></text:p>
        </text:list-item>
        <text:list-item>
          <text:p text:style-name="P24">* <text:change-end text:change-id="ct139860042219288"/><text:change-start text:change-id="ct139859743582480"/>Element<text:change-end text:change-id="ct139859743582480"/><text:change-start text:change-id="ct139859743580752"/> <text:span text:style-name="Macchina_20_da_20_scrivere_20_HTML">note</text:span> <text:change-end text:change-id="ct139859743580752"/><text:change-start text:change-id="ct139859743582288"/>is now <text:change-end text:change-id="ct139859743582288"/><text:change-start text:change-id="ct139859743580944"/>of type <text:span text:style-name="Macchina_20_da_20_scrivere_20_HTML">subFlowStructure</text:span> <text:change-end text:change-id="ct139859743580944"/><text:change-start text:change-id="ct139859828580760"/>similarly to<text:change-end text:change-id="ct139859828580760"/><text:change-start text:change-id="ct139859743581136"/> <text:span text:style-name="Macchina_20_da_20_scrivere_20_HTML">authorialNote</text:span><text:change-end text:change-id="ct139859743581136"/><text:change-start text:change-id="ct139859828580568"/>.<text:change-end text:change-id="ct139859828580568"/></text:p>
        </text:list-item>
      </text:list>
      <text:h text:style-name="Heading_20_2" text:outline-level="2"><text:bookmark-start text:name="__RefHeading___Toc259226760"/>Differences between release 02/04/2014 (CSD09 AN 3.0) and 01/04/2014 (CSD0F AN 3.0)<text:bookmark-end text:name="__RefHeading___Toc259226760"/></text:h>
      <text:p text:style-name="Standard">All constraints that were removed in version CSD0F have been reinstated, and the schema now validates documents that are valid and does NOT validate documents that are not. <text:s/></text:p>
      <text:h text:style-name="Heading_20_2" text:outline-level="2"><text:bookmark-start text:name="__RefHeading___Toc259226761"/>Differences between release 02/04/2014 (CSD09 AN 3.0) and 16/01/2014 (CSD08 AN 3.0)<text:bookmark-end text:name="__RefHeading___Toc259226761"/></text:h>
      <text:p text:style-name="Standard">This release contains a number of modifications discussed by the group in the months of February and March 2014, and in particular a whole new doctrine for ids in Akoma Ntoso. In particular: </text:p>
      <text:list xml:id="list1105263771" text:continue-numbering="true" text:style-name="WW8Num42">
        <text:list-item>
          <text:p text:style-name="P24">Core attributes <text:span text:style-name="Macchina_20_da_20_scrivere_20_HTML">originalId</text:span> and <text:span text:style-name="Macchina_20_da_20_scrivere_20_HTML">currentId</text:span> have been finally understood to refer to work-level identification (and thus permanent and invariable) and expression-level identification (and thus semantically linked to the text of the expression) respectively. For this reason, they have been renamed <text:span text:style-name="Macchina_20_da_20_scrivere_20_HTML">wId</text:span> and <text:span text:style-name="Macchina_20_da_20_scrivere_20_HTML">eId</text:span> respectively. </text:p>
        </text:list-item>
        <text:list-item>
          <text:p text:style-name="P24">Sections 7.3, 7.4 and 7.5 of this release notes have been considerably revised and rewritten in terms on work-level ids, expression-level ids, and the concept of master expression has been introduced. </text:p>
        </text:list-item>
        <text:list-item>
          <text:p text:style-name="P24">The <text:span text:style-name="Macchina_20_da_20_scrivere_20_HTML">docContainerType</text:span> used by elements such as <text:span text:style-name="Macchina_20_da_20_scrivere_20_HTML">component</text:span> and <text:span text:style-name="Macchina_20_da_20_scrivere_20_HTML">attachment</text:span>, has been added basic hierarchy elements such as <text:span text:style-name="Macchina_20_da_20_scrivere_20_HTML">num</text:span>, <text:span text:style-name="Macchina_20_da_20_scrivere_20_HTML">heading</text:span> and <text:span text:style-name="Macchina_20_da_20_scrivere_20_HTML">subheading</text:span>, to allow hosting documents to introduce properly any hosted components and attachments with introductory text and heading. </text:p>
        </text:list-item>
        <text:list-item>
          <text:p text:style-name="P24">A new element, <text:span text:style-name="Macchina_20_da_20_scrivere_20_HTML">FRBRmasterExpression</text:span>, has been added in the <text:span text:style-name="Macchina_20_da_20_scrivere_20_HTML">FRBRExpression</text:span> block to specify the URI of the Master Expression if this expression is <text:span text:style-name="T2">not</text:span> the master expression. The lack of the <text:span text:style-name="Macchina_20_da_20_scrivere_20_HTML">href</text:span> attribute implies that no master expression exist (e.g., for multi-lingual expression where no individual expression can be considered more important than the others), so that a UR-expression needs to be specified in the <text:span text:style-name="Macchina_20_da_20_scrivere_20_HTML">refersTo</text:span> attribute, one virtual expression whose <text:span text:style-name="Macchina_20_da_20_scrivere_20_HTML">eIds</text:span> will be considered as the <text:span text:style-name="Macchina_20_da_20_scrivere_20_HTML">wIds</text:span> of all other expressions. </text:p>
        </text:list-item>
        <text:list-item>
          <text:p text:style-name="P24">Element <text:span text:style-name="Macchina_20_da_20_scrivere_20_HTML">renumberingInfo</text:span>, introduced in CSD05 within <text:span text:style-name="Macchina_20_da_20_scrivere_20_HTML">temporalData</text:span>, has been renamed <text:span text:style-name="Macchina_20_da_20_scrivere_20_HTML">mapping</text:span> and placed inside a <text:span text:style-name="Macchina_20_da_20_scrivere_20_HTML">mappings</text:span> element inside <text:span text:style-name="Macchina_20_da_20_scrivere_20_HTML">analysis</text:span>, to emphasize the fact that changes in ids do not happen only when a renumbering occurs, but also whenever this expression is <text:span text:style-name="T2">not</text:span> the master expression of the document, i.e., whenever <text:span text:style-name="Macchina_20_da_20_scrivere_20_HTML">eIds</text:span> and <text:span text:style-name="Macchina_20_da_20_scrivere_20_HTML">wIds</text:span> diverge. Attributes have not changed. </text:p>
        </text:list-item>
        <text:list-item>
          <text:p text:style-name="P24">A new element <text:span text:style-name="Macchina_20_da_20_scrivere_20_HTML">previous</text:span> has been added within element <text:span text:style-name="Macchina_20_da_20_scrivere_20_HTML">textualMod</text:span> for identifying the location and id of the element that was modified since the previous expression. Although this can be used for any modified element, it is strictly necessary only for renumbering, to identify the structure that has been renumbered. </text:p>
        </text:list-item>
        <text:list-item>
          <text:p text:style-name="P24">Attribute time (esp. in the recordTime element) how accepts both time data as well as dateTime data. </text:p>
        </text:list-item>
        <text:list-item>
          <text:p text:style-name="P24">Element <text:span text:style-name="Macchina_20_da_20_scrivere_20_HTML">listConclusion</text:span> has been renamed <text:span text:style-name="Macchina_20_da_20_scrivere_20_HTML">listWrap</text:span> to create a parallel with elements <text:span text:style-name="Macchina_20_da_20_scrivere_20_HTML">intro/listIntroduction</text:span> and <text:span text:style-name="Macchina_20_da_20_scrivere_20_HTML">wrap/listWrap</text:span>. </text:p>
        </text:list-item>
      </text:list>
      <text:h text:style-name="Heading_20_2" text:outline-level="2"><text:bookmark-start text:name="__RefHeading___Toc259226762"/><text:soft-page-break/>Differences between release 16/01/2014 (CSD08 AN 3.0) and 20/12/2013 (CSD07 AN 3.0)<text:bookmark-end text:name="__RefHeading___Toc259226762"/></text:h>
      <text:p text:style-name="Standard">This release contains a number of modifications discussed by the group, as well as one suggestion from outside, namely by Matthew Somerville of mysociety.org. In particular: </text:p>
      <text:list xml:id="list2175944277" text:continue-numbering="true" text:style-name="WW8Num42">
        <text:list-item>
          <text:p text:style-name="P24"><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24">An attribute <text:span text:style-name="Macchina_20_da_20_scrivere_20_HTML">href</text:span> has also been added to <text:span text:style-name="Macchina_20_da_20_scrivere_20_HTML">embeddedText</text:span> and <text:span text:style-name="Macchina_20_da_20_scrivere_20_HTML">embeddedStructure</text:span> (formerly <text:span text:style-name="Macchina_20_da_20_scrivere_20_HTML">extractText</text:span> and <text:span text:style-name="Macchina_20_da_20_scrivere_20_HTML">extractStructire</text:span>), so as to specify the IRI of the document they are embedding. Since sometimes the document may not actually exist independently, the attribute is optional. </text:p>
        </text:list-item>
      </text:list>
      <text:p text:style-name="P91"/>
      <text:list xml:id="list289068302" text:continue-numbering="true" text:style-name="WW8Num42">
        <text:list-item>
          <text:p text:style-name="P24">A new container type, <text:span text:style-name="Macchina_20_da_20_scrivere_20_HTML">docCollectionType</text:span>, has been added and associated to elements attachment and component. </text:p>
        </text:list-item>
        <text:list-item>
          <text:p text:style-name="P24">The content type of <text:span text:style-name="Macchina_20_da_20_scrivere_20_HTML">documentCollection</text:span> has been changed to be composed of one or more <text:span text:style-name="Macchina_20_da_20_scrivere_20_HTML">component</text:span>, which in turn include either whole documents or interstitial elements. This is to harmonize the structure of the <text:span text:style-name="Macchina_20_da_20_scrivere_20_HTML">documentCollection</text:span> elements with <text:span text:style-name="Macchina_20_da_20_scrivere_20_HTML">components</text:span> and with <text:span text:style-name="Macchina_20_da_20_scrivere_20_HTML">attachments</text:span>. <text:s/></text:p>
        </text:list-item>
        <text:list-item>
          <text:p text:style-name="P24">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elements are referring to. </text:p>
        </text:list-item>
        <text:list-item>
          <text:p text:style-name="P24">As noticed by Ashok Hariharan, previous version did not modify the URI of the namespace. This has been fixed. </text:p>
        </text:list-item>
      </text:list>
      <text:h text:style-name="Heading_20_2" text:outline-level="2"><text:bookmark-start text:name="__RefHeading___Toc259226763"/>Differences between release 20/12/2013 (CSD07 AN 3.0) and 25/9/2013 (CSD06 AN 3.0)<text:bookmark-end text:name="__RefHeading___Toc259226763"/></text:h>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752807204" text:continue-numbering="true" text:style-name="WW8Num42">
        <text:list-item>
          <text:p text:style-name="P24">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24">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24">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24">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106"><text:soft-page-break/><text:span text:style-name="T15">The schema referred to as Akoma Ntoso is provided by the Copyright Holder OASIS under this instantiation of the Akoma Ntoso SPECIFICATION LICENSE:</text:span></text:p>
      <text:p text:style-name="P107"/>
      <text:p text:style-name="P107">Copyright (C) Copyright Holder: All Rights Reserved.</text:p>
      <text:p text:style-name="P107"/>
      <text:p text:style-name="P107">Definition:</text:p>
      <text:p text:style-name="P107"/>
      <text:p text:style-name="P106"><text:span text:style-name="T15">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span></text:p>
      <text:p text:style-name="P108"/>
      <text:p text:style-name="P107">Declaration:</text:p>
      <text:p text:style-name="P107"/>
      <text:p text:style-name="P107">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107">* an unmodified copy of this document is included with all such copies and derivative works,</text:p>
      <text:p text:style-name="P107">* non-authorized derivative works are clearly identified as such, and</text:p>
      <text:p text:style-name="P107">* this Specification itself is not modified in any way, except as part of a collaboration with the Copyright Holder or to the extent necessary to translate its natural-language explanation and documentation into other natural languages.</text:p>
      <text:p text:style-name="P107"/>
      <text:p text:style-name="P107">Disclaimer:</text:p>
      <text:p text:style-name="P107"/>
      <text:p text:style-name="P107">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07"/>
      <text:p text:style-name="P107">The template of the Akoma Ntoso SPECIFICATION LICENSE, which may be instantiated for other specifications, can be found at the following URL:xxxxxxxxxxxxxx</text:p>
      <text:h text:style-name="Heading_20_2" text:outline-level="2"><text:bookmark-start text:name="__RefHeading___Toc259226764"/>Difference in release CSD06 – 25 September 2013 as Modified 11 October 2013<text:bookmark-end text:name="__RefHeading___Toc259226764"/></text:h>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h text:style-name="Heading_20_2" text:outline-level="2"><text:bookmark-start text:name="__RefHeading___Toc259226765"/>Differences between release 25/9/2013 (CSD05 AN 6.0) and 23/7/2013 (CSD03 AN 5.0)<text:bookmark-end text:name="__RefHeading___Toc259226765"/></text:h>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1919246981" text:continue-numbering="true" text:style-name="WW8Num42">
        <text:list-item>
          <text:p text:style-name="P24"><text:soft-page-break/>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24">Ids have been redesigned according to the Cocoloco Agreement of the 6<text:span text:style-name="T19">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4">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4">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4">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4">The separator of multipart semantic ids (e.g., <text:span text:style-name="Macchina_20_da_20_scrivere_20_HTML">“bck1-par2”</text:span>) has been specified as “_” instead of “-“ in section 7.3 of these Release Notes. <text:s/></text:p>
        </text:list-item>
      </text:list>
      <text:h text:style-name="Heading_20_2" text:outline-level="2"><text:bookmark-start text:name="__RefHeading___Toc259226766"/>Differences between release 23/7/2013 (CSD05 AN 3.0) and 18/2/2013 (CSD03 AN 3.0)<text:bookmark-end text:name="__RefHeading___Toc259226766"/></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1013140003" text:continue-numbering="true" text:style-name="WW8Num42">
        <text:list-item>
          <text:p text:style-name="P24">The spelling judgment instead of judgement has been applied consistently throughout the schema as suggested by native English speakers and approved by the TC. </text:p>
        </text:list-item>
        <text:list-item>
          <text:p text:style-name="P24">The pattern popup has been renamed subFlow, and all types, groups and attribute groups containing the word popup have been renamed accordingly. Also the generic element popup is now named subFlow. </text:p>
        </text:list-item>
        <text:list-item>
          <text:p text:style-name="P24">Three new hcontainers have been added: rule, subRule and proviso.</text:p>
        </text:list-item>
        <text:list-item>
          <text:p text:style-name="P24">Element coverPage can now contain longTitle.</text:p>
        </text:list-item>
        <text:list-item>
          <text:p text:style-name="P24">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4">A new judgment section has been added called argument, to specify the argument used by the judge to evaluate a case. </text:p>
        </text:list-item>
        <text:list-item>
          <text:p text:style-name="P24"><text:soft-page-break/>Attribute list dateTime has been removed (containing both a date and a time attributes) and replaced by a extended data type for the date attribute, allowing either a simple date value (with the usual syntax YYYY-MM-DD) or a dateTime value <text:span text:style-name="T31">YYYY-MM-DDThh:mm:ss(zzzz), where zzzzzz is either the letter “Z” (referring to UTC) or a six letter sequence composed of a plus or minus sign followed by a five-letter time offset with regard to UTC (e.g., CET would be -01:00, and EST would be +05:00)</text:span><text:span text:style-name="T32">. </text:span><text:span text:style-name="T31">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4">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4">The type collectionStructure (used by complex documents) can now contain preambles. </text:p>
        </text:list-item>
        <text:list-item>
          <text:p text:style-name="P24">The hcontainer subdivision, has been added to the list of usable hcontainers, as it was left out erroneously. </text:p>
        </text:list-item>
        <text:list-item>
          <text:p text:style-name="P24">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4">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4">Type subFlowStructure (formerly popupStructure, used by subFlow elements such as quotedStructure and extractStructure, now allow more elements, in particular all document types (e.g., bill, act, etc.) and table elements tr, th, and td.</text:p>
        </text:list-item>
        <text:list-item>
          <text:p text:style-name="P24">Element FRBRname in FRBRWork properties can now be repeated as many times as needed to specify different well-known names with which the work is known. </text:p>
        </text:list-item>
        <text:list-item>
          <text:p text:style-name="P24">Type valueType, used by many metadata elements especially is the FRBR block, can now use the refersTo and showAs attribute. </text:p>
        </text:list-item>
        <text:list-item>
          <text:p text:style-name="P24">Modifier attributes exclusion and incomplete can now be added both to whole analysis elements, as before, as well as to individual members of the analysis element such as source, destination, etc. </text:p>
        </text:list-item>
        <text:list-item>
          <text:p text:style-name="P24">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ext:soft-page-break/>the structure has in that specific time interval), and the start and end temporalInfo specifications for the time interval in which the evolving Id was current. </text:p>
        </text:list-item>
      </text:list>
      <text:h text:style-name="Heading_20_2" text:outline-level="2"><text:bookmark-start text:name="__RefHeading___Toc259226767"/>Differences between release 18/2/2013 (CSD03 AN 3.0) and 6/2/2013 (CSD02 AN 3.0)<text:bookmark-end text:name="__RefHeading___Toc259226767"/></text:h>
      <text:p text:style-name="Standard">This release contains the modifications approved in the OASIS LegalDocML Technical Committee Conference Call of 13<text:span text:style-name="T19">th</text:span> February 2013, to better distinguish the product of legislative assemblies that are of a legislative nature and those that are not. In detail: </text:p>
      <text:list xml:id="list285372526" text:continue-numbering="true" text:style-name="WW8Num42">
        <text:list-item>
          <text:p text:style-name="P24">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4">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4">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4">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text:bookmark-start text:name="__RefHeading___Toc259226768"/>Differences between release 6/2/2013 (CSD02 AN 3.0) and 20/1/2013 (CSD01 AN 3.0)<text:bookmark-end text:name="__RefHeading___Toc259226768"/></text:h>
      <text:p text:style-name="Standard">This release contains a few minor modifications to CSD01 as suggested by the discussion on the conference call of the OASIS LegalDocML Technical Committee of the 23<text:span text:style-name="T19">rd</text:span> of January 2013, arising from suggestions from Veronique Parisse of the European Parliament. </text:p>
      <text:list xml:id="list2090042200" text:continue-numbering="true" text:style-name="WW8Num42">
        <text:list-item>
          <text:p text:style-name="P24">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16">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4">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4">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4">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text:bookmark-start text:name="__RefHeading___Toc259226769"/>Differences between release 20/1/2013 (CSD01 AN 3.0) and 27/07/2012 (AN 2.0)<text:bookmark-end text:name="__RefHeading___Toc259226769"/></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text:soft-page-break/>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5854603358369416346" text:style-name="WW8Num29">
        <text:list-item>
          <text:list>
            <text:list-item>
              <text:p text:style-name="P92"><text:span text:style-name="Internet_20_link"><text:span text:style-name="T34">Working Draft (WD)</text:span></text:span></text:p>
            </text:list-item>
            <text:list-item>
              <text:p text:style-name="P75"><text:span text:style-name="Internet_20_link"><text:span text:style-name="T34">Committee Specification Draft (CSD)</text:span></text:span></text:p>
            </text:list-item>
            <text:list-item>
              <text:p text:style-name="P77">Committee Specification Public Review Draft (CSPRD)</text:p>
            </text:list-item>
            <text:list-item>
              <text:p text:style-name="P77">Committee Specification (CS)</text:p>
            </text:list-item>
            <text:list-item>
              <text:p text:style-name="P77">Candidate OASIS Standard (COS)</text:p>
            </text:list-item>
            <text:list-item>
              <text:p text:style-name="P77">OASIS Standard (OS)</text:p>
            </text:list-item>
            <text:list-item>
              <text:p text:style-name="P93">Approved Errata (Errata)</text:p>
            </text:list-item>
          </text:list>
        </text:list-item>
      </text:list>
      <text:p text:style-name="Standard">, followed by a sequential number. Finally, the objective of this stage of the OASIS LegalDocML TC at this stage is to deliver the 3<text:span text:style-name="T19">rd</text:span> version of Akoma Ntoso. Therefore, the namespace of this release will be <text:a xlink:type="simple" xlink:href="http://docs.oasis-open.org/legaldocml/ns/akn/3.0/CSD01"><text:span text:style-name="Internet_20_link"><text:span text:style-name="T9">http://docs.oasis-open.org/legaldocml/ns/akn/3.0/CSD01</text:span></text:span></text:a><text:span text:style-name="T36"> .</text:span></text:p>
      <text:p text:style-name="Standard"><text:span text:style-name="T35">Additional differences include: </text:span></text:p>
      <text:list xml:id="list1319499844" text:continue-list="list2090042200" text:style-name="WW8Num42">
        <text:list-item>
          <text:p text:style-name="P24"><text:span text:style-name="T35">A new element has been included in speech sections, called </text:span><text:span text:style-name="Macchina_20_da_20_scrivere_20_HTML">speechGroup</text:span><text:span text:style-name="T35">.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5"> element will help identify the main speaker (attribute </text:span><text:span text:style-name="Macchina_20_da_20_scrivere_20_HTML">by</text:span><text:span text:style-name="T35">), the role of the main speaker (attribute </text:span><text:span text:style-name="Macchina_20_da_20_scrivere_20_HTML">as</text:span><text:span text:style-name="T35">) and the addressees (attribute </text:span><text:span text:style-name="Macchina_20_da_20_scrivere_20_HTML">to</text:span><text:span text:style-name="T35">) as well as the individual speech elements that the overall discussion is composed by. </text:span></text:p>
        </text:list-item>
        <text:list-item>
          <text:p text:style-name="P24"><text:span text:style-name="T35">Elements </text:span><text:span text:style-name="Macchina_20_da_20_scrivere_20_HTML">recitals</text:span><text:span text:style-name="T35">, </text:span><text:span text:style-name="Macchina_20_da_20_scrivere_20_HTML">citations</text:span><text:span text:style-name="T35"> and </text:span><text:span text:style-name="Macchina_20_da_20_scrivere_20_HTML">toc</text:span><text:span text:style-name="T35"> are now provided with a list of optional heading elements (such as </text:span><text:span text:style-name="Macchina_20_da_20_scrivere_20_HTML">header</text:span><text:span text:style-name="T35">, </text:span><text:span text:style-name="Macchina_20_da_20_scrivere_20_HTML">subheader</text:span><text:span text:style-name="T35">, </text:span><text:span text:style-name="Macchina_20_da_20_scrivere_20_HTML">num</text:span><text:span text:style-name="T35">, etc.) in case the structure of the section becomes fairly complicated. This also implies that </text:span><text:span text:style-name="Macchina_20_da_20_scrivere_20_HTML">toc</text:span><text:span text:style-name="T35">, previously a block element, has been upgraded to container. </text:span></text:p>
        </text:list-item>
        <text:list-item>
          <text:p text:style-name="P24"><text:span text:style-name="T35">Two new elements from HTML have been added, </text:span><text:span text:style-name="Macchina_20_da_20_scrivere_20_HTML">abbr</text:span><text:span text:style-name="T35"> and </text:span><text:span text:style-name="Macchina_20_da_20_scrivere_20_HTML">br</text:span><text:span text:style-name="T35"> (an inline and a marker, respectively). With the same use and semantics as in HTML. </text:span></text:p>
        </text:list-item>
        <text:list-item>
          <text:p text:style-name="P24"><text:span text:style-name="T35">Two new elements have been added to </text:span><text:span text:style-name="Macchina_20_da_20_scrivere_20_HTML">judgements</text:span><text:span text:style-name="T35">, namely </text:span><text:span text:style-name="Macchina_20_da_20_scrivere_20_HTML">arguments</text:span><text:span text:style-name="T35"> and </text:span><text:span text:style-name="Macchina_20_da_20_scrivere_20_HTML">remedies</text:span><text:span text:style-name="T35">. </text:span></text:p>
        </text:list-item>
        <text:list-item>
          <text:p text:style-name="P24"><text:span text:style-name="T35">Type </text:span><text:span text:style-name="Macchina_20_da_20_scrivere_20_HTML">YesNoType</text:span><text:span text:style-name="T35"> data type has been removed and unified with the plain </text:span><text:span text:style-name="Macchina_20_da_20_scrivere_20_HTML">xsd:Boolean</text:span><text:span text:style-name="T35"> data type. Attributes that used </text:span><text:span text:style-name="Macchina_20_da_20_scrivere_20_HTML">“yes”/”no”</text:span><text:span text:style-name="T35"> values need now to use </text:span><text:span text:style-name="Macchina_20_da_20_scrivere_20_HTML">“true”/”false”</text:span><text:span text:style-name="T35"> values. </text:span></text:p>
        </text:list-item>
        <text:list-item>
          <text:p text:style-name="P24">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4"><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4"><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4"><text:soft-page-break/><text:span text:style-name="T1">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4"><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4"><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24"><text:span text:style-name="T1">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4"><text:span text:style-name="T1">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4"><text:span text:style-name="T1">unknown</text:span>: the content of the element or the value of a required attribute is NOT present in the markup (manifestation), although it should, because the author of the manifestation does not know it.</text:p>
            </text:list-item>
            <text:list-item>
              <text:p text:style-name="P24"><text:span text:style-name="T1">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4"><text:span text:style-name="T1">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4">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4"><text:span text:style-name="T35">All containers and hcontainers can now be empty. This is meant to help in using </text:span><text:span text:style-name="Macchina_20_da_20_scrivere_20_HTML">status=”omissis”</text:span><text:span text:style-name="T35"> on a structure, or any other situation in which content exist but is not represented in the XML document. </text:span></text:p>
        </text:list-item>
        <text:list-item>
          <text:p text:style-name="P24"><text:span text:style-name="T35">Elements </text:span><text:span text:style-name="Macchina_20_da_20_scrivere_20_HTML">formula</text:span><text:span text:style-name="T35"> and </text:span><text:span text:style-name="Macchina_20_da_20_scrivere_20_HTML">FRBRAlias</text:span><text:span text:style-name="T35"> have now a </text:span><text:span text:style-name="Macchina_20_da_20_scrivere_20_HTML">name</text:span><text:span text:style-name="T35"> attribute to help identify the kind of formula it is. </text:span></text:p>
        </text:list-item>
        <text:list-item>
          <text:p text:style-name="P24"><text:soft-page-break/>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4">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4">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4"><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4">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4">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4">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4">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text:bookmark-start text:name="__RefHeading___Toc259226770"/>Differences between release 27/07/2012 and 29/06/2012<text:bookmark-end text:name="__RefHeading___Toc259226770"/></text:h>
      <text:p text:style-name="Standard">This release contains just two small modifications: </text:p>
      <text:list xml:id="list1873414379" text:continue-numbering="true" text:style-name="WW8Num42">
        <text:list-item>
          <text:p text:style-name="P24">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4">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4">Some clarifications were added to section 8.1 of the naming convention about the use and need for absolute URIs in Akoma Ntoso. <text:s/></text:p>
        </text:list-item>
      </text:list>
      <text:h text:style-name="Heading_20_2" text:outline-level="2"><text:bookmark-start text:name="__RefHeading___Toc259226771"/>Differences between release 29/06/2012 and 07/05/2012 take II<text:bookmark-end text:name="__RefHeading___Toc259226771"/></text:h>
      <text:p text:style-name="Standard">This release contains a few small modifications:</text:p>
      <text:list xml:id="list1437004016" text:continue-numbering="true" text:style-name="WW8Num42">
        <text:list-item>
          <text:p text:style-name="P24">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4">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4"><text:soft-page-break/>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4">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4">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4">Element <text:span text:style-name="Macchina_20_da_20_scrivere_20_HTML">fragment</text:span> is now available as a document type, for fragments physically stored elsewhere than their main document. </text:p>
        </text:list-item>
        <text:list-item>
          <text:p text:style-name="P24">Some fixes in the overall organization of the modules were also performed. </text:p>
        </text:list-item>
      </text:list>
      <text:h text:style-name="Heading_20_2" text:outline-level="2"><text:bookmark-start text:name="__RefHeading___Toc259226772"/>Differences between release 07/05/2012 take II and 07/05/2012<text:bookmark-end text:name="__RefHeading___Toc25922677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text:bookmark-start text:name="__RefHeading___Toc259226773"/>Differences between release 07/05/2012 and 12/10/2011<text:bookmark-end text:name="__RefHeading___Toc259226773"/></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895550585" text:continue-numbering="true" text:style-name="WW8Num42">
        <text:list-item>
          <text:p text:style-name="P24"><text:span text:style-name="T2">anyAttribute</text:span>: All elements now allow any attribute as long as they are specified in a different namespace than Akoma Ntoso. </text:p>
        </text:list-item>
        <text:list-item>
          <text:p text:style-name="P24">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4">A new manifestation-level structure has been created by extending the reach of <text:span text:style-name="Macchina_20_da_20_scrivere_20_HTML">componentRef</text:span> to <text:span text:style-name="T2">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4">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4">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4"><text:soft-page-break/>A new preface inline element, <text:span text:style-name="Macchina_20_da_20_scrivere_20_HTML">shortTitle</text:span>, has been added for the identification of the short Title of an act. </text:p>
        </text:list-item>
        <text:list-item>
          <text:p text:style-name="P24">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4">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4">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4">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4">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4"><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4"><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4"><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4"><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4"><text:span text:style-name="T1">Bug fix</text:span>: the automatically generated documentation within the XML Schema does not report spurious Akoma Ntoso 1.0 namespace declarations everywhere. <text:s/></text:p>
        </text:list-item>
        <text:list-item>
          <text:p text:style-name="P24"><text:span text:style-name="T1">Bug fix</text:span>: several errors and typos in the inline schema documentation have been corrected at the cost of one (1) ice cream (to be delivered) to the individual who spotted most of them. </text:p>
        </text:list-item>
      </text:list>
      <text:h text:style-name="Heading_20_2" text:outline-level="2"><text:bookmark-start text:name="__RefHeading___Toc259226774"/>Differences between release 12/10/2011 and 15/7/2011<text:bookmark-end text:name="__RefHeading___Toc259226774"/></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845192091" text:continue-numbering="true" text:style-name="WW8Num42">
        <text:list-item>
          <text:p text:style-name="P24"><text:soft-page-break/>A new attribute, <text:span text:style-name="Macchina_20_da_20_scrivere_20_HTML">number</text:span>, has been specified for the metadata <text:span text:style-name="Macchina_20_da_20_scrivere_20_HTML">publication</text:span> element</text:p>
        </text:list-item>
        <text:list-item>
          <text:p text:style-name="P24">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4">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4">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4">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4">Element <text:span text:style-name="Macchina_20_da_20_scrivere_20_HTML">subheading</text:span> can now be placed within a <text:span text:style-name="Macchina_20_da_20_scrivere_20_HTML">quotedStructure</text:span></text:p>
        </text:list-item>
        <text:list-item>
          <text:p text:style-name="P24">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4">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text:bookmark-start text:name="__RefHeading___Toc259226775"/>Differences between release 15/7/2011 and 9/12/2009<text:bookmark-end text:name="__RefHeading___Toc259226775"/></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text:bookmark-start text:name="__RefHeading___Toc259226776"/>General changes<text:bookmark-end text:name="__RefHeading___Toc259226776"/></text:h>
      <text:list xml:id="list8239143291467883474" text:style-name="WW8Num17">
        <text:list-item>
          <text:p text:style-name="P38">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8">An improved specification of the naming convention is presented, introducing the few elements that remained to align it to the CEN Metalex naming convention. </text:p>
        </text:list-item>
      </text:list>
      <text:h text:style-name="Heading_20_3" text:outline-level="3"><text:bookmark-start text:name="__RefHeading___Toc259226777"/>Multi-linguism<text:bookmark-end text:name="__RefHeading___Toc259226777"/></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2864021969658533095" text:style-name="WW8Num43">
        <text:list-item>
          <text:p text:style-name="P39"><text:span text:style-name="T16">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9"><text:soft-page-break/><text:span text:style-name="T16">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9"><text:span text:style-name="T16">Specifying translations</text:span>:<text:span text:style-name="T16">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9">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text:bookmark-start text:name="__RefHeading___Toc259226778"/>New document collection document types<text:bookmark-end text:name="__RefHeading___Toc259226778"/></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6"/>
      <text:p text:style-name="P59"><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9"><text:soft-page-break/><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9"><text:span text:style-name="Macchina_20_da_20_scrivere_20_HTML"><text:tab/><text:tab/>&lt;/collectionContent&gt;<text:line-break/><text:tab/>&lt;/documentCollection&gt;<text:line-break/>&lt;/akomaNtoso&gt;</text:span></text:p>
      <text:list xml:id="list483506334" text:continue-list="list8239143291467883474" text:style-name="WW8Num17">
        <text:list-item>
          <text:p text:style-name="P38">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8">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text:bookmark-start text:name="__RefHeading___Toc259226779"/>New Amendment document type<text:bookmark-end text:name="__RefHeading___Toc259226779"/></text:h>
      <text:list xml:id="list697511064" text:continue-numbering="true" text:style-name="WW8Num17">
        <text:list-item>
          <text:p text:style-name="P38">A new document type, amendment, has been added, with accompanying subelements amendmentHeading, amendmentContent, amendmentReference and amendmentJustification and many inline additions. </text:p>
        </text:list-item>
      </text:list>
      <text:h text:style-name="Heading_20_3" text:outline-level="3"><text:bookmark-start text:name="__RefHeading___Toc259226780"/>Time intervals<text:bookmark-end text:name="__RefHeading___Toc259226780"/></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20">Before: </text:p>
      <text:p text:style-name="P76"><text:span text:style-name="Macchina_20_da_20_scrivere_20_HTML">&lt;metadata&gt;</text:span></text:p>
      <text:p text:style-name="P76"><text:span text:style-name="Macchina_20_da_20_scrivere_20_HTML"><text:s text:c="2"/>&lt;lifecycle source="#fv"&gt;</text:span></text:p>
      <text:p text:style-name="P76"><text:span text:style-name="Macchina_20_da_20_scrivere_20_HTML"><text:s text:c="4"/>&lt;event id="e1" date="1997-08-29" source="#ro1" type="generation" refersTo="#LegislativeCreation"/&gt;</text:span></text:p>
      <text:p text:style-name="P63"><text:span text:style-name="Macchina_20_da_20_scrivere_20_HTML">    &lt;event id="e2" date="2003-12-19" source="#rp1" type="modification" refersTo="#LegislativeModification"/&gt;</text:span></text:p>
      <text:p text:style-name="P76"><text:soft-page-break/><text:span text:style-name="Macchina_20_da_20_scrivere_20_HTML"><text:s text:c="2"/>&lt;/lifecycle&gt;</text:span></text:p>
      <text:p text:style-name="P76"><text:span text:style-name="Macchina_20_da_20_scrivere_20_HTML">...</text:span></text:p>
      <text:p text:style-name="P76"><text:span text:style-name="Macchina_20_da_20_scrivere_20_HTML">&lt;/metadata&gt;</text:span></text:p>
      <text:p text:style-name="P76"><text:span text:style-name="Macchina_20_da_20_scrivere_20_HTML">&lt;body&gt;</text:span></text:p>
      <text:p text:style-name="P76"><text:span text:style-name="Macchina_20_da_20_scrivere_20_HTML">...</text:span></text:p>
      <text:p text:style-name="P76"><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76"><text:span text:style-name="Macchina_20_da_20_scrivere_20_HTML">...</text:span></text:p>
      <text:p text:style-name="P76"><text:span text:style-name="Macchina_20_da_20_scrivere_20_HTML">&lt;/body&gt;</text:span></text:p>
      <text:p text:style-name="P20">After: </text:p>
      <text:p text:style-name="P76"><text:span text:style-name="Macchina_20_da_20_scrivere_20_HTML">&lt;metadata&gt;</text:span></text:p>
      <text:p text:style-name="P76"><text:span text:style-name="Macchina_20_da_20_scrivere_20_HTML"><text:s text:c="2"/>&lt;temporalData source="#FV"&gt;</text:span></text:p>
      <text:p text:style-name="P76"><text:span text:style-name="Macchina_20_da_20_scrivere_20_HTML"><text:s text:c="4"/>&lt;temporalGroup id="p1"&gt;</text:span></text:p>
      <text:p text:style-name="P76"><text:span text:style-name="Macchina_20_da_20_scrivere_20_HTML"><text:s text:c="6"/>&lt;timeInterval start="#e1" end="#e2" refersTo="#inforce"/&gt;</text:span></text:p>
      <text:p text:style-name="P76"><text:span text:style-name="Macchina_20_da_20_scrivere_20_HTML"><text:s text:c="4"/>&lt;/temporalGroup&gt;</text:span></text:p>
      <text:p text:style-name="P76"><text:span text:style-name="Macchina_20_da_20_scrivere_20_HTML"><text:s text:c="2"/>&lt;/temporalData&gt;</text:span></text:p>
      <text:p text:style-name="P76"><text:span text:style-name="Macchina_20_da_20_scrivere_20_HTML"><text:s text:c="2"/>&lt;lifecycle source="#fv"&gt;</text:span></text:p>
      <text:p text:style-name="P76"><text:span text:style-name="Macchina_20_da_20_scrivere_20_HTML"><text:s text:c="4"/>&lt;event id="e1" date="1997-08-29" source="#ro1" type="generation" refersTo="#LegislativeCreation"/&gt;</text:span></text:p>
      <text:p text:style-name="P63"><text:span text:style-name="Macchina_20_da_20_scrivere_20_HTML">    &lt;event id="e2" date="2003-12-19" source="#rp1" type="modification" refersTo="#LegislativeModification"/&gt;</text:span></text:p>
      <text:p text:style-name="P76"><text:span text:style-name="Macchina_20_da_20_scrivere_20_HTML"><text:s text:c="2"/>&lt;/lifecycle&gt;</text:span></text:p>
      <text:p text:style-name="P76"><text:span text:style-name="Macchina_20_da_20_scrivere_20_HTML">...</text:span></text:p>
      <text:p text:style-name="P76"><text:span text:style-name="Macchina_20_da_20_scrivere_20_HTML">&lt;/metadata&gt;</text:span></text:p>
      <text:p text:style-name="P76"><text:span text:style-name="Macchina_20_da_20_scrivere_20_HTML">&lt;body&gt;</text:span></text:p>
      <text:p text:style-name="P76"><text:span text:style-name="Macchina_20_da_20_scrivere_20_HTML">...</text:span></text:p>
      <text:p text:style-name="P76"><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76"><text:span text:style-name="Macchina_20_da_20_scrivere_20_HTML">...</text:span></text:p>
      <text:p text:style-name="P76"><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946635579" text:continue-list="list1494769335" text:style-name="WW8Num34">
        <text:list-item>
          <text:p text:style-name="P37">It is possible to introduce time intervals with either two dates, or a start date and a duration or an end date and a duration.</text:p>
        </text:list-item>
        <text:list-item>
          <text:p text:style-name="P37">It is possible to specify in force intervals, efficacy intervals and any other type of time information without cluttering the actual content of the document with more and more start and end attributes.</text:p>
        </text:list-item>
        <text:list-item>
          <text:p text:style-name="P37">Time information shared by many different elements in the document are grouped in a single collection, so that it becomes possible to understand at a glance how many intervals are relevant for the document. </text:p>
        </text:list-item>
        <text:list-item>
          <text:p text:style-name="P37">It is possible to include different and incompatible time information details by different scholars without cluttering with useless information the actual content of the document. </text:p>
        </text:list-item>
      </text:list>
      <text:h text:style-name="Heading_20_3" text:outline-level="3"><text:bookmark-start text:name="__RefHeading___Toc259226781"/>Footnotes and out-of-lines<text:bookmark-end text:name="__RefHeading___Toc259226781"/></text:h>
      <text:list xml:id="list2010788752" text:continue-list="list697511064" text:style-name="WW8Num17">
        <text:list-item>
          <text:p text:style-name="P38">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8"><text:soft-page-break/>inlineNote are now called authorialNote, </text:p>
        </text:list-item>
        <text:list-item>
          <text:p text:style-name="P38">outOfLineNotes have been removed. </text:p>
        </text:list-item>
        <text:list-item>
          <text:p text:style-name="P38">Attribute <text:span text:style-name="Macchina_20_da_20_scrivere_20_HTML">placement</text:span> has been added. </text:p>
        </text:list-item>
        <text:list-item>
          <text:p text:style-name="P38">Attribute num has been renamed <text:span text:style-name="Macchina_20_da_20_scrivere_20_HTML">marker</text:span> and has become optional, given that sometimes one does not have any marker whatsoever for the note. </text:p>
        </text:list-item>
        <text:list-item>
          <text:p text:style-name="P38">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1">To summarize: </text:p>
      <text:list xml:id="list768744113" text:continue-numbering="true" text:style-name="WW8Num17">
        <text:list-item>
          <text:list>
            <text:list-item>
              <text:p text:style-name="P94">To place a note at the end of page, <text:span text:style-name="Macchina_20_da_20_scrivere_20_HTML">placement="bottom"</text:span> and no <text:span text:style-name="Macchina_20_da_20_scrivere_20_HTML">placementBase</text:span></text:p>
            </text:list-item>
            <text:list-item>
              <text:p text:style-name="P94">To place a note at the end of a document, <text:span text:style-name="Macchina_20_da_20_scrivere_20_HTML">placement="bottom"</text:span> and <text:span text:style-name="Macchina_20_da_20_scrivere_20_HTML">placementBase="#[document ID]"</text:span></text:p>
            </text:list-item>
            <text:list-item>
              <text:p text:style-name="P94">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4">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4">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4">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4">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5">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text:bookmark-start text:name="__RefHeading___Toc259226782"/>New subFlow pattern<text:bookmark-end text:name="__RefHeading___Toc259226782"/> </text:h>
      <text:list xml:id="list2019518935" text:continue-list="list2864021969658533095" text:style-name="WW8Num43">
        <text:list-item>
          <text:p text:style-name="P39">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text:bookmark-start text:name="__RefHeading___Toc259226783"/>Parallel speech<text:bookmark-end text:name="__RefHeading___Toc259226783"/></text:h>
      <text:list xml:id="list4250514036681463899" text:style-name="WW8Num51">
        <text:list-item>
          <text:p text:style-name="P96">Support for parallel speech elements was added. This happens through new values for the attribute status (that now include “translated”, “edited”, “verbatim”, <text:soft-page-break/>“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425274815" text:continue-list="list8098929937760037584" text:style-name="WW8Num36">
        <text:list-item>
          <text:p text:style-name="P21">multi-lingual documents that contain the same structures in different languages</text:p>
        </text:list-item>
        <text:list-item>
          <text:p text:style-name="P21">multi-version documents that contain the same structures in different versions</text:p>
        </text:list-item>
        <text:list-item>
          <text:p text:style-name="P21">multiple transcriptions, that contain the same speech in different transcriptions. For instance: </text:p>
        </text:list-item>
      </text:list>
      <text:p text:style-name="P98"><text:span text:style-name="Macchina_20_da_20_scrivere_20_HTML">&lt;speech id="sp1" by="#fv" status="verbatim"&gt;</text:span></text:p>
      <text:p text:style-name="P98"><text:span text:style-name="Macchina_20_da_20_scrivere_20_HTML"><text:s text:c="3"/>&lt;from&gt;Fabio Vitali&lt;/from&gt;</text:span></text:p>
      <text:p text:style-name="P98"><text:span text:style-name="Macchina_20_da_20_scrivere_20_HTML"><text:s text:c="3"/>&lt;p&gt;Questo è il mio discorso in Italiano&lt;/p&gt;</text:span></text:p>
      <text:p text:style-name="P98"><text:span text:style-name="Macchina_20_da_20_scrivere_20_HTML">&lt;/speech&gt;</text:span></text:p>
      <text:p text:style-name="P98"><text:span text:style-name="Macchina_20_da_20_scrivere_20_HTML">&lt;speech id="sp1-alt1" by="#fv" status="translated" alternativeTo="#sp1"&gt;</text:span></text:p>
      <text:p text:style-name="P98"><text:span text:style-name="Macchina_20_da_20_scrivere_20_HTML"><text:s text:c="3"/>&lt;from&gt;Fabio Vitali&lt;/from&gt;</text:span></text:p>
      <text:p text:style-name="P98"><text:span text:style-name="Macchina_20_da_20_scrivere_20_HTML"><text:s text:c="3"/>&lt;p&gt;This is my speech in Italian&lt;/p&gt;</text:span></text:p>
      <text:p text:style-name="P98"><text:span text:style-name="Macchina_20_da_20_scrivere_20_HTML">&lt;/speech&gt;</text:span></text:p>
      <text:h text:style-name="Heading_20_3" text:outline-level="3"><text:bookmark-start text:name="__RefHeading___Toc259226784"/>Votes and quorum<text:bookmark-end text:name="__RefHeading___Toc259226784"/> </text:h>
      <text:list xml:id="list1884824644" text:continue-list="list768744113" text:style-name="WW8Num17">
        <text:list-item>
          <text:p text:style-name="P38">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8">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9"><text:span text:style-name="Macchina_20_da_20_scrivere_20_HTML">&lt;parliamentary&gt;</text:span></text:p>
      <text:p text:style-name="P99"><text:span text:style-name="Macchina_20_da_20_scrivere_20_HTML"><text:s text:c="2"/>&lt;voting id="vot1" href="#smr1" refersTo="#billAppr" outcome="#approved"&gt;</text:span></text:p>
      <text:p text:style-name="P99"><text:span text:style-name="Macchina_20_da_20_scrivere_20_HTML"><text:tab/>&lt;quorum id="vot1-quo1" refersTo="#majority" value="50"/&gt;</text:span></text:p>
      <text:p text:style-name="P99"><text:span text:style-name="Macchina_20_da_20_scrivere_20_HTML"><text:tab/>&lt;count id="vot1-cnt1" refersTo="#yeah" href="#qt1" value="41"/&gt;</text:span></text:p>
      <text:p text:style-name="P99"><text:span text:style-name="Macchina_20_da_20_scrivere_20_HTML"><text:tab/>&lt;count id="vot1-cnt2" refersTo="#nay" href="#qt2" value="34"/&gt;</text:span></text:p>
      <text:p text:style-name="P99"><text:span text:style-name="Macchina_20_da_20_scrivere_20_HTML"><text:tab/>&lt;count id="vot1-cnt3" refersTo="#nulls" href="#span147" value="23"/&gt;</text:span></text:p>
      <text:p text:style-name="P99"><text:span text:style-name="Macchina_20_da_20_scrivere_20_HTML"><text:s text:c="2"/>&lt;/voting&gt;</text:span></text:p>
      <text:p text:style-name="P99"><text:span text:style-name="Macchina_20_da_20_scrivere_20_HTML">&lt;/parliamentary&gt;</text:span></text:p>
      <text:p text:style-name="P99"><text:span text:style-name="Macchina_20_da_20_scrivere_20_HTML">...</text:span></text:p>
      <text:p text:style-name="P99"><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text:bookmark-start text:name="__RefHeading___Toc259226785"/>Renumbering<text:bookmark-end text:name="__RefHeading___Toc259226785"/></text:h>
      <text:list xml:id="list656348693" text:continue-numbering="true" text:style-name="WW8Num17">
        <text:list-item>
          <text:p text:style-name="P38">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text:bookmark-start text:name="__RefHeading___Toc259226786"/><text:soft-page-break/>Changes in metadata sections<text:bookmark-end text:name="__RefHeading___Toc259226786"/></text:h>
      <text:list xml:id="list897028087" text:continue-numbering="true" text:style-name="WW8Num17">
        <text:list-item>
          <text:p text:style-name="P38">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8">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8">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8">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8">Element publication in the metadata is now optional (to allow for unpublished documents such as individual amendments).</text:p>
        </text:list-item>
        <text:list-item>
          <text:p text:style-name="P38">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8">A new attribute pos has been added in all argument elements so that they can now make a more precise reference to the elements to which they are attached. </text:p>
        </text:list-item>
      </text:list>
      <text:p text:style-name="Standard"/>
      <text:h text:style-name="Heading_20_3" text:outline-level="3"><text:bookmark-start text:name="__RefHeading___Toc259226787"/>Changes in introductory elements<text:bookmark-end text:name="__RefHeading___Toc259226787"/></text:h>
      <text:list xml:id="list980586124243653235" text:style-name="WW8Num15">
        <text:list-item>
          <text:p text:style-name="P97">New preface-level elements: Some new elements have been added to use in prefaces: <text:span text:style-name="Macchina_20_da_20_scrivere_20_HTML">docCommittee, docIntroducer, docStage, docStatus, docJurisdiction</text:span><text:span text:style-name="T7">,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7">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7">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text:bookmark-start text:name="__RefHeading___Toc259226788"/>New inline elements<text:bookmark-end text:name="__RefHeading___Toc259226788"/></text:h>
      <text:list xml:id="list6074810244617912990" text:style-name="WW8Num24">
        <text:list-item>
          <text:p text:style-name="P40">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0"><text:soft-page-break/>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0">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0">Element <text:span text:style-name="Macchina_20_da_20_scrivere_20_HTML">entity</text:span> is now fully a generic element and requires a <text:span text:style-name="Macchina_20_da_20_scrivere_20_HTML">name</text:span> attribute.</text:p>
        </text:list-item>
        <text:list-item>
          <text:p text:style-name="P40">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0">A new preface inline element has been added, affectedDoc, to specify the document which is affected by this amendment. </text:p>
        </text:list-item>
        <text:list-item>
          <text:p text:style-name="P40">A new inline element, <text:span text:style-name="Macchina_20_da_20_scrivere_20_HTML">relatedDoc</text:span>, has been added for the document discussed within report documents. </text:p>
        </text:list-item>
        <text:list-item>
          <text:p text:style-name="P40">A new inline element, <text:span text:style-name="Macchina_20_da_20_scrivere_20_HTML">change</text:span>, has been added for the changes contained in the face-to-face text of an amendment. </text:p>
        </text:list-item>
        <text:list-item>
          <text:p text:style-name="P40">A new HTML element, <text:span text:style-name="Macchina_20_da_20_scrivere_20_HTML">u</text:span>, has been added with similar use as in HTML, namely, to specify an underline. </text:p>
        </text:list-item>
        <text:list-item>
          <text:p text:style-name="P40">Element <text:span text:style-name="Macchina_20_da_20_scrivere_20_HTML">recordedTime</text:span> is now an inline element and not a marker anymore.</text:p>
        </text:list-item>
        <text:list-item>
          <text:p text:style-name="P40">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text:bookmark-start text:name="__RefHeading___Toc259226789"/>New hierarchical elements<text:bookmark-end text:name="__RefHeading___Toc259226789"/></text:h>
      <text:list xml:id="list1282103310" text:continue-list="list897028087" text:style-name="WW8Num17">
        <text:list-item>
          <text:p text:style-name="P38">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8">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8">Three new hierarchical elements have been added, <text:span text:style-name="Macchina_20_da_20_scrivere_20_HTML">alinea, point </text:span>and<text:span text:style-name="Macchina_20_da_20_scrivere_20_HTML"> indent</text:span>. </text:p>
        </text:list-item>
      </text:list>
      <text:h text:style-name="Heading_20_3" text:outline-level="3"><text:bookmark-start text:name="__RefHeading___Toc259226790"/>New speech elements<text:bookmark-end text:name="__RefHeading___Toc259226790"/></text:h>
      <text:list xml:id="list710218458" text:continue-numbering="true" text:style-name="WW8Num17">
        <text:list-item>
          <text:p text:style-name="P38">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ext:soft-page-break/>transcribed verbatim because of their scarce relevance, formulaic nature, or other reasons. E.g.: “Question put and agreed to”. </text:p>
        </text:list-item>
        <text:list-item>
          <text:p text:style-name="P38">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36">.</text:span></text:p>
        </text:list-item>
        <text:list-item>
          <text:p text:style-name="P38">Element <text:span text:style-name="Macchina_20_da_20_scrivere_20_HTML">from</text:span> was made optional. </text:p>
        </text:list-item>
        <text:list-item>
          <text:p text:style-name="P38">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text:bookmark-start text:name="__RefHeading___Toc259226791"/>Various other changes<text:bookmark-end text:name="__RefHeading___Toc259226791"/></text:h>
      <text:list xml:id="list81936875" text:continue-list="list4250514036681463899" text:style-name="WW8Num51">
        <text:list-item>
          <text:p text:style-name="P100">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100">Element <text:span text:style-name="Macchina_20_da_20_scrivere_20_HTML">intro</text:span> does not belong to the content model of element<text:span text:style-name="Macchina_20_da_20_scrivere_20_HTML"> component</text:span> anymore. </text:p>
        </text:list-item>
      </text:list>
      <text:list xml:id="list1256210617" text:continue-list="list710218458" text:style-name="WW8Num17">
        <text:list-item>
          <text:p text:style-name="P101">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151137271" text:continue-list="list81936875" text:style-name="WW8Num51">
        <text:list-item>
          <text:p text:style-name="P100"><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100"><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text:bookmark-start text:name="__RefHeading___Toc259226792"/>Differences between release 9/12/2009 and 21/10/2009<text:bookmark-end text:name="__RefHeading___Toc259226792"/></text:h>
      <text:p text:style-name="Standard">This release contains just two minor bug fixes: </text:p>
      <text:list xml:id="list762615086" text:continue-list="list1946635579" text:style-name="WW8Num34">
        <text:list-item>
          <text:p text:style-name="P37">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7">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text:bookmark-start text:name="__RefHeading___Toc259226793"/><text:soft-page-break/>Differences between release 21/10/2009 and 11/5/2009<text:bookmark-end text:name="__RefHeading___Toc259226793"/></text:h>
      <text:p text:style-name="Standard">This release contains some differences to previous versions regarding mainly the handling of judgments. Most differences regard metadata to analyze judgments, and only a few of them affect the document content. </text:p>
      <text:list xml:id="list572284988" text:continue-numbering="true" text:style-name="WW8Num34">
        <text:list-item>
          <text:p text:style-name="P37">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7">Speech-related containers such as <text:span text:style-name="tt">administrationOfOaths, declarationOfVote,</text:span> etc. have been added to the list of containers that can be specified anywhere. </text:p>
        </text:list-item>
        <text:list-item>
          <text:p text:style-name="P37">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7">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7">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7">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text:bookmark-start text:name="__RefHeading___Toc259226794"/>Differences between release 11/5/2009 and 16/3/2009<text:bookmark-end text:name="__RefHeading___Toc259226794"/></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586275357" text:continue-numbering="true" text:style-name="WW8Num34">
        <text:list-item>
          <text:p text:style-name="P37">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7"><text:soft-page-break/>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7">Complex types anyOther and anyOtherType, which were identical, have been brought together into one type, anyOtherType. All elements and attributes have been updated accordingly. </text:p>
        </text:list-item>
        <text:list-item>
          <text:p text:style-name="P37">Several reshuffles of relative position of definitions have been made. No difference in content has been performed, though. </text:p>
        </text:list-item>
      </text:list>
      <text:h text:style-name="Heading_20_2" text:outline-level="2"><text:bookmark-start text:name="__RefHeading___Toc259226795"/>Differences between release 16/3/2009 and 5/11/2008<text:bookmark-end text:name="__RefHeading___Toc259226795"/></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16">Many of these modifications are NOT backward-compatible. </text:span>These will be explicitly noted as such in the following. </text:p>
      <text:h text:style-name="Heading_20_3" text:outline-level="3"><text:bookmark-start text:name="__RefHeading___Toc259226796"/>Sidenotes and out of line texts<text:bookmark-end text:name="__RefHeading___Toc259226796"/></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2"><text:span text:style-name="Macchina_20_da_20_scrivere_20_HTML"><text:span text:style-name="T10">&lt;akomaNtoso xmlns="http://www.akomantoso.org/1.0"&gt;</text:span></text:span></text:p>
      <text:p text:style-name="P62"><text:span text:style-name="Macchina_20_da_20_scrivere_20_HTML"><text:span text:style-name="T10"><text:s text:c="4"/>&lt;act&gt;</text:span></text:span></text:p>
      <text:p text:style-name="P62"><text:span text:style-name="Macchina_20_da_20_scrivere_20_HTML"><text:span text:style-name="T10"><text:s text:c="8"/>...</text:span></text:span></text:p>
      <text:p text:style-name="P62"><text:span text:style-name="Macchina_20_da_20_scrivere_20_HTML"><text:span text:style-name="T10"><text:s text:c="8"/>&lt;body&gt;</text:span></text:span></text:p>
      <text:p text:style-name="P62"><text:span text:style-name="Macchina_20_da_20_scrivere_20_HTML"><text:span text:style-name="T10"><text:s text:c="12"/>&lt;section id="sect54.a"&gt;</text:span></text:span></text:p>
      <text:p text:style-name="P62"><text:span text:style-name="Macchina_20_da_20_scrivere_20_HTML"><text:span text:style-name="T10"><text:s text:c="16"/>&lt;num&gt;54A&lt;/num&gt;</text:span></text:span></text:p>
      <text:p text:style-name="P62"><text:span text:style-name="Macchina_20_da_20_scrivere_20_HTML"><text:span text:style-name="T10"><text:s text:c="16"/>&lt;heading&gt;Conduct of prosecutions.&lt;/heading&gt;</text:span></text:span></text:p>
      <text:p text:style-name="P62"><text:span text:style-name="Macchina_20_da_20_scrivere_20_HTML"><text:span text:style-name="T10"><text:s text:c="16"/>&lt;clause id="sect54.a-cla1"&gt;</text:span></text:span></text:p>
      <text:p text:style-name="P62"><text:span text:style-name="Macchina_20_da_20_scrivere_20_HTML"><text:span text:style-name="T10"><text:s text:c="20"/>&lt;num&gt;(1)&lt;/num&gt;</text:span></text:span></text:p>
      <text:p text:style-name="P62"><text:span text:style-name="Macchina_20_da_20_scrivere_20_HTML"><text:span text:style-name="T11"><text:s text:c="20"/>&lt;sideNote&gt;Cap 75.&lt;/sideNote&gt;</text:span></text:span></text:p>
      <text:p text:style-name="P62"><text:span text:style-name="Macchina_20_da_20_scrivere_20_HTML"><text:span text:style-name="T10"><text:s text:c="20"/>&lt;content&gt;</text:span></text:span></text:p>
      <text:p text:style-name="P62"><text:span text:style-name="Macchina_20_da_20_scrivere_20_HTML"><text:span text:style-name="T10"><text:s text:c="24"/>&lt;p&gt; Blah blah&lt;/p&gt;</text:span></text:span></text:p>
      <text:p text:style-name="P62"><text:span text:style-name="Macchina_20_da_20_scrivere_20_HTML"><text:span text:style-name="T10"><text:s text:c="20"/>&lt;/content&gt;</text:span></text:span></text:p>
      <text:p text:style-name="P62"><text:span text:style-name="Macchina_20_da_20_scrivere_20_HTML"><text:span text:style-name="T10"><text:s text:c="16"/>&lt;/clause&gt;</text:span></text:span></text:p>
      <text:p text:style-name="P62"><text:span text:style-name="Macchina_20_da_20_scrivere_20_HTML"><text:span text:style-name="T10"><text:s text:c="12"/>&lt;/section&gt;</text:span></text:span></text:p>
      <text:p text:style-name="P62"><text:span text:style-name="Macchina_20_da_20_scrivere_20_HTML"><text:span text:style-name="T10"><text:s text:c="8"/>&lt;/body&gt;</text:span></text:span></text:p>
      <text:p text:style-name="P62"><text:span text:style-name="Macchina_20_da_20_scrivere_20_HTML"><text:span text:style-name="T10"><text:s text:c="5"/>&lt;/act&gt;</text:span></text:span></text:p>
      <text:p text:style-name="P62"><text:span text:style-name="Macchina_20_da_20_scrivere_20_HTML"><text:span text:style-name="T10">&lt;/akomaNtoso&gt;</text:span></text:span></text:p>
      <text:p text:style-name="Standard">needs to become: </text:p>
      <text:p text:style-name="P62"><text:span text:style-name="Macchina_20_da_20_scrivere_20_HTML"><text:span text:style-name="T10">&lt;akomaNtoso xmlns="http://www.akomantoso.org/1.0"&gt;</text:span></text:span></text:p>
      <text:p text:style-name="P62"><text:span text:style-name="Macchina_20_da_20_scrivere_20_HTML"><text:span text:style-name="T10"><text:s text:c="4"/>&lt;act&gt;</text:span></text:span></text:p>
      <text:p text:style-name="P62"><text:span text:style-name="Macchina_20_da_20_scrivere_20_HTML"><text:span text:style-name="T10"><text:s text:c="8"/>...</text:span></text:span></text:p>
      <text:p text:style-name="P62"><text:span text:style-name="Macchina_20_da_20_scrivere_20_HTML"><text:span text:style-name="T10"><text:s text:c="8"/>&lt;body&gt;</text:span></text:span></text:p>
      <text:p text:style-name="P62"><text:span text:style-name="Macchina_20_da_20_scrivere_20_HTML"><text:span text:style-name="T10"><text:s text:c="12"/>&lt;section id="sect54.a"&gt;</text:span></text:span></text:p>
      <text:p text:style-name="P62"><text:span text:style-name="Macchina_20_da_20_scrivere_20_HTML"><text:span text:style-name="T10"><text:s text:c="16"/>&lt;num&gt;54A&lt;/num&gt;</text:span></text:span></text:p>
      <text:p text:style-name="P62"><text:span text:style-name="Macchina_20_da_20_scrivere_20_HTML"><text:span text:style-name="T10"><text:s text:c="16"/>&lt;heading&gt;Conduct of prosecutions.&lt;/heading&gt;</text:span></text:span></text:p>
      <text:p text:style-name="P62"><text:soft-page-break/><text:span text:style-name="Macchina_20_da_20_scrivere_20_HTML"><text:span text:style-name="T10"><text:s text:c="16"/>&lt;clause </text:span></text:span><text:span text:style-name="Macchina_20_da_20_scrivere_20_HTML"><text:span text:style-name="T11">id="sect54.a-cla1"</text:span></text:span><text:span text:style-name="Macchina_20_da_20_scrivere_20_HTML"><text:span text:style-name="T10">&gt;</text:span></text:span></text:p>
      <text:p text:style-name="P62"><text:span text:style-name="Macchina_20_da_20_scrivere_20_HTML"><text:span text:style-name="T10"><text:s text:c="20"/>&lt;num&gt;(1)&lt;/num&gt;</text:span></text:span></text:p>
      <text:p text:style-name="P62"><text:span text:style-name="Macchina_20_da_20_scrivere_20_HTML"><text:span text:style-name="T10"><text:s text:c="20"/>&lt;content&gt;</text:span></text:span></text:p>
      <text:p text:style-name="P62"><text:span text:style-name="Macchina_20_da_20_scrivere_20_HTML"><text:span text:style-name="T10"><text:s text:c="24"/>&lt;p&gt; Blah blah&lt;/p&gt;</text:span></text:span></text:p>
      <text:p text:style-name="P62"><text:span text:style-name="Macchina_20_da_20_scrivere_20_HTML"><text:span text:style-name="T10"><text:s text:c="20"/>&lt;/content&gt;</text:span></text:span></text:p>
      <text:p text:style-name="P62"><text:span text:style-name="Macchina_20_da_20_scrivere_20_HTML"><text:span text:style-name="T10"><text:s text:c="16"/>&lt;/clause&gt;</text:span></text:span></text:p>
      <text:p text:style-name="P62"><text:span text:style-name="Macchina_20_da_20_scrivere_20_HTML"><text:span text:style-name="T10"><text:s text:c="12"/>&lt;/section&gt;</text:span></text:span></text:p>
      <text:p text:style-name="P62"><text:span text:style-name="Macchina_20_da_20_scrivere_20_HTML"><text:span text:style-name="T10"><text:s text:c="8"/>&lt;/body&gt;</text:span></text:span></text:p>
      <text:p text:style-name="P62"><text:span text:style-name="Macchina_20_da_20_scrivere_20_HTML"><text:span text:style-name="T11"><text:s text:c="8"/>&lt;outOfLines&gt;</text:span></text:span></text:p>
      <text:p text:style-name="P62"><text:span text:style-name="Macchina_20_da_20_scrivere_20_HTML"><text:span text:style-name="T11"><text:s text:c="12"/>&lt;outOfLine id="out01" type="sideNote" href="#sect54.a-cla1"&gt;</text:span></text:span></text:p>
      <text:p text:style-name="P62"><text:span text:style-name="Macchina_20_da_20_scrivere_20_HTML"><text:span text:style-name="T11"><text:s text:c="16"/>&lt;p&gt;Cap 75.&lt;/p&gt;</text:span></text:span></text:p>
      <text:p text:style-name="P62"><text:span text:style-name="Macchina_20_da_20_scrivere_20_HTML"><text:span text:style-name="T11"><text:s text:c="12"/>&lt;/outOfLine&gt;</text:span></text:span></text:p>
      <text:p text:style-name="P62"><text:span text:style-name="Macchina_20_da_20_scrivere_20_HTML"><text:span text:style-name="T11"><text:s text:c="8"/>&lt;/outOfLines&gt;</text:span></text:span></text:p>
      <text:p text:style-name="P62"><text:span text:style-name="Macchina_20_da_20_scrivere_20_HTML"><text:span text:style-name="T10"><text:s text:c="4"/>&lt;/act&gt;</text:span></text:span></text:p>
      <text:p text:style-name="P62"><text:span text:style-name="Macchina_20_da_20_scrivere_20_HTML"><text:span text:style-name="T10">&lt;/akomaNtoso&gt;</text:span></text:span></text:p>
      <text:p text:style-name="Standard">Please note three issues: </text:p>
      <text:list xml:id="list1836667541" text:continue-numbering="true" text:style-name="WW8Num34">
        <text:list-item>
          <text:p text:style-name="P37">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7">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7">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16">NOT backward-compatible. Elements have been removed and a whole new section created in all types of documents.</text:span></text:p>
      <text:h text:style-name="Heading_20_3" text:outline-level="3"><text:bookmark-start text:name="__RefHeading___Toc259226797"/>Content model reorganization for speeches<text:bookmark-end text:name="__RefHeading___Toc259226797"/></text:h>
      <text:p text:style-name="P54">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16">IS backward-compatible. Content models have been expanded.</text:span></text:p>
      <text:h text:style-name="Heading_20_3" text:outline-level="3"><text:bookmark-start text:name="__RefHeading___Toc259226798"/>New inline elements<text:bookmark-end text:name="__RefHeading___Toc259226798"/></text:h>
      <text:p text:style-name="Standard">A number of new inline elements have been added to this release: </text:p>
      <text:list xml:id="list1402690880398935971" text:style-name="WW8Num46">
        <text:list-item>
          <text:p text:style-name="P41">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1">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1">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1"><text:soft-page-break/>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1">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16">IS backward-compatible. Elements have been added.</text:span></text:p>
      <text:h text:style-name="Heading_20_3" text:outline-level="3"><text:bookmark-start text:name="__RefHeading___Toc259226799"/>Judgement-specific and act-specific elements reunited<text:bookmark-end text:name="__RefHeading___Toc259226799"/></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16">NOT backward-compatible. Elements have been removed.</text:span></text:p>
      <text:h text:style-name="Heading_20_3" text:outline-level="3"><text:bookmark-start text:name="__RefHeading___Toc259226800"/>Name changes in metadata elements<text:bookmark-end text:name="__RefHeading___Toc259226800"/></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16">NOT backward-compatible. Element names have been changed.</text:span></text:p>
      <text:h text:style-name="Heading_20_3" text:outline-level="3"><text:bookmark-start text:name="__RefHeading___Toc259226801"/>Bug fixes<text:bookmark-end text:name="__RefHeading___Toc259226801"/></text:h>
      <text:list xml:id="list6783891084644327628" text:style-name="WW8Num20">
        <text:list-item>
          <text:p text:style-name="P42">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16">NOT backward-compatible. Attributes have been made required.</text:span></text:p>
        </text:list-item>
        <text:list-item>
          <text:p text:style-name="P42">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16">NOT backward-compatible, but minor.</text:span></text:p>
        </text:list-item>
      </text:list>
      <text:h text:style-name="Heading_20_2" text:outline-level="2"><text:bookmark-start text:name="__RefHeading___Toc259226802"/>Differences between release 5/11/2008 and release 3/3/2008<text:bookmark-end text:name="__RefHeading___Toc259226802"/></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text:soft-page-break/>change is thus fixing an overall problem of coherence in element naming, rather than a concrete problem of descriptiveness or completeness of the vocabulary. </text:p>
      <text:p text:style-name="Standard"/>
      <text:p text:style-name="P20">Content differences:</text:p>
      <text:list xml:id="list569534301" text:continue-list="list4585506341911194401" text:style-name="WW8Num14">
        <text:list-item>
          <text:p text:style-name="P33">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3">All Top Level Classes have now a proposed syntax for IDs (that was up to this day only mentioned as TBD). </text:p>
        </text:list-item>
        <text:list-item>
          <text:p text:style-name="P33">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3">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3">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3">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5">Case differences (specific to the camelCase release):</text:p>
      <text:list xml:id="list844132343" text:continue-numbering="true" text:style-name="WW8Num14">
        <text:list-item>
          <text:p text:style-name="P33">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7691421849405280099" text:style-name="WW8Num27">
        <text:list-item>
          <text:p text:style-name="P43">A name that is composed of a simple term is all in lowercase (e.g., <text:span text:style-name="Macchina_20_da_20_scrivere_20_HTML">section, act, publication</text:span>).</text:p>
        </text:list-item>
        <text:list-item>
          <text:p text:style-name="P43">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3">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410779781" text:continue-list="list844132343" text:style-name="WW8Num14">
        <text:list-item>
          <text:p text:style-name="P33">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3">17 elements have changed their case in order to adopt the camelCase approach: elements <text:span text:style-name="Macchina_20_da_20_scrivere_20_HTML">activeModifications, activeRef, akomaNtoso, attachmentOf, </text:span><text:soft-page-break/><text:span text:style-name="Macchina_20_da_20_scrivere_20_HTML">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text:bookmark-start text:name="__RefHeading___Toc259226803"/>Differences between release 3/3/2008 and 22/10/2007<text:bookmark-end text:name="__RefHeading___Toc259226803"/></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2">Most of the modifications accept and organize the proposal from Monica Palmirani in a document called “Common Open Standard for Judgments”. </text:p>
      <text:p text:style-name="Standard">Modifications unrelated to the judgment we find: </text:p>
      <text:list xml:id="list310086318" text:continue-numbering="true" text:style-name="WW8Num14">
        <text:list-item>
          <text:p text:style-name="P33">A new element for debate documents called <text:span text:style-name="Macchina_20_da_20_scrivere_20_HTML">DeclarationofVote</text:span></text:p>
        </text:list-item>
        <text:list-item>
          <text:p text:style-name="P33">A new element <text:span text:style-name="Macchina_20_da_20_scrivere_20_HTML">this</text:span> is added in all FRBR levels to report the URI of the specific component where the metadata block is found</text:p>
        </text:list-item>
        <text:list-item>
          <text:p text:style-name="P33">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3">Modifications related to the judgment as specified in Palmirani’s document are: </text:p>
      <text:list xml:id="list6220403938951582469" text:style-name="WW8Num23">
        <text:list-item>
          <text:p text:style-name="P44">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4">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4">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4">An additional metadata element, <text:span text:style-name="Macchina_20_da_20_scrivere_20_HTML">workflow</text:span>, and its repeatable child <text:span text:style-name="Macchina_20_da_20_scrivere_20_HTML">action</text:span> have been added. </text:p>
        </text:list-item>
      </text:list>
      <text:p text:style-name="P104">Some modifications diverge from Palmirani’s proposal, as follows:</text:p>
      <text:list xml:id="list3305816540810152363" text:style-name="WW8Num50">
        <text:list-item>
          <text:p text:style-name="P45">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5">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5">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4">Open issues are as follows: </text:p>
      <text:list xml:id="list6795827536197938608" text:style-name="WW8Num54">
        <text:list-item>
          <text:p text:style-name="P46">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37">http://en.wikipedia.org/wiki/Judgment_%28law%29</text:span></text:span></text:a><text:span text:style-name="T37">: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text:soft-page-break/>Zealand the form judgment is the preferred spelling in dictionaries, newspapers and legislation, although the variant judgement can also be found in all three categories. In South Africa, judgement is the more common form."</text:p>
        </text:list-item>
        <text:list-item>
          <text:p text:style-name="P46">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text:bookmark-start text:name="__RefHeading___Toc259226804"/>Differences between release 22/10/2007 and 17/09/2007<text:bookmark-end text:name="__RefHeading___Toc259226804"/></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323034448028600781" text:style-name="WW8Num19">
        <text:list-item>
          <text:p text:style-name="P47">Element <text:span text:style-name="Macchina_20_da_20_scrivere_20_HTML">clauses</text:span> has been renamed into <text:span text:style-name="Macchina_20_da_20_scrivere_20_HTML">body</text:span>. NOT BACKWARD COMPATIBLE</text:p>
        </text:list-item>
        <text:list-item>
          <text:p text:style-name="P47">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5">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7">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7">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7">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7">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7">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oft-page-break/><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7">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7">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7">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7">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7">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7">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7">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7">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7">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text:bookmark-start text:name="__RefHeading___Toc259226805"/>Differences between release 17/09/2007 and 08/06/2007<text:bookmark-end text:name="__RefHeading___Toc259226805"/></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text:bookmark-start text:name="__RefHeading___Toc259226806"/>Differences between release 08/06/2007 and 31/05/2007<text:bookmark-end text:name="__RefHeading___Toc259226806"/></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text:soft-page-break/>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text:bookmark-start text:name="__RefHeading___Toc259226807"/>Differences between release 31/05/2007 and 14/03/2007<text:bookmark-end text:name="__RefHeading___Toc2592268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text:bookmark-start text:name="__RefHeading___Toc259226808"/>Differences between release 14/03/2007 and 01/02/2007<text:bookmark-end text:name="__RefHeading___Toc259226808"/></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text:bookmark-start text:name="__RefHeading___Toc259226809"/>Differences between release 01/02/2007 and 23/11/2006<text:bookmark-end text:name="__RefHeading___Toc259226809"/></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16">Please note: </text:span>an intermediate, non official release dated 30/11/2006 already contains some of these modifications). </text:p>
      <text:list xml:id="list791566024515015595" text:style-name="WW8Num13">
        <text:list-item>
          <text:p text:style-name="P48">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8">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8">Element <text:span text:style-name="Macchina_20_da_20_scrivere_20_HTML">ActDate</text:span> now has a <text:span text:style-name="Macchina_20_da_20_scrivere_20_HTML">date</text:span> attribute for normalized dates. </text:p>
        </text:list-item>
        <text:list-item>
          <text:p text:style-name="P48">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text:bookmark-start text:name="__RefHeading___Toc259226810"/>Differences between release 23/11/2006 and 23/10/2006<text:bookmark-end text:name="__RefHeading___Toc259226810"/></text:h>
      <text:p text:style-name="Standard">A minor release covering mostly only the attributes and elements of the metadata section. </text:p>
      <text:list xml:id="list1826061030" text:continue-numbering="true" text:style-name="WW8Num13">
        <text:list-item>
          <text:p text:style-name="P48">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8"><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8"><text:soft-page-break/><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8"><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8">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8">A new textual modification has been added, <text:span text:style-name="Macchina_20_da_20_scrivere_20_HTML">Renumbering</text:span>. </text:p>
        </text:list-item>
        <text:list-item>
          <text:p text:style-name="P48">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8">The element <text:span text:style-name="Macchina_20_da_20_scrivere_20_HTML">condition</text:span> has now a new <text:span text:style-name="Macchina_20_da_20_scrivere_20_HTML">frozen</text:span> attribute. </text:p>
        </text:list-item>
      </text:list>
      <text:h text:style-name="Heading_20_2" text:outline-level="2"><text:bookmark-start text:name="__RefHeading___Toc259226811"/>Differences between release 23/10/2006 and 26/06/2006<text:bookmark-end text:name="__RefHeading___Toc259226811"/></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2305938512679328253" text:style-name="WW8Num38">
        <text:list-item>
          <text:p text:style-name="P49">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9">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9">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9">The attribute <text:span text:style-name="Macchina_20_da_20_scrivere_20_HTML">numbering</text:span> has been removed because of doubts of its real usefulness. Can be reinstated if found needed. </text:p>
        </text:list-item>
        <text:list-item>
          <text:p text:style-name="P49">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9">The content model of all metadata elements has been simplified removing the attributes for style and enactment that made little sense for them. </text:p>
        </text:list-item>
        <text:list-item>
          <text:p text:style-name="P49">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9">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9"><text:soft-page-break/>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9">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9">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9"><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9"><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text:bookmark-start text:name="__RefHeading___Toc259226812"/>Differences between release 26/06/2006 and 16/05/2006<text:bookmark-end text:name="__RefHeading___Toc259226812"/></text:h>
      <text:p text:style-name="Standard">Only a few bug fixes: </text:p>
      <text:list xml:id="list3089634971597483823" text:style-name="WW8Num26">
        <text:list-item>
          <text:p text:style-name="P50">The <text:span text:style-name="Macchina_20_da_20_scrivere_20_HTML">mod</text:span> element has been included in the list of inline elements and now can actually be used.</text:p>
        </text:list-item>
        <text:list-item>
          <text:p text:style-name="P50">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0">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text:bookmark-start text:name="__RefHeading___Toc259226813"/>Differences between release 16/05/2006 and 25/04/2006<text:bookmark-end text:name="__RefHeading___Toc259226813"/></text:h>
      <text:list xml:id="list2864716045136696049" text:style-name="WW8Num33">
        <text:list-item>
          <text:p text:style-name="P51">The content model of the debate now has also answers and others and comments. </text:p>
        </text:list-item>
        <text:list-item>
          <text:p text:style-name="P51">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1">Ids in speeches, questions, answers, and others is now optional instead of required. </text:p>
        </text:list-item>
        <text:list-item>
          <text:p text:style-name="P51">The <text:span text:style-name="T38">li</text:span> element now allows also paragraphs (<text:span text:style-name="T38">p</text:span> elements)</text:p>
        </text:list-item>
        <text:list-item>
          <text:p text:style-name="P5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1">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1"><text:soft-page-break/>The whole description of naming of resources has been completely rethought and rewritten. This is reflected in section 10 of this document. </text:p>
        </text:list-item>
      </text:list>
      <text:h text:style-name="Heading_20_2" text:outline-level="2"><text:bookmark-start text:name="__RefHeading___Toc259226814"/>Differences between release 25/04/2006 and release 15/01/2006<text:bookmark-end text:name="__RefHeading___Toc259226814"/></text:h>
      <text:list xml:id="list9201978177919353326" text:style-name="WW8Num31">
        <text:list-item>
          <text:p text:style-name="P52">All references to PAPI have been removed and substituted with Akoma Ntoso, both in the schema documents and the documentation (in the following forms: <text:span text:style-name="code">akomantoso</text:span>, AKOMA NTOSO, and AN). </text:p>
        </text:list-item>
        <text:list-item>
          <text:p text:style-name="P52">After registering the proper domain name, the namespace for Akoma Ntoso documents is now <text:span text:style-name="code">http://www.akomantoso.org/1.0</text:span>. </text:p>
        </text:list-item>
        <text:list-item>
          <text:p text:style-name="P52">All references to equivalences, both in the schema documents and documentation, have been removed. Schema is now fully and exclusively in English. </text:p>
        </text:list-item>
      </text:list>
      <text:h text:style-name="Heading_20_2" text:outline-level="2"><text:bookmark-start text:name="__RefHeading___Toc259226815"/>Differences between release 15/01/2006 and release 15/11/2005<text:bookmark-end text:name="__RefHeading___Toc259226815"/></text:h>
      <text:list xml:id="list4925722470864131260" text:style-name="WW8Num39">
        <text:list-item>
          <text:p text:style-name="P53">PAPI is now <text:span text:style-name="T16">really </text:span>specified as version 1.0 instead of 2.0. Correspondingly, the namespace for this document class is now <text:span text:style-name="T16">really </text:span>defined as <text:span text:style-name="code">http://www.parliaments.info/PAPI/1.0</text:span>.</text:p>
        </text:list-item>
        <text:list-item>
          <text:p text:style-name="P53">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3">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3">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3">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3">A new element <text:span text:style-name="code">&lt;subtitle&gt;</text:span> has been added for hierarchical structures that contain subtitles in addition to number and title. </text:p>
        </text:list-item>
        <text:list-item>
          <text:p text:style-name="P53">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3">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3">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ext:soft-page-break/>the marker pattern, in order to avoid improper display of their values by unsuspecting XSLT stylesheets. </text:p>
        </text:list-item>
      </text:list>
      <text:h text:style-name="Heading_20_2" text:outline-level="2"><text:bookmark-start text:name="__RefHeading___Toc259226816"/>Differences between release 15/11/2005 and release 15/09/2005<text:bookmark-end text:name="__RefHeading___Toc259226816"/> </text:h>
      <text:list xml:id="list664940991" text:continue-numbering="true" text:style-name="WW8Num39">
        <text:list-item>
          <text:p text:style-name="P53">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3">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3">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3">A new marker element has been added, <text:span text:style-name="code">recordedTime</text:span>, to handle the specification, anywhere in the text, of the moment in which the remark, agenda item or question was proposed. </text:p>
        </text:list-item>
        <text:list-item>
          <text:p text:style-name="P53">A new section of meta elements has been added, <text:span text:style-name="code">persons</text:span>, to list all the people whose remarks have been recorded in the minutes or reports. </text:p>
        </text:list-item>
        <text:list-item>
          <text:p text:style-name="P53">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orphans="2" fo:widows="2"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0.5453in"/>
          <style:tab-stop style:position="6.3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9846in" fo:margin-right="0in" fo:margin-top="0.0138in" fo:margin-bottom="0in" fo:text-align="start" style:justify-single-word="false" fo:text-indent="-0.3937in" style:auto-text-indent="false">
        <style:tab-stops>
          <style:tab-stop style:position="0.9484in"/>
          <style:tab-stop style:position="1.0634in"/>
          <style:tab-stop style:position="6.3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4571in"/>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1pt" fo:language="en" fo:country="GB" style:font-size-asian="11pt" style:font-name-complex="Symbol" style:font-size-complex="11pt"/>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text-properties fo:font-size="13pt" fo:font-style="italic" fo:font-weight="bold" style:font-size-asian="13pt" style:font-style-asian="italic" style:font-weight-asian="bold"/>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fo:font-size="11pt" style:font-size-asian="11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font-size-complex="12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fo:color="#993300" style:font-name="Symbol" fo:language="en" fo:country="US" style:font-name-complex="Symbol" style:font-size-complex="12pt"/>
    </style:style>
    <style:style style:name="WW8Num17z1" style:family="text">
      <style:text-properties style:font-name="Courier New" fo:language="en" fo:country="US" style:font-name-complex="Courier New"/>
    </style:style>
    <style:style style:name="WW8Num17z2" style:family="text">
      <style:text-properties style:font-name="Wingdings" fo:language="en" fo:country="U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fo:language="en" fo:country="U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2" style:family="text"/>
    <style:style style:name="WW8Num25z3" style:family="text">
      <style:text-properties style:font-name="Symbol" fo:language="en" fo:country="US" style:font-name-complex="Symbol"/>
    </style:style>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3" style:family="text">
      <style:text-properties style:font-name="Symbol" style:font-name-complex="Symbol"/>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27z4" style:family="text">
      <style:text-properties style:font-name="Courier New" style:font-name-complex="Courier New"/>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9z0" style:family="text">
      <style:text-properties style:font-name="Symbol" fo:font-size="10pt" style:font-size-asian="10pt" style:font-name-complex="Symbol"/>
    </style:style>
    <style:style style:name="WW8Num29z1" style:family="text">
      <style:text-properties fo:color="#000000" style:font-name-asian="Times New Roman" style:font-size-complex="12pt"/>
    </style:style>
    <style:style style:name="WW8Num29z2" style:family="text">
      <style:text-properties style:font-name="Wingdings" fo:font-size="10pt" style:font-size-asian="10pt"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Wingdings" style:font-name-complex="Wingdings"/>
    </style:style>
    <style:style style:name="WW8Num31z1" style:family="text">
      <style:text-properties style:font-name="Courier New" style:font-name-complex="Courier New"/>
    </style:style>
    <style:style style:name="WW8Num31z3" style:family="text">
      <style:text-properties style:font-name="Symbol" style:font-name-complex="Symbol"/>
    </style:style>
    <style:style style:name="WW8Num32z0" style:family="text">
      <style:text-properties style:font-name="Wingdings" style:font-name-complex="Wingdings"/>
    </style:style>
    <style:style style:name="WW8Num32z1" style:family="text">
      <style:text-properties style:font-name="Symbol" style:font-name-asian="Times" style:font-name-complex="Times New Roman"/>
    </style:style>
    <style:style style:name="WW8Num32z3" style:family="text">
      <style:text-properties style:font-name="Symbol" style:font-name-complex="Symbol"/>
    </style:style>
    <style:style style:name="WW8Num32z4" style:family="text">
      <style:text-properties style:font-name="Courier New" style:font-name-complex="Courier New"/>
    </style:style>
    <style:style style:name="WW8Num33z0" style:family="text">
      <style:text-properties style:font-name="Wingdings" style:font-name-complex="Wingdings"/>
    </style:style>
    <style:style style:name="WW8Num33z1" style:family="text">
      <style:text-properties style:font-name="Courier New" style:font-name-complex="Courier New"/>
    </style:style>
    <style:style style:name="WW8Num33z3" style:family="text">
      <style:text-properties style:font-name="Symbol" style:font-name-complex="Symbol"/>
    </style:style>
    <style:style style:name="WW8Num34z0" style:family="text">
      <style:text-properties style:font-name="Wingdings" fo:font-size="11pt" fo:language="en" fo:country="GB" style:font-size-asian="11pt" style:font-name-complex="Wingdings" style:font-size-complex="11pt"/>
    </style:style>
    <style:style style:name="WW8Num34z1" style:family="text">
      <style:text-properties style:font-name="Courier New" style:font-name-complex="Courier New"/>
    </style:style>
    <style:style style:name="WW8Num34z3" style:family="text">
      <style:text-properties style:font-name="Symbol" style:font-name-comple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fo:color="#000000" style:font-name="Symbol" style:font-name-complex="Symbol" style:font-size-complex="12pt"/>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1pt" fo:language="en" fo:country="GB" style:font-size-asian="11pt" style:font-name-complex="Symbol" style:font-size-complex="11pt"/>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5z0" style:family="text">
      <style:text-properties style:font-name="Wingdings" style:font-name-complex="Wingdings"/>
    </style:style>
    <style:style style:name="WW8Num45z1" style:family="text">
      <style:text-properties style:font-name="Courier New" style:font-name-complex="Courier New"/>
    </style:style>
    <style:style style:name="WW8Num45z3" style:family="text">
      <style:text-properties style:font-name="Symbol" style:font-name-complex="Symbol"/>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Wingdings" style:font-name-complex="Wingdings"/>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49z0" style:family="text">
      <style:text-properties style:font-name="Wingdings" style:font-name-complex="Wingdings"/>
    </style:style>
    <style:style style:name="WW8Num49z1" style:family="text">
      <style:text-properties style:font-name="Courier New" style:font-name-complex="Courier New"/>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5z0" style:family="text">
      <style:text-properties style:font-name="Wingdings" style:font-name-complex="Wingdings"/>
    </style:style>
    <style:style style:name="WW8Num55z1" style:family="text">
      <style:text-properties style:font-name="Courier New" style:font-name-complex="Courier New"/>
    </style:style>
    <style:style style:name="WW8Num55z3" style:family="text">
      <style:text-properties style:font-name="Symbol" style:font-name-complex="Symbol"/>
    </style:style>
    <style:style style:name="WW8Num56z0" style:family="text">
      <style:text-properties style:font-name="Symbol" style:font-name-complex="Symbol"/>
    </style:style>
    <style:style style:name="WW8Num56z1" style:family="text">
      <style:text-properties style:font-name="Courier New" style:font-name-complex="Courier New"/>
    </style:style>
    <style:style style:name="WW8Num56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size="12pt" fo:language="en" fo:country="US" fo:font-style="italic" style:font-size-asian="12pt" style:font-style-asian="italic" style:font-name-complex="Times New Roman"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7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37z1"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text:style-name="WW8Num37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37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37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37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37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37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37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fo:text-indent="-0.4028in" fo:margin-left="1.1528in"/>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7z1"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text:style-name="WW8Num3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7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47z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47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47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47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47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47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47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text:style-name="WW8Num52z0"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text:style-name="WW8Num52z0"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text:style-name="WW8Num52z3"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text:style-name="WW8Num52z6"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text:style-name="WW8Num53z0"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53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53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6:15:00</meta:creation-date>
    <dc:creator>Fabio Vitali</dc:creator>
    <dc:date>2014-04-16T03:49:00</dc:date>
    <meta:editing-cycles>180</meta:editing-cycles>
    <meta:editing-duration>P5DT4H19M</meta:editing-duration>
    <meta:document-statistic meta:table-count="1" meta:image-count="0" meta:object-count="0" meta:page-count="139" meta:paragraph-count="1282" meta:word-count="31488" meta:character-count="202082"/>
    <meta:generator>OpenOffice/4.0.0$Unix OpenOffice.org_project/400m3$Build-9702</meta:generator>
  </office:meta>
</office:document-meta>
</file>